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2.098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09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5.081cm" fo:min-width="8.884cm"/>
    </style:style>
    <style:style style:name="gr8" style:family="graphic" style:parent-style-name="standard">
      <style:graphic-properties draw:stroke="none" draw:fill-color="#ff3333" draw:textarea-horizontal-align="justify" draw:textarea-vertical-align="middle" draw:auto-grow-height="false" fo:min-height="0.25cm" fo:min-width="0.41cm"/>
    </style:style>
    <style:style style:name="gr9" style:family="graphic" style:parent-style-name="standard">
      <style:graphic-properties draw:stroke="none" draw:fill-color="#66ffff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draw:fill-color="#9900ff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none" draw:fill-color="#6666ff" draw:textarea-horizontal-align="justify" draw:textarea-vertical-align="middle" draw:auto-grow-height="false" fo:min-height="0.25cm" fo:min-width="0.409cm"/>
    </style:style>
    <style:style style:name="gr12" style:family="graphic" style:parent-style-name="standard">
      <style:graphic-properties draw:stroke="none" draw:fill-color="#6666ff" draw:textarea-horizontal-align="justify" draw:textarea-vertical-align="middle" draw:auto-grow-height="false" fo:min-height="0.25cm" fo:min-width="0.801cm"/>
    </style:style>
    <style:style style:name="gr13" style:family="graphic" style:parent-style-name="standard">
      <style:graphic-properties draw:stroke="none" draw:fill-color="#ff3333" draw:textarea-horizontal-align="justify" draw:textarea-vertical-align="middle" draw:auto-grow-height="false" fo:min-height="0.25cm" fo:min-width="0.8cm"/>
    </style:style>
    <style:style style:name="gr14" style:family="graphic" style:parent-style-name="standard">
      <style:graphic-properties draw:stroke="none" svg:stroke-color="#000000" draw:fill-color="#66ffff" draw:textarea-horizontal-align="justify" draw:textarea-vertical-align="middle" draw:auto-grow-height="false" fo:min-height="0.25cm" fo:min-width="0.099cm"/>
    </style:style>
    <style:style style:name="gr15" style:family="graphic" style:parent-style-name="objectwithoutfill">
      <style:graphic-properties svg:stroke-width="0.028cm" svg:stroke-color="#ff3333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35cm" svg:stroke-color="#66ffff" draw:marker-start-width="0.252cm" draw:marker-end="Symmetric_20_Arrow" draw:marker-end-width="0.1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28cm" svg:stroke-color="#66ffff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18cm" svg:stroke-color="#66ffff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svg:stroke-width="0.028cm" svg:stroke-color="#9900ff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9900ff" draw:marker-start-width="0.242cm" draw:marker-end-width="0.242cm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9900ff" draw:marker-start-width="0.242cm" draw:marker-end-width="0.1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18cm" svg:stroke-color="#6666ff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svg:stroke-width="0.018cm" svg:stroke-color="#ff3333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cm" svg:stroke-color="#6666ff" draw:marker-start-width="0.208cm" draw:marker-end="Symmetric_20_Arrow" draw:marker-end-width="0.108cm" draw:fill="none" draw:textarea-vertical-align="middle" fo:padding-top="0.13cm" fo:padding-bottom="0.13cm" fo:padding-left="0.255cm" fo:padding-right="0.255cm"/>
    </style:style>
    <style:style style:name="gr25" style:family="graphic" style:parent-style-name="standard">
      <style:graphic-properties draw:stroke="solid" svg:stroke-color="#6666ff" draw:fill="none" draw:fill-color="#ffffff" draw:textarea-horizontal-align="left" draw:auto-grow-height="true" draw:auto-grow-width="true" fo:min-height="0.779cm" fo:min-width="1.719cm"/>
    </style:style>
    <style:style style:name="gr26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779cm" fo:min-width="1.626cm"/>
    </style:style>
    <style:style style:name="gr27" style:family="graphic" style:parent-style-name="objectwithoutfill">
      <style:graphic-properties svg:stroke-width="0.01cm" svg:stroke-color="#6666ff" draw:marker-start-width="0.208cm" draw:marker-end-width="0.108cm" draw:fill="none" draw:textarea-vertical-align="middle" fo:padding-top="0.13cm" fo:padding-bottom="0.13cm" fo:padding-left="0.255cm" fo:padding-right="0.255cm"/>
    </style:style>
    <style:style style:name="gr28" style:family="graphic" style:parent-style-name="objectwithoutfill">
      <style:graphic-properties svg:stroke-width="0.01cm" svg:stroke-color="#ff3333" draw:marker-start-width="0.208cm" draw:marker-end-width="0.108cm" draw:fill="none" draw:textarea-vertical-align="middle" fo:padding-top="0.13cm" fo:padding-bottom="0.13cm" fo:padding-left="0.255cm" fo:padding-right="0.255cm"/>
    </style:style>
    <style:style style:name="gr29" style:family="graphic" style:parent-style-name="objectwithoutfill">
      <style:graphic-properties svg:stroke-width="0.01cm" svg:stroke-color="#ff3333" draw:marker-start-width="0.208cm" draw:marker-end="Symmetric_20_Arrow" draw:marker-end-width="0.108cm" draw:fill="none" draw:textarea-vertical-align="middle" fo:padding-top="0.13cm" fo:padding-bottom="0.13cm" fo:padding-left="0.255cm" fo:padding-right="0.255cm"/>
    </style:style>
    <style:style style:name="gr30" style:family="graphic" style:parent-style-name="objectwithoutfill">
      <style:graphic-properties svg:stroke-width="0.106cm" svg:stroke-color="#66ffff" draw:marker-start-width="0.358cm" draw:marker-end="Symmetric_20_Arrow" draw:marker-end-width="0.2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5cm" fo:min-width="1.3cm"/>
    </style:style>
    <style:style style:name="gr32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svg:stroke-width="0.028cm" svg:stroke-color="#9900ff" draw:marker-start-width="0.242cm" draw:marker-end-width="0.242cm" svg:stroke-linecap="square" draw:textarea-vertical-align="middle" fo:padding-top="0.139cm" fo:padding-bottom="0.139cm" fo:padding-left="0.264cm" fo:padding-right="0.264cm"/>
    </style:style>
    <style:style style:name="gr34" style:family="graphic" style:parent-style-name="objectwithoutfill">
      <style:graphic-properties svg:stroke-width="0.018cm" svg:stroke-color="#9900ff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cm" svg:stroke-color="#ff3333" draw:marker-start-width="0.208cm" draw:marker-end="Symmetric_20_Arrow" draw:marker-end-width="0.11cm" draw:fill="none" draw:textarea-vertical-align="middle" fo:padding-top="0.13cm" fo:padding-bottom="0.13cm" fo:padding-left="0.255cm" fo:padding-right="0.255cm"/>
    </style:style>
    <style:style style:name="gr3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ff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0.766cm"/>
    </style:style>
    <style:style style:name="gr39" style:family="graphic" style:parent-style-name="standard">
      <style:graphic-properties draw:stroke="none" draw:fill-color="#66ffff" draw:textarea-vertical-align="middle"/>
    </style:style>
    <style:style style:name="gr40" style:family="graphic" style:parent-style-name="standard">
      <style:graphic-properties draw:stroke="none" draw:fill-color="#66ffff" draw:textarea-vertical-align="middle" fo:padding-top="0cm" fo:padding-bottom="0cm"/>
    </style:style>
    <style:style style:name="gr41" style:family="graphic" style:parent-style-name="standard">
      <style:graphic-properties draw:stroke="none" draw:fill-color="#ff3333" draw:textarea-vertical-align="middle"/>
    </style:style>
    <style:style style:name="gr42" style:family="graphic" style:parent-style-name="objectwithoutfill">
      <style:graphic-properties draw:stroke="none" draw:fill="none" draw:textarea-vertical-align="middle"/>
    </style:style>
    <style:style style:name="gr43" style:family="graphic" style:parent-style-name="standard">
      <style:graphic-properties draw:stroke="none" draw:fill-color="#9900ff" draw:textarea-vertical-align="middle"/>
    </style:style>
    <style:style style:name="gr44" style:family="graphic" style:parent-style-name="standard">
      <style:graphic-properties draw:stroke="none" draw:fill-color="#6666ff" draw:textarea-vertical-align="middle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0.75cm" fo:min-width="0cm"/>
    </style:style>
    <style:style style:name="gr46" style:family="graphic" style:parent-style-name="objectwithoutfill">
      <style:graphic-properties svg:stroke-width="0.106cm" svg:stroke-color="#66ffff" draw:marker-start-width="0.358cm" draw:marker-end="Symmetric_20_Arrow" draw:marker-end-width="0.26cm" draw:fill="none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4.101cm" fo:min-width="0cm"/>
    </style:style>
    <style:style style:name="gr48" style:family="graphic" style:parent-style-name="standard">
      <style:graphic-properties draw:stroke="dash" draw:stroke-dash="Ultrafine_20_Dashed" draw:fill-color="#ffffff" draw:textarea-vertical-align="middle"/>
    </style:style>
    <style:style style:name="gr49" style:family="graphic" style:parent-style-name="standard">
      <style:graphic-properties draw:stroke="dash" draw:stroke-dash="Ultrafine_20_Dashed" draw:fill-color="#ffffff" draw:textarea-vertical-align="middle" fo:padding-top="0cm" fo:padding-bottom="0cm"/>
    </style:style>
    <style:style style:name="gr50" style:family="graphic" style:parent-style-name="standard">
      <style:graphic-properties draw:stroke="dash" draw:stroke-dash="Ultrafine_20_Dashed" svg:stroke-color="#66ffff" draw:fill-color="#ffffff" draw:textarea-vertical-align="middle"/>
    </style:style>
    <style:style style:name="gr51" style:family="graphic" style:parent-style-name="standard">
      <style:graphic-properties draw:stroke="dash" draw:stroke-dash="Ultrafine_20_Dashed" svg:stroke-color="#66ffff" draw:fill-color="#ffffff" draw:textarea-vertical-align="middle" fo:padding-top="0cm" fo:padding-bottom="0cm"/>
    </style:style>
    <style:style style:name="gr52" style:family="graphic" style:parent-style-name="standard">
      <style:graphic-properties draw:stroke="dash" draw:stroke-dash="Ultrafine_20_Dashed" svg:stroke-color="#ff3333" draw:fill-color="#ffffff" draw:textarea-vertical-align="middle"/>
    </style:style>
    <style:style style:name="gr53" style:family="graphic" style:parent-style-name="standard">
      <style:graphic-properties draw:stroke="none" draw:fill-color="#ff3333" draw:opacity="50%" draw:textarea-horizontal-align="center" draw:textarea-vertical-align="middle"/>
    </style:style>
    <style:style style:name="gr54" style:family="graphic" style:parent-style-name="standard">
      <style:graphic-properties draw:stroke="none" draw:fill-color="#6666ff" draw:opacity="50%" draw:textarea-horizontal-align="center" draw:textarea-vertical-align="middle"/>
    </style:style>
    <style:style style:name="gr55" style:family="graphic" style:parent-style-name="standard">
      <style:graphic-properties draw:stroke="none" draw:fill-color="#66ffff" draw:opacity="50%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-color="#66ffff" draw:opacity="50%" draw:textarea-horizontal-align="center" draw:textarea-vertical-align="middle"/>
    </style:style>
    <style:style style:name="gr57" style:family="graphic" style:parent-style-name="objectwithoutfill">
      <style:graphic-properties draw:stroke="dash" draw:stroke-dash="Ultrafine_20_Dashed" svg:stroke-width="0.01cm" svg:stroke-color="#ff3333" draw:marker-start-width="0.208cm" draw:marker-end="Symmetric_20_Arrow" draw:marker-end-width="0.108cm" draw:fill="none" draw:textarea-vertical-align="middle" fo:padding-top="0.13cm" fo:padding-bottom="0.13cm" fo:padding-left="0.255cm" fo:padding-right="0.255cm"/>
    </style:style>
    <style:style style:name="gr58" style:family="graphic" style:parent-style-name="objectwithoutfill">
      <style:graphic-properties draw:stroke="dash" draw:stroke-dash="Ultrafine_20_Dashed" svg:stroke-width="0.01cm" svg:stroke-color="#ff3333" draw:marker-start-width="0.208cm" draw:marker-end="Symmetric_20_Arrow" draw:marker-end-width="0.11cm" draw:fill="none" draw:textarea-vertical-align="middle" fo:padding-top="0.13cm" fo:padding-bottom="0.13cm" fo:padding-left="0.255cm" fo:padding-right="0.255cm"/>
    </style:style>
    <style:style style:name="gr59" style:family="graphic" style:parent-style-name="objectwithoutfill">
      <style:graphic-properties draw:stroke="dash" draw:stroke-dash="Ultrafine_20_Dashed" svg:stroke-width="0.028cm" svg:stroke-color="#66ffff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60" style:family="graphic" style:parent-style-name="objectwithoutfill">
      <style:graphic-properties draw:stroke="dash" draw:stroke-dash="Ultrafine_20_Dashed" svg:stroke-width="0.018cm" svg:stroke-color="#66ffff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6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716cm" fo:min-width="2.066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716cm" fo:min-width="2.067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width="0.035cm" svg:stroke-color="#808080" draw:marker-start-width="0.252cm" draw:marker-end="Symmetric_20_Arrow" draw:marker-end-width="0.152cm" draw:fill="none" draw:textarea-vertical-align="middle" fo:padding-top="0.142cm" fo:padding-bottom="0.142cm" fo:padding-left="0.267cm" fo:padding-right="0.267cm"/>
    </style:style>
    <style:style style:name="gr65" style:family="graphic" style:parent-style-name="objectwithoutfill">
      <style:graphic-properties svg:stroke-width="0.028cm" svg:stroke-color="#80808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66" style:family="graphic" style:parent-style-name="standard">
      <style:graphic-properties svg:stroke-width="0.028cm" svg:stroke-color="#808080" draw:marker-start-width="0.242cm" draw:marker-end-width="0.242cm" svg:stroke-linecap="squar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28cm" svg:stroke-color="#808080" draw:marker-start-width="0.242cm" draw:marker-end-width="0.142cm" draw:fill="none" draw:textarea-vertical-align="middle" fo:padding-top="0.139cm" fo:padding-bottom="0.139cm" fo:padding-left="0.264cm" fo:padding-right="0.264cm"/>
    </style:style>
    <style:style style:name="gr68" style:family="graphic" style:parent-style-name="objectwithoutfill">
      <style:graphic-properties svg:stroke-width="0.018cm" svg:stroke-color="#80808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svg:stroke-width="0.01cm" svg:stroke-color="#808080" draw:marker-start-width="0.208cm" draw:marker-end-width="0.108cm" draw:fill="none" draw:textarea-vertical-align="middle" fo:padding-top="0.13cm" fo:padding-bottom="0.13cm" fo:padding-left="0.255cm" fo:padding-right="0.255cm"/>
    </style:style>
    <style:style style:name="gr70" style:family="graphic" style:parent-style-name="objectwithoutfill">
      <style:graphic-properties svg:stroke-width="0.01cm" svg:stroke-color="#808080" draw:marker-start-width="0.208cm" draw:marker-end="Symmetric_20_Arrow" draw:marker-end-width="0.108cm" draw:fill="none" draw:textarea-vertical-align="middle" fo:padding-top="0.13cm" fo:padding-bottom="0.13cm" fo:padding-left="0.255cm" fo:padding-right="0.255cm"/>
    </style:style>
    <style:style style:name="gr71" style:family="graphic" style:parent-style-name="standard">
      <style:graphic-properties draw:stroke="none" draw:fill="solid" draw:fill-color="#333333" draw:textarea-vertical-align="middle"/>
    </style:style>
    <style:style style:name="gr72" style:family="graphic" style:parent-style-name="standard">
      <style:graphic-properties draw:stroke="none" draw:fill-color="#333333" draw:textarea-vertical-align="middle"/>
    </style:style>
    <style:style style:name="gr73" style:family="graphic" style:parent-style-name="standard">
      <style:graphic-properties draw:stroke="solid" draw:stroke-dash="Ultrafine_20_Dashed" svg:stroke-color="#000000" draw:fill-color="#ffffff" draw:textarea-vertical-align="middle"/>
    </style:style>
    <style:style style:name="gr74" style:family="graphic" style:parent-style-name="standard">
      <style:graphic-properties draw:stroke="solid" draw:stroke-dash="Ultrafine_20_Dashed" svg:stroke-color="#000000" draw:fill-color="#ffffff" draw:textarea-vertical-align="middle" fo:padding-top="0cm" fo:padding-bottom="0cm"/>
    </style:style>
    <style:style style:name="gr75" style:family="graphic" style:parent-style-name="standard">
      <style:graphic-properties draw:stroke="none" draw:fill="solid" draw:fill-color="#333333" draw:textarea-vertical-align="middle" fo:padding-top="0cm" fo:padding-bottom="0cm"/>
    </style:style>
    <style:style style:name="gr76" style:family="graphic" style:parent-style-name="objectwithoutfill">
      <style:graphic-properties svg:stroke-width="0.106cm" svg:stroke-color="#808080" draw:marker-start-width="0.358cm" draw:marker-end="Symmetric_20_Arrow" draw:marker-end-width="0.26cm" draw:fill="none" draw:textarea-vertical-align="middle" fo:padding-top="0.177cm" fo:padding-bottom="0.177cm" fo:padding-left="0.302cm" fo:padding-right="0.302cm"/>
    </style:style>
    <style:style style:name="gr77" style:family="graphic" style:parent-style-name="standard">
      <style:graphic-properties draw:stroke="none" draw:fill-color="#808080" draw:opacity="50%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-color="#808080" draw:opacity="50%" draw:textarea-horizontal-align="center" draw:textarea-vertical-align="middle"/>
    </style:style>
    <style:style style:name="gr79" style:family="graphic" style:parent-style-name="objectwithoutfill">
      <style:graphic-properties draw:stroke="dash" draw:stroke-dash="Ultrafine_20_Dashed" svg:stroke-width="0.01cm" svg:stroke-color="#808080" draw:marker-start-width="0.208cm" draw:marker-end="Symmetric_20_Arrow" draw:marker-end-width="0.108cm" draw:fill="none" draw:textarea-vertical-align="middle" fo:padding-top="0.13cm" fo:padding-bottom="0.13cm" fo:padding-left="0.255cm" fo:padding-right="0.255cm"/>
    </style:style>
    <style:style style:name="gr80" style:family="graphic" style:parent-style-name="objectwithoutfill">
      <style:graphic-properties draw:stroke="dash" draw:stroke-dash="Ultrafine_20_Dashed" svg:stroke-width="0.01cm" svg:stroke-color="#808080" draw:marker-start-width="0.208cm" draw:marker-end="Symmetric_20_Arrow" draw:marker-end-width="0.11cm" draw:fill="none" draw:textarea-vertical-align="middle" fo:padding-top="0.13cm" fo:padding-bottom="0.13cm" fo:padding-left="0.255cm" fo:padding-right="0.255cm"/>
    </style:style>
    <style:style style:name="gr81" style:family="graphic" style:parent-style-name="objectwithoutfill">
      <style:graphic-properties draw:stroke="dash" draw:stroke-dash="Ultrafine_20_Dashed" svg:stroke-width="0.028cm" svg:stroke-color="#80808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82" style:family="graphic" style:parent-style-name="objectwithoutfill">
      <style:graphic-properties draw:stroke="dash" draw:stroke-dash="Ultrafine_20_Dashed" svg:stroke-width="0.018cm" svg:stroke-color="#80808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83" style:family="graphic" style:parent-style-name="standard">
      <style:graphic-properties draw:stroke="none" draw:fill="none" draw:fill-color="#333333" draw:textarea-horizontal-align="justify" draw:textarea-vertical-align="middle" draw:auto-grow-height="false" fo:min-height="0.45cm" fo:min-width="0cm"/>
    </style:style>
    <style:style style:name="gr8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4.509cm" fo:min-width="8.88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ff3333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9900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6666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color="#6666ff" fo:font-size="18pt"/>
    </style:style>
    <style:style style:name="P13" style:family="paragraph">
      <loext:graphic-properties draw:fill="none" draw:fill-color="#ffffff"/>
      <style:text-properties fo:color="#ff3333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2pt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66ffff"/>
      <style:paragraph-properties fo:text-align="center"/>
      <style:text-properties fo:font-size="18pt"/>
    </style:style>
    <style:style style:name="P18" style:family="paragraph">
      <loext:graphic-properties draw:fill-color="#ff3333"/>
      <style:paragraph-properties fo:text-align="center"/>
      <style:text-properties fo:font-size="18pt"/>
    </style:style>
    <style:style style:name="P19" style:family="paragraph">
      <loext:graphic-properties draw:fill-color="#9900ff"/>
      <style:paragraph-properties fo:text-align="center"/>
      <style:text-properties fo:font-size="18pt"/>
    </style:style>
    <style:style style:name="P20" style:family="paragraph">
      <loext:graphic-properties draw:fill-color="#6666ff"/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22pt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-color="#ffffff"/>
      <style:paragraph-properties fo:text-align="center"/>
      <style:text-properties fo:font-size="18pt"/>
    </style:style>
    <style:style style:name="P24" style:family="paragraph">
      <loext:graphic-properties draw:fill-color="#ff3333" draw:opacity="50%"/>
      <style:paragraph-properties fo:text-align="center"/>
    </style:style>
    <style:style style:name="P25" style:family="paragraph">
      <loext:graphic-properties draw:fill-color="#6666ff" draw:opacity="50%"/>
      <style:paragraph-properties fo:text-align="center"/>
    </style:style>
    <style:style style:name="P26" style:family="paragraph">
      <loext:graphic-properties draw:fill-color="#66ffff" draw:opacity="50%"/>
      <style:paragraph-properties fo:text-align="center"/>
    </style:style>
    <style:style style:name="P27" style:family="paragraph">
      <loext:graphic-properties draw:fill="solid" draw:fill-color="#333333"/>
      <style:paragraph-properties fo:text-align="center"/>
      <style:text-properties fo:font-size="18pt"/>
    </style:style>
    <style:style style:name="P28" style:family="paragraph">
      <loext:graphic-properties draw:fill-color="#333333"/>
      <style:paragraph-properties fo:text-align="center"/>
      <style:text-properties fo:font-size="18pt"/>
    </style:style>
    <style:style style:name="P29" style:family="paragraph">
      <style:paragraph-properties fo:text-align="center"/>
      <style:text-properties style:use-window-font-color="true" fo:font-size="18pt"/>
    </style:style>
    <style:style style:name="P30" style:family="paragraph">
      <loext:graphic-properties draw:fill-color="#333333"/>
      <style:paragraph-properties fo:text-align="center"/>
      <style:text-properties style:use-window-font-color="true" fo:font-size="18pt"/>
    </style:style>
    <style:style style:name="P31" style:family="paragraph">
      <loext:graphic-properties draw:fill-color="#808080" draw:opacity="50%"/>
      <style:paragraph-properties fo:text-align="center"/>
    </style:style>
    <style:style style:name="P32" style:family="paragraph">
      <loext:graphic-properties draw:fill="none" draw:fill-color="#333333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6666ff"/>
    </style:style>
    <style:style style:name="T5" style:family="text">
      <style:text-properties fo:color="#6666ff" style:text-position="-33% 58%"/>
    </style:style>
    <style:style style:name="T6" style:family="text">
      <style:text-properties fo:color="#ff3333"/>
    </style:style>
    <style:style style:name="T7" style:family="text">
      <style:text-properties fo:color="#ff3333" style:text-position="-33% 58%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598cm" svg:height="1cm" svg:x="6.401cm" svg:y="2.4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98cm" svg:height="1cm" svg:x="2.7cm" svg:y="4.5cm">
          <text:p text:style-name="P1">HW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599cm" svg:height="1cm" svg:x="8.799cm" svg:y="4.5cm">
          <text:p text:style-name="P1">SWRoo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98cm" svg:height="1cm" svg:x="14.8cm" svg:y="4.5cm">
          <text:p text:style-name="P1">Reque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7cm" svg:y1="3.4cm" svg:x2="3.999cm" svg:y2="4.5cm" draw:start-shape="id1" draw:start-glue-point="2" draw:end-shape="id2" draw:end-glue-point="0" svg:d="M7700 3400v550h-3701v550" svg:viewBox="0 0 3702 1101">
          <text:p/>
        </draw:connector>
        <draw:connector draw:style-name="gr3" draw:text-style-name="P2" draw:layer="layout" svg:x1="7.7cm" svg:y1="3.4cm" svg:x2="10.098cm" svg:y2="4.5cm" draw:start-shape="id1" draw:start-glue-point="2" draw:end-shape="id3" draw:end-glue-point="0" svg:d="M7700 3400v550h2398v550" svg:viewBox="0 0 2399 1101">
          <text:p/>
        </draw:connector>
        <draw:connector draw:style-name="gr3" draw:text-style-name="P2" draw:layer="layout" svg:x1="7.7cm" svg:y1="3.4cm" svg:x2="16.099cm" svg:y2="4.5cm" draw:start-shape="id1" draw:start-glue-point="2" draw:end-shape="id4" draw:end-glue-point="0" svg:d="M7700 3400v550h8399v550" svg:viewBox="0 0 8400 1101">
          <text:p/>
        </draw:connector>
        <draw:custom-shape draw:style-name="gr1" draw:text-style-name="P1" xml:id="id5" draw:id="id5" draw:layer="layout" svg:width="2.598cm" svg:height="1cm" svg:x="4.499cm" svg:y="6.5cm">
          <text:p text:style-name="P1">Res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9cm" svg:y1="5.5cm" svg:x2="4.499cm" svg:y2="7cm" draw:start-shape="id2" draw:start-glue-point="2" draw:end-shape="id5" draw:end-glue-point="3" svg:d="M3999 5500v1500h500" svg:viewBox="0 0 501 1501">
          <text:p/>
        </draw:connector>
        <draw:custom-shape draw:style-name="gr1" draw:text-style-name="P1" xml:id="id6" draw:id="id6" draw:layer="layout" svg:width="2.598cm" svg:height="1cm" svg:x="4.499cm" svg:y="10.5cm">
          <text:p text:style-name="P1">Res2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598cm" svg:height="1cm" svg:x="4.499cm" svg:y="14.5cm">
          <text:p text:style-name="P1">Res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9cm" svg:y1="5.5cm" svg:x2="4.499cm" svg:y2="11cm" draw:start-shape="id2" draw:start-glue-point="2" draw:end-shape="id6" draw:end-glue-point="3" svg:d="M3999 5500v2500h-1v3000h501" svg:viewBox="0 0 502 5501">
          <text:p/>
        </draw:connector>
        <draw:connector draw:style-name="gr3" draw:text-style-name="P2" draw:layer="layout" svg:x1="3.999cm" svg:y1="5.5cm" svg:x2="4.499cm" svg:y2="15cm" draw:start-shape="id2" draw:start-glue-point="2" draw:end-shape="id7" draw:end-glue-point="3" svg:d="M3999 5500v4500h-1v5000h501" svg:viewBox="0 0 502 9501">
          <text:p/>
        </draw:connector>
        <draw:custom-shape draw:style-name="gr1" draw:text-style-name="P1" xml:id="id8" draw:id="id8" draw:layer="layout" svg:width="2.598cm" svg:height="1cm" svg:x="10.499cm" svg:y="6.5cm">
          <draw:glue-point draw:id="4" svg:x="3.846cm" svg:y="-5cm"/>
          <text:p text:style-name="P1">Comp1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598cm" svg:height="1cm" svg:x="15.5cm" svg:y="6.5cm">
          <text:p text:style-name="P1">Comp2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.598cm" svg:height="1cm" svg:x="20.5cm" svg:y="6.5cm">
          <text:p text:style-name="P1">Comp3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599cm" svg:height="1cm" svg:x="11.499cm" svg:y="8.5cm">
          <text:p text:style-name="P1">Impl11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599cm" svg:height="1cm" svg:x="16.5cm" svg:y="8.5cm">
          <text:p text:style-name="P1">Impl21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599cm" svg:height="1cm" svg:x="21.499cm" svg:y="8.5cm">
          <text:p text:style-name="P1">Impl31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599cm" svg:height="1cm" svg:x="11.499cm" svg:y="12.5cm">
          <text:p text:style-name="P1">Impl12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599cm" svg:height="1cm" svg:x="16.5cm" svg:y="12.5cm">
          <text:p text:style-name="P1">Impl22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599cm" svg:height="1cm" svg:x="21.499cm" svg:y="12.5cm">
          <text:p text:style-name="P1">Impl3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798cm" svg:y1="7.5cm" svg:x2="12.798cm" svg:y2="8.5cm" draw:start-shape="id8" draw:start-glue-point="2" draw:end-shape="id9" draw:end-glue-point="0" svg:d="M11798 7500v500h1000v500" svg:viewBox="0 0 1001 1001">
          <text:p/>
        </draw:connector>
        <draw:connector draw:style-name="gr3" draw:text-style-name="P2" draw:layer="layout" draw:line-skew="0cm -2cm" svg:x1="11.499cm" svg:y1="13cm" svg:x2="11.798cm" svg:y2="7.5cm" draw:start-shape="id10" draw:start-glue-point="3" draw:end-shape="id8" draw:end-glue-point="2" svg:d="M11499 13000h-502v-5000h801v-500" svg:viewBox="0 0 802 5501">
          <text:p/>
        </draw:connector>
        <draw:connector draw:style-name="gr3" draw:text-style-name="P2" draw:layer="layout" svg:x1="16.799cm" svg:y1="7.5cm" svg:x2="17.799cm" svg:y2="8.5cm" draw:start-shape="id11" draw:start-glue-point="2" draw:end-shape="id12" draw:end-glue-point="0" svg:d="M16799 7500v500h1000v500" svg:viewBox="0 0 1001 1001">
          <text:p/>
        </draw:connector>
        <draw:connector draw:style-name="gr3" draw:text-style-name="P2" draw:layer="layout" draw:line-skew="-2cm" svg:x1="16.799cm" svg:y1="7.5cm" svg:x2="16.5cm" svg:y2="13cm" draw:start-shape="id11" draw:start-glue-point="2" draw:end-shape="id13" draw:end-glue-point="3" svg:d="M16799 7500v500h-801v5000h502" svg:viewBox="0 0 802 5501">
          <text:p/>
        </draw:connector>
        <draw:connector draw:style-name="gr3" draw:text-style-name="P2" draw:layer="layout" svg:x1="21.799cm" svg:y1="7.5cm" svg:x2="22.798cm" svg:y2="8.5cm" draw:start-shape="id14" draw:start-glue-point="2" draw:end-shape="id15" draw:end-glue-point="0" svg:d="M21799 7500v500h999v500" svg:viewBox="0 0 1000 1001">
          <text:p/>
        </draw:connector>
        <draw:connector draw:style-name="gr3" draw:text-style-name="P2" draw:layer="layout" draw:line-skew="-2cm" svg:x1="21.799cm" svg:y1="7.5cm" svg:x2="21.499cm" svg:y2="13cm" draw:start-shape="id14" draw:start-glue-point="2" draw:end-shape="id16" draw:end-glue-point="3" svg:d="M21799 7500v500h-802v5000h502" svg:viewBox="0 0 803 5501">
          <text:p/>
        </draw:connector>
        <draw:custom-shape draw:style-name="gr2" draw:text-style-name="P1" xml:id="id17" draw:id="id17" draw:layer="layout" svg:width="2.599cm" svg:height="1cm" svg:x="12.5cm" svg:y="9.9cm">
          <text:p text:style-name="P1">Mode11a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599cm" svg:height="1cm" svg:x="17.499cm" svg:y="9.9cm">
          <text:p text:style-name="P1">Mode21a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2.599cm" svg:height="1cm" svg:x="22.499cm" svg:y="9.9cm">
          <text:p text:style-name="P1">Mode31a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599cm" svg:height="1cm" svg:x="12.499cm" svg:y="11.1cm">
          <text:p text:style-name="P1">Mode11b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.599cm" svg:height="1cm" svg:x="17.498cm" svg:y="11.1cm">
          <text:p text:style-name="P1">Mode21b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2.599cm" svg:height="1cm" svg:x="22.499cm" svg:y="11.1cm">
          <text:p text:style-name="P1">Mode31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5cm" svg:x1="12.798cm" svg:y1="9.5cm" svg:x2="13.799cm" svg:y2="9.9cm" draw:start-shape="id9" draw:start-glue-point="2" draw:end-shape="id17" draw:end-glue-point="0" svg:d="M12798 9500v150h1001v250" svg:viewBox="0 0 1002 401">
          <text:p/>
        </draw:connector>
        <draw:connector draw:style-name="gr3" draw:text-style-name="P2" draw:layer="layout" draw:line-skew="-0.65cm" svg:x1="12.798cm" svg:y1="9.5cm" svg:x2="12.499cm" svg:y2="11.6cm" draw:start-shape="id9" draw:start-glue-point="2" draw:end-shape="id18" draw:end-glue-point="3" svg:d="M12798 9500v150h-801v1950h502" svg:viewBox="0 0 802 2101">
          <text:p/>
        </draw:connector>
        <draw:connector draw:style-name="gr3" draw:text-style-name="P2" draw:layer="layout" draw:line-skew="-0.05cm" svg:x1="17.799cm" svg:y1="9.5cm" svg:x2="18.798cm" svg:y2="9.9cm" draw:start-shape="id12" draw:start-glue-point="2" draw:end-shape="id19" draw:end-glue-point="0" svg:d="M17799 9500v150h999v250" svg:viewBox="0 0 1000 401">
          <text:p/>
        </draw:connector>
        <draw:connector draw:style-name="gr3" draw:text-style-name="P2" draw:layer="layout" draw:line-skew="-0.65cm" svg:x1="17.799cm" svg:y1="9.5cm" svg:x2="17.498cm" svg:y2="11.6cm" draw:start-shape="id12" draw:start-glue-point="2" draw:end-shape="id20" draw:end-glue-point="3" svg:d="M17799 9500v150h-803v1950h502" svg:viewBox="0 0 804 2101">
          <text:p/>
        </draw:connector>
        <draw:connector draw:style-name="gr3" draw:text-style-name="P2" draw:layer="layout" draw:line-skew="-0.05cm" svg:x1="22.798cm" svg:y1="9.5cm" svg:x2="23.798cm" svg:y2="9.9cm" draw:start-shape="id15" draw:start-glue-point="2" draw:end-shape="id21" draw:end-glue-point="0" svg:d="M22798 9500v150h1000v250" svg:viewBox="0 0 1001 401">
          <text:p/>
        </draw:connector>
        <draw:connector draw:style-name="gr3" draw:text-style-name="P2" draw:layer="layout" draw:line-skew="-0.65cm" svg:x1="22.798cm" svg:y1="9.5cm" svg:x2="22.499cm" svg:y2="11.6cm" draw:start-shape="id15" draw:start-glue-point="2" draw:end-shape="id22" draw:end-glue-point="3" svg:d="M22798 9500v150h-801v1950h502" svg:viewBox="0 0 802 2101">
          <text:p/>
        </draw:connector>
        <draw:custom-shape draw:style-name="gr2" draw:text-style-name="P1" xml:id="id23" draw:id="id23" draw:layer="layout" svg:width="2.599cm" svg:height="1cm" svg:x="12.5cm" svg:y="14.052cm">
          <text:p text:style-name="P1">Mode12a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2.599cm" svg:height="1cm" svg:x="17.5cm" svg:y="14.052cm">
          <text:p text:style-name="P1">Mode22a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2.599cm" svg:height="1cm" svg:x="22.501cm" svg:y="14.052cm">
          <text:p text:style-name="P1">Mode32a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2.599cm" svg:height="1cm" svg:x="12.499cm" svg:y="15.252cm">
          <text:p text:style-name="P1">Mode12b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2.599cm" svg:height="1cm" svg:x="17.5cm" svg:y="15.252cm">
          <text:p text:style-name="P1">Mode22b</text:p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2.599cm" svg:height="1cm" svg:x="22.501cm" svg:y="15.252cm">
          <text:p text:style-name="P1">Mode32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024cm" svg:x1="12.798cm" svg:y1="13.5cm" svg:x2="13.799cm" svg:y2="14.052cm" draw:start-shape="id10" draw:start-glue-point="2" draw:end-shape="id23" draw:end-glue-point="0" svg:d="M12798 13500v300h1001v252" svg:viewBox="0 0 1002 553">
          <text:p/>
        </draw:connector>
        <draw:connector draw:style-name="gr3" draw:text-style-name="P2" draw:layer="layout" draw:line-skew="-0.576cm" svg:x1="12.798cm" svg:y1="13.5cm" svg:x2="12.499cm" svg:y2="15.752cm" draw:start-shape="id10" draw:start-glue-point="2" draw:end-shape="id24" draw:end-glue-point="3" svg:d="M12798 13500v300h-801v1952h502" svg:viewBox="0 0 802 2253">
          <text:p/>
        </draw:connector>
        <draw:connector draw:style-name="gr3" draw:text-style-name="P2" draw:layer="layout" draw:line-skew="0.024cm" svg:x1="17.799cm" svg:y1="13.5cm" svg:x2="18.799cm" svg:y2="14.052cm" draw:start-shape="id13" draw:start-glue-point="2" draw:end-shape="id25" draw:end-glue-point="0" svg:d="M17799 13500v300h1000v252" svg:viewBox="0 0 1001 553">
          <text:p/>
        </draw:connector>
        <draw:connector draw:style-name="gr3" draw:text-style-name="P2" draw:layer="layout" draw:line-skew="-0.576cm" svg:x1="17.799cm" svg:y1="13.5cm" svg:x2="17.5cm" svg:y2="15.752cm" draw:start-shape="id13" draw:start-glue-point="2" draw:end-shape="id26" draw:end-glue-point="3" svg:d="M17799 13500v300h-801v1952h502" svg:viewBox="0 0 802 2253">
          <text:p/>
        </draw:connector>
        <draw:connector draw:style-name="gr3" draw:text-style-name="P2" draw:layer="layout" draw:line-skew="0.024cm" svg:x1="22.798cm" svg:y1="13.5cm" svg:x2="23.8cm" svg:y2="14.052cm" draw:start-shape="id16" draw:start-glue-point="2" draw:end-shape="id27" draw:end-glue-point="0" svg:d="M22798 13500v300h1002v252" svg:viewBox="0 0 1003 553">
          <text:p/>
        </draw:connector>
        <draw:connector draw:style-name="gr3" draw:text-style-name="P2" draw:layer="layout" draw:line-skew="-0.576cm" svg:x1="22.798cm" svg:y1="13.5cm" svg:x2="22.501cm" svg:y2="15.752cm" draw:start-shape="id16" draw:start-glue-point="2" draw:end-shape="id28" draw:end-glue-point="3" svg:d="M22798 13500v300h-799v1952h502" svg:viewBox="0 0 800 2253">
          <text:p/>
        </draw:connector>
        <draw:connector draw:style-name="gr4" draw:text-style-name="P3" draw:layer="layout" svg:x1="14.098cm" svg:y1="9cm" svg:x2="15.5cm" svg:y2="7cm" draw:start-shape="id9" draw:start-glue-point="1" draw:end-shape="id11" draw:end-glue-point="3" svg:d="M14098 9000h701v-2000h701" svg:viewBox="0 0 1403 2001">
          <text:p/>
        </draw:connector>
        <draw:connector draw:style-name="gr4" draw:text-style-name="P3" draw:layer="layout" draw:line-skew="0.6cm" svg:x1="14.098cm" svg:y1="13cm" svg:x2="15.5cm" svg:y2="7cm" draw:start-shape="id10" draw:start-glue-point="1" draw:end-shape="id11" draw:end-glue-point="3" svg:d="M14098 13000h1301v-6000h101" svg:viewBox="0 0 1403 6001">
          <text:p/>
        </draw:connector>
        <draw:connector draw:style-name="gr4" draw:text-style-name="P3" draw:layer="layout" svg:x1="19.099cm" svg:y1="9cm" svg:x2="20.5cm" svg:y2="7cm" draw:start-shape="id12" draw:start-glue-point="1" draw:end-shape="id14" draw:end-glue-point="3" svg:d="M19099 9000h700v-2000h701" svg:viewBox="0 0 1402 2001">
          <text:p/>
        </draw:connector>
        <draw:connector draw:style-name="gr3" draw:text-style-name="P2" draw:layer="layout" svg:x1="10.098cm" svg:y1="5.5cm" svg:x2="11.798cm" svg:y2="6.5cm" draw:start-shape="id3" draw:start-glue-point="2" draw:end-shape="id8" draw:end-glue-point="0" svg:d="M10098 5500v500h1700v500" svg:viewBox="0 0 1701 1001">
          <text:p/>
        </draw:connector>
        <draw:connector draw:style-name="gr3" draw:text-style-name="P2" draw:layer="layout" svg:x1="10.098cm" svg:y1="5.5cm" svg:x2="16.799cm" svg:y2="6.5cm" draw:start-shape="id3" draw:start-glue-point="2" draw:end-shape="id11" draw:end-glue-point="0" svg:d="M10098 5500v501h3351v-2h3350v501" svg:viewBox="0 0 6702 1001">
          <text:p/>
        </draw:connector>
        <draw:connector draw:style-name="gr3" draw:text-style-name="P2" draw:layer="layout" svg:x1="10.098cm" svg:y1="5.5cm" svg:x2="21.799cm" svg:y2="6.5cm" draw:start-shape="id3" draw:start-glue-point="2" draw:end-shape="id14" draw:end-glue-point="0" svg:d="M10098 5500v501h5851v-2h5850v501" svg:viewBox="0 0 11702 10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xml:id="id29" draw:id="id29" draw:layer="layout" svg:width="2.598cm" svg:height="1cm" svg:x="6.401cm" svg:y="2.4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2.598cm" svg:height="1cm" svg:x="2.7cm" svg:y="4.5cm">
          <text:p text:style-name="P1"><text:span text:style-name="T1">HW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2.599cm" svg:height="1cm" svg:x="8.799cm" svg:y="4.5cm">
          <text:p text:style-name="P1"><text:span text:style-name="T1">SW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2.598cm" svg:height="1cm" svg:x="14.8cm" svg:y="4.5cm"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7cm" svg:y1="3.4cm" svg:x2="3.999cm" svg:y2="4.5cm" draw:start-shape="id29" draw:start-glue-point="2" draw:end-shape="id30" draw:end-glue-point="0" svg:d="M7700 3400v550h-3701v550" svg:viewBox="0 0 3702 1101">
          <text:p/>
        </draw:connector>
        <draw:connector draw:style-name="gr3" draw:text-style-name="P2" draw:layer="layout" svg:x1="7.7cm" svg:y1="3.4cm" svg:x2="10.098cm" svg:y2="4.5cm" draw:start-shape="id29" draw:start-glue-point="2" draw:end-shape="id31" draw:end-glue-point="0" svg:d="M7700 3400v550h2398v550" svg:viewBox="0 0 2399 1101">
          <text:p/>
        </draw:connector>
        <draw:connector draw:style-name="gr3" draw:text-style-name="P2" draw:layer="layout" svg:x1="7.7cm" svg:y1="3.4cm" svg:x2="16.099cm" svg:y2="4.5cm" draw:start-shape="id29" draw:start-glue-point="2" draw:end-shape="id32" draw:end-glue-point="0" svg:d="M7700 3400v550h8399v550" svg:viewBox="0 0 8400 1101">
          <text:p/>
        </draw:connector>
        <draw:custom-shape draw:style-name="gr1" draw:text-style-name="P1" xml:id="id33" draw:id="id33" draw:layer="layout" svg:width="2.598cm" svg:height="1cm" svg:x="4.499cm" svg:y="6.5cm">
          <text:p text:style-name="P1"><text:span text:style-name="T1">Res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9cm" svg:y1="5.5cm" svg:x2="4.499cm" svg:y2="7cm" draw:start-shape="id30" draw:start-glue-point="2" draw:end-shape="id33" draw:end-glue-point="3" svg:d="M3999 5500v1500h500" svg:viewBox="0 0 501 1501">
          <text:p/>
        </draw:connector>
        <draw:custom-shape draw:style-name="gr1" draw:text-style-name="P1" xml:id="id34" draw:id="id34" draw:layer="layout" svg:width="2.598cm" svg:height="1cm" svg:x="4.499cm" svg:y="10.5cm">
          <text:p text:style-name="P1"><text:span text:style-name="T1">Res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2.598cm" svg:height="1cm" svg:x="4.499cm" svg:y="14.5cm">
          <text:p text:style-name="P1"><text:span text:style-name="T1">Res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9cm" svg:y1="5.5cm" svg:x2="4.499cm" svg:y2="11cm" draw:start-shape="id30" draw:start-glue-point="2" draw:end-shape="id34" draw:end-glue-point="3" svg:d="M3999 5500v2500h-1v3000h501" svg:viewBox="0 0 502 5501">
          <text:p/>
        </draw:connector>
        <draw:connector draw:style-name="gr3" draw:text-style-name="P2" draw:layer="layout" svg:x1="3.999cm" svg:y1="5.5cm" svg:x2="4.499cm" svg:y2="15cm" draw:start-shape="id30" draw:start-glue-point="2" draw:end-shape="id35" draw:end-glue-point="3" svg:d="M3999 5500v4500h-1v5000h501" svg:viewBox="0 0 502 9501">
          <text:p/>
        </draw:connector>
        <draw:custom-shape draw:style-name="gr1" draw:text-style-name="P1" xml:id="id36" draw:id="id36" draw:layer="layout" svg:width="2.598cm" svg:height="1cm" svg:x="10.499cm" svg:y="6.5cm">
          <text:p text:style-name="P1"><text:span text:style-name="T1">Comp1 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2.598cm" svg:height="1cm" svg:x="15.5cm" svg:y="6.5cm">
          <text:p text:style-name="P1"><text:span text:style-name="T1">Comp2 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2.598cm" svg:height="1cm" svg:x="20.5cm" svg:y="6.5cm">
          <text:p text:style-name="P1"><text:span text:style-name="T1">Comp3 <text:s text:c="3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2.599cm" svg:height="1cm" svg:x="11.499cm" svg:y="8.5cm">
          <text:p text:style-name="P1"><text:span text:style-name="T1">Impl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2.599cm" svg:height="1cm" svg:x="16.5cm" svg:y="8.5cm">
          <text:p text:style-name="P1"><text:span text:style-name="T1">Impl2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2.599cm" svg:height="1cm" svg:x="21.499cm" svg:y="8.5cm">
          <text:p text:style-name="P1"><text:span text:style-name="T1">Impl3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2.599cm" svg:height="1cm" svg:x="11.499cm" svg:y="12.5cm">
          <text:p text:style-name="P1"><text:span text:style-name="T1">Impl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2.599cm" svg:height="1cm" svg:x="16.5cm" svg:y="12.5cm">
          <text:p text:style-name="P1"><text:span text:style-name="T1">Impl2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2.599cm" svg:height="1cm" svg:x="21.499cm" svg:y="12.5cm">
          <text:p text:style-name="P1"><text:span text:style-name="T1">Impl3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798cm" svg:y1="7.5cm" svg:x2="12.798cm" svg:y2="8.5cm" draw:start-shape="id36" draw:start-glue-point="2" draw:end-shape="id37" draw:end-glue-point="0" svg:d="M11798 7500v500h1000v500" svg:viewBox="0 0 1001 1001">
          <text:p/>
        </draw:connector>
        <draw:connector draw:style-name="gr3" draw:text-style-name="P2" draw:layer="layout" draw:line-skew="0cm -2cm" svg:x1="11.499cm" svg:y1="13cm" svg:x2="11.798cm" svg:y2="7.5cm" draw:start-shape="id38" draw:start-glue-point="3" draw:end-shape="id36" draw:end-glue-point="2" svg:d="M11499 13000h-502v-5000h801v-500" svg:viewBox="0 0 802 5501">
          <text:p/>
        </draw:connector>
        <draw:connector draw:style-name="gr3" draw:text-style-name="P2" draw:layer="layout" svg:x1="16.799cm" svg:y1="7.5cm" svg:x2="17.799cm" svg:y2="8.5cm" draw:start-shape="id39" draw:start-glue-point="2" draw:end-shape="id40" draw:end-glue-point="0" svg:d="M16799 7500v500h1000v500" svg:viewBox="0 0 1001 1001">
          <text:p/>
        </draw:connector>
        <draw:connector draw:style-name="gr3" draw:text-style-name="P2" draw:layer="layout" draw:line-skew="-2cm" svg:x1="16.799cm" svg:y1="7.5cm" svg:x2="16.5cm" svg:y2="13cm" draw:start-shape="id39" draw:start-glue-point="2" draw:end-shape="id41" draw:end-glue-point="3" svg:d="M16799 7500v500h-801v5000h502" svg:viewBox="0 0 802 5501">
          <text:p/>
        </draw:connector>
        <draw:connector draw:style-name="gr3" draw:text-style-name="P2" draw:layer="layout" svg:x1="21.799cm" svg:y1="7.5cm" svg:x2="22.798cm" svg:y2="8.5cm" draw:start-shape="id42" draw:start-glue-point="2" draw:end-shape="id43" draw:end-glue-point="0" svg:d="M21799 7500v500h999v500" svg:viewBox="0 0 1000 1001">
          <text:p/>
        </draw:connector>
        <draw:connector draw:style-name="gr3" draw:text-style-name="P2" draw:layer="layout" draw:line-skew="-2cm" svg:x1="21.799cm" svg:y1="7.5cm" svg:x2="21.499cm" svg:y2="13cm" draw:start-shape="id42" draw:start-glue-point="2" draw:end-shape="id44" draw:end-glue-point="3" svg:d="M21799 7500v500h-802v5000h502" svg:viewBox="0 0 803 5501">
          <text:p/>
        </draw:connector>
        <draw:custom-shape draw:style-name="gr2" draw:text-style-name="P1" xml:id="id45" draw:id="id45" draw:layer="layout" svg:width="2.599cm" svg:height="1cm" svg:x="12.5cm" svg:y="9.9cm">
          <text:p text:style-name="P1"><text:span text:style-name="T1">Mode11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2.599cm" svg:height="1cm" svg:x="17.499cm" svg:y="9.9cm">
          <text:p text:style-name="P1"><text:span text:style-name="T1">Mode21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2.599cm" svg:height="1cm" svg:x="22.499cm" svg:y="9.9cm">
          <text:p text:style-name="P1"><text:span text:style-name="T1">Mode31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2.599cm" svg:height="1cm" svg:x="12.499cm" svg:y="11.1cm">
          <text:p text:style-name="P1"><text:span text:style-name="T1">Mode11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2.599cm" svg:height="1cm" svg:x="17.498cm" svg:y="11.1cm">
          <text:p text:style-name="P1"><text:span text:style-name="T1">Mode21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2.599cm" svg:height="1cm" svg:x="22.499cm" svg:y="11.1cm">
          <text:p text:style-name="P1"><text:span text:style-name="T1">Mode31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5cm" svg:x1="12.798cm" svg:y1="9.5cm" svg:x2="13.799cm" svg:y2="9.9cm" draw:start-shape="id37" draw:start-glue-point="2" draw:end-shape="id45" draw:end-glue-point="0" svg:d="M12798 9500v150h1001v250" svg:viewBox="0 0 1002 401">
          <text:p/>
        </draw:connector>
        <draw:connector draw:style-name="gr3" draw:text-style-name="P2" draw:layer="layout" draw:line-skew="-0.65cm" svg:x1="12.798cm" svg:y1="9.5cm" svg:x2="12.499cm" svg:y2="11.6cm" draw:start-shape="id37" draw:start-glue-point="2" draw:end-shape="id46" draw:end-glue-point="3" svg:d="M12798 9500v150h-801v1950h502" svg:viewBox="0 0 802 2101">
          <text:p/>
        </draw:connector>
        <draw:connector draw:style-name="gr3" draw:text-style-name="P2" draw:layer="layout" draw:line-skew="-0.05cm" svg:x1="17.799cm" svg:y1="9.5cm" svg:x2="18.798cm" svg:y2="9.9cm" draw:start-shape="id40" draw:start-glue-point="2" draw:end-shape="id47" draw:end-glue-point="0" svg:d="M17799 9500v150h999v250" svg:viewBox="0 0 1000 401">
          <text:p/>
        </draw:connector>
        <draw:connector draw:style-name="gr3" draw:text-style-name="P2" draw:layer="layout" draw:line-skew="-0.65cm" svg:x1="17.799cm" svg:y1="9.5cm" svg:x2="17.498cm" svg:y2="11.6cm" draw:start-shape="id40" draw:start-glue-point="2" draw:end-shape="id48" draw:end-glue-point="3" svg:d="M17799 9500v150h-803v1950h502" svg:viewBox="0 0 804 2101">
          <text:p/>
        </draw:connector>
        <draw:connector draw:style-name="gr3" draw:text-style-name="P2" draw:layer="layout" draw:line-skew="-0.05cm" svg:x1="22.798cm" svg:y1="9.5cm" svg:x2="23.798cm" svg:y2="9.9cm" draw:start-shape="id43" draw:start-glue-point="2" draw:end-shape="id49" draw:end-glue-point="0" svg:d="M22798 9500v150h1000v250" svg:viewBox="0 0 1001 401">
          <text:p/>
        </draw:connector>
        <draw:connector draw:style-name="gr3" draw:text-style-name="P2" draw:layer="layout" draw:line-skew="-0.65cm" svg:x1="22.798cm" svg:y1="9.5cm" svg:x2="22.499cm" svg:y2="11.6cm" draw:start-shape="id43" draw:start-glue-point="2" draw:end-shape="id50" draw:end-glue-point="3" svg:d="M22798 9500v150h-801v1950h502" svg:viewBox="0 0 802 2101">
          <text:p/>
        </draw:connector>
        <draw:custom-shape draw:style-name="gr2" draw:text-style-name="P1" xml:id="id51" draw:id="id51" draw:layer="layout" svg:width="2.599cm" svg:height="1cm" svg:x="12.5cm" svg:y="14.052cm">
          <text:p text:style-name="P1"><text:span text:style-name="T1">Mode12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2.599cm" svg:height="1cm" svg:x="17.5cm" svg:y="14.052cm">
          <text:p text:style-name="P1"><text:span text:style-name="T1">Mode22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2.599cm" svg:height="1cm" svg:x="22.501cm" svg:y="14.052cm">
          <text:p text:style-name="P1"><text:span text:style-name="T1">Mode32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2.599cm" svg:height="1cm" svg:x="12.499cm" svg:y="15.252cm">
          <text:p text:style-name="P1"><text:span text:style-name="T1">Mode12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2.599cm" svg:height="1cm" svg:x="17.5cm" svg:y="15.252cm">
          <text:p text:style-name="P1"><text:span text:style-name="T1">Mode22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2.599cm" svg:height="1cm" svg:x="22.501cm" svg:y="15.252cm">
          <text:p text:style-name="P1"><text:span text:style-name="T1">Mode32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024cm" svg:x1="12.798cm" svg:y1="13.5cm" svg:x2="13.799cm" svg:y2="14.052cm" draw:start-shape="id38" draw:start-glue-point="2" draw:end-shape="id51" draw:end-glue-point="0" svg:d="M12798 13500v300h1001v252" svg:viewBox="0 0 1002 553">
          <text:p/>
        </draw:connector>
        <draw:connector draw:style-name="gr3" draw:text-style-name="P2" draw:layer="layout" draw:line-skew="-0.576cm" svg:x1="12.798cm" svg:y1="13.5cm" svg:x2="12.499cm" svg:y2="15.752cm" draw:start-shape="id38" draw:start-glue-point="2" draw:end-shape="id52" draw:end-glue-point="3" svg:d="M12798 13500v300h-801v1952h502" svg:viewBox="0 0 802 2253">
          <text:p/>
        </draw:connector>
        <draw:connector draw:style-name="gr3" draw:text-style-name="P2" draw:layer="layout" draw:line-skew="0.024cm" svg:x1="17.799cm" svg:y1="13.5cm" svg:x2="18.799cm" svg:y2="14.052cm" draw:start-shape="id41" draw:start-glue-point="2" draw:end-shape="id53" draw:end-glue-point="0" svg:d="M17799 13500v300h1000v252" svg:viewBox="0 0 1001 553">
          <text:p/>
        </draw:connector>
        <draw:connector draw:style-name="gr3" draw:text-style-name="P2" draw:layer="layout" draw:line-skew="-0.576cm" svg:x1="17.799cm" svg:y1="13.5cm" svg:x2="17.5cm" svg:y2="15.752cm" draw:start-shape="id41" draw:start-glue-point="2" draw:end-shape="id54" draw:end-glue-point="3" svg:d="M17799 13500v300h-801v1952h502" svg:viewBox="0 0 802 2253">
          <text:p/>
        </draw:connector>
        <draw:connector draw:style-name="gr3" draw:text-style-name="P2" draw:layer="layout" draw:line-skew="0.024cm" svg:x1="22.798cm" svg:y1="13.5cm" svg:x2="23.8cm" svg:y2="14.052cm" draw:start-shape="id44" draw:start-glue-point="2" draw:end-shape="id55" draw:end-glue-point="0" svg:d="M22798 13500v300h1002v252" svg:viewBox="0 0 1003 553">
          <text:p/>
        </draw:connector>
        <draw:connector draw:style-name="gr3" draw:text-style-name="P2" draw:layer="layout" draw:line-skew="-0.576cm" svg:x1="22.798cm" svg:y1="13.5cm" svg:x2="22.501cm" svg:y2="15.752cm" draw:start-shape="id44" draw:start-glue-point="2" draw:end-shape="id56" draw:end-glue-point="3" svg:d="M22798 13500v300h-799v1952h502" svg:viewBox="0 0 800 2253">
          <text:p/>
        </draw:connector>
        <draw:connector draw:style-name="gr4" draw:text-style-name="P3" draw:layer="layout" svg:x1="14.098cm" svg:y1="9cm" svg:x2="15.5cm" svg:y2="7cm" draw:start-shape="id37" draw:start-glue-point="1" draw:end-shape="id39" draw:end-glue-point="3" svg:d="M14098 9000h701v-2000h701" svg:viewBox="0 0 1403 2001">
          <text:p/>
        </draw:connector>
        <draw:connector draw:style-name="gr4" draw:text-style-name="P3" draw:layer="layout" draw:line-skew="0.6cm" svg:x1="14.098cm" svg:y1="13cm" svg:x2="15.5cm" svg:y2="7cm" draw:start-shape="id38" draw:start-glue-point="1" draw:end-shape="id39" draw:end-glue-point="3" svg:d="M14098 13000h1301v-6000h101" svg:viewBox="0 0 1403 6001">
          <text:p/>
        </draw:connector>
        <draw:connector draw:style-name="gr4" draw:text-style-name="P3" draw:layer="layout" svg:x1="19.099cm" svg:y1="9cm" svg:x2="20.5cm" svg:y2="7cm" draw:start-shape="id40" draw:start-glue-point="1" draw:end-shape="id42" draw:end-glue-point="3" svg:d="M19099 9000h700v-2000h701" svg:viewBox="0 0 1402 2001">
          <text:p/>
        </draw:connector>
        <draw:connector draw:style-name="gr3" draw:text-style-name="P2" draw:layer="layout" svg:x1="10.098cm" svg:y1="5.5cm" svg:x2="11.798cm" svg:y2="6.5cm" draw:start-shape="id31" draw:start-glue-point="2" draw:end-shape="id36" draw:end-glue-point="0" svg:d="M10098 5500v500h1700v500" svg:viewBox="0 0 1701 1001">
          <text:p/>
        </draw:connector>
        <draw:connector draw:style-name="gr3" draw:text-style-name="P2" draw:layer="layout" svg:x1="10.098cm" svg:y1="5.5cm" svg:x2="16.799cm" svg:y2="6.5cm" draw:start-shape="id31" draw:start-glue-point="2" draw:end-shape="id39" draw:end-glue-point="0" svg:d="M10098 5500v501h3351v-2h3350v501" svg:viewBox="0 0 6702 1001">
          <text:p/>
        </draw:connector>
        <draw:connector draw:style-name="gr3" draw:text-style-name="P2" draw:layer="layout" svg:x1="10.098cm" svg:y1="5.5cm" svg:x2="21.799cm" svg:y2="6.5cm" draw:start-shape="id31" draw:start-glue-point="2" draw:end-shape="id42" draw:end-glue-point="0" svg:d="M10098 5500v501h5851v-2h5850v501" svg:viewBox="0 0 11702 1001">
          <text:p/>
        </draw:connector>
        <draw:custom-shape draw:style-name="gr6" draw:text-style-name="P6" xml:id="id57" draw:id="id57" draw:layer="layout" svg:width="0.41cm" svg:height="0.5cm" svg:x="7cm" svg:y="3.2cm">
          <text:p text:style-name="P5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8" draw:id="id58" draw:layer="layout" svg:width="0.41cm" svg:height="0.5cm" svg:x="4.788cm" svg:y="7.2cm">
          <text:p text:style-name="P5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0.41cm" svg:height="0.5cm" svg:x="4.788cm" svg:y="11.2cm">
          <text:p text:style-name="P5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0" draw:id="id60" draw:layer="layout" svg:width="0.41cm" svg:height="0.5cm" svg:x="4.788cm" svg:y="15.2cm">
          <text:p text:style-name="P5"><text:span text:style-name="T2">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384cm" svg:height="5.331cm" svg:x="19.999cm" svg:y="0.441cm">
          <draw:text-box>
            <text:p text:style-name="P7">ti<text:tab/>… to-ilp</text:p>
            <text:p text:style-name="P7">o<text:tab/>… objective</text:p>
            <text:p text:style-name="P7">n<text:tab/>… nego</text:p>
            <text:p text:style-name="P7">nsw<text:tab/>… nego-sw</text:p>
            <text:p text:style-name="P7">nhw<text:tab/>… nego-hw</text:p>
            <text:p text:style-name="P7">bv<text:tab/>… binary-vars</text:p>
            <text:p text:style-name="P7"><text:span text:style-name="T2">nreqc</text:span><text:span text:style-name="T3"><text:tab/></text:span>… nego-reqc</text:p>
            <text:p text:style-name="P7"><text:span text:style-name="T2">nhw0</text:span><text:tab/>… nego-hw0</text:p>
          </draw:text-box>
        </draw:frame>
        <draw:custom-shape draw:style-name="gr8" draw:text-style-name="P6" xml:id="id62" draw:id="id62" draw:layer="layout" svg:width="0.91cm" svg:height="0.5cm" svg:x="15.599cm" svg:y="5.2cm">
          <text:p text:style-name="P5"><text:span text:style-name="T2">nsw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9" xml:id="id63" draw:id="id63" draw:layer="layout" svg:width="0.41cm" svg:height="0.5cm" svg:x="8.799cm" svg:y="3.2cm">
            <text:p text:style-name="P2"><text:span text:style-name="T2">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61" draw:id="id61" draw:layer="layout" svg:width="0.411cm" svg:height="0.5cm" svg:x="16.799cm" svg:y="5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5" draw:id="id65" draw:layer="layout" svg:width="0.411cm" svg:height="0.5cm" svg:x="11.188cm" svg:y="5.2cm">
            <text:p text:style-name="P2"><text:span text:style-name="T2">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67" draw:id="id67" draw:layer="layout" svg:width="0.41cm" svg:height="0.5cm" svg:x="12.999cm" svg:y="7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8" draw:id="id68" draw:layer="layout" svg:width="0.409cm" svg:height="0.5cm" svg:x="17.999cm" svg:y="7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9" draw:id="id69" draw:layer="layout" svg:width="0.411cm" svg:height="0.5cm" svg:x="22.998cm" svg:y="7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2" draw:id="id72" draw:layer="layout" svg:width="0.411cm" svg:height="0.5cm" svg:x="18.798cm" svg:y="9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3" draw:id="id73" draw:layer="layout" svg:width="0.411cm" svg:height="0.5cm" svg:x="18.798cm" svg:y="13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0" draw:id="id70" draw:layer="layout" svg:width="0.409cm" svg:height="0.5cm" svg:x="13.799cm" svg:y="9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1" draw:id="id71" draw:layer="layout" svg:width="0.409cm" svg:height="0.5cm" svg:x="13.799cm" svg:y="13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4" draw:id="id74" draw:layer="layout" svg:width="0.411cm" svg:height="0.5cm" svg:x="23.799cm" svg:y="9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5" draw:id="id75" draw:layer="layout" svg:width="0.411cm" svg:height="0.5cm" svg:x="23.799cm" svg:y="13.2cm">
            <text:p text:style-name="P2"><text:span text:style-name="T2">ti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0" xml:id="id66" draw:id="id66" draw:layer="layout" svg:width="0.41cm" svg:height="0.5cm" svg:x="10.689cm" svg:y="5.2cm">
            <text:p text:style-name="P2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xml:id="id76" draw:id="id76" draw:layer="layout" svg:width="0.411cm" svg:height="0.5cm" svg:x="12.499cm" svg:y="7.2cm">
            <text:p text:style-name="P2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xml:id="id78" draw:id="id78" draw:layer="layout" svg:width="0.411cm" svg:height="0.5cm" svg:x="17.498cm" svg:y="7.2cm">
            <text:p text:style-name="P2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xml:id="id80" draw:id="id80" draw:layer="layout" svg:width="0.41cm" svg:height="0.5cm" svg:x="22.499cm" svg:y="7.2cm">
            <text:p text:style-name="P2"><text:span text:style-name="T2">n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xml:id="id82" draw:id="id82" draw:layer="layout" svg:width="0.909cm" svg:height="0.5cm" svg:x="16.444cm" svg:y="7.2cm">
          <text:p text:style-name="P5"><text:span text:style-name="T2">nhw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1" draw:id="id81" draw:layer="layout" svg:width="0.909cm" svg:height="0.5cm" svg:x="11.3cm" svg:y="7.2cm">
          <text:p text:style-name="P5"><text:span text:style-name="T2">n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83" draw:id="id83" draw:layer="layout" svg:width="0.909cm" svg:height="0.5cm" svg:x="21.454cm" svg:y="7.2cm">
          <text:p text:style-name="P5"><text:span text:style-name="T2">n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88" draw:id="id88" draw:layer="layout" svg:width="1.301cm" svg:height="0.5cm" svg:x="6.498cm" svg:y="6.5cm">
          <text:p text:style-name="P5"><text:span text:style-name="T2">nh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89" draw:id="id89" draw:layer="layout" svg:width="1.301cm" svg:height="0.5cm" svg:x="6.498cm" svg:y="10.5cm">
          <text:p text:style-name="P5"><text:span text:style-name="T2">nhw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90" draw:id="id90" draw:layer="layout" svg:width="1.301cm" svg:height="0.5cm" svg:x="6.498cm" svg:y="14.5cm">
          <text:p text:style-name="P5"><text:span text:style-name="T2">nhw0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85" draw:id="id85" draw:layer="layout" svg:width="0.91cm" svg:height="0.5cm" svg:x="15.297cm" svg:y="7.2cm">
          <text:p text:style-name="P5"><text:span text:style-name="T2">nsw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84" draw:id="id84" draw:layer="layout" svg:width="0.91cm" svg:height="0.5cm" svg:x="10.199cm" svg:y="7.2cm">
          <text:p text:style-name="P5"><text:span text:style-name="T2">n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86" draw:id="id86" draw:layer="layout" svg:width="0.91cm" svg:height="0.5cm" svg:x="20.298cm" svg:y="7.2cm">
          <text:p text:style-name="P5"><text:span text:style-name="T2">nsw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92" draw:id="id92" draw:layer="layout" svg:width="1.3cm" svg:height="0.5cm" svg:x="6.498cm" svg:y="7.1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93" draw:id="id93" draw:layer="layout" svg:width="1.3cm" svg:height="0.5cm" svg:x="6.498cm" svg:y="11.1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94" draw:id="id94" draw:layer="layout" svg:width="1.3cm" svg:height="0.5cm" svg:x="6.498cm" svg:y="15.1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64" draw:id="id64" draw:layer="layout" svg:width="0.599cm" svg:height="0.5cm" svg:x="7.799cm" svg:y="3.2cm">
          <text:p text:style-name="P5"><text:span text:style-name="T2">bv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line-skew="0.55cm" svg:x1="7.205cm" svg:y1="3.7cm" svg:x2="4.788cm" svg:y2="7.45cm" draw:start-shape="id57" draw:start-glue-point="2" draw:end-shape="id58" draw:end-glue-point="3" svg:d="M7205 3700v2300h-2917v1450h500" svg:viewBox="0 0 2918 3751">
          <text:p/>
        </draw:connector>
        <draw:connector draw:style-name="gr15" draw:text-style-name="P3" draw:layer="layout" draw:line-skew="-1.45cm" svg:x1="7.205cm" svg:y1="3.7cm" svg:x2="4.788cm" svg:y2="11.45cm" draw:start-shape="id57" draw:start-glue-point="2" draw:end-shape="id59" draw:end-glue-point="3" svg:d="M7205 3700v2300h-2917v5450h500" svg:viewBox="0 0 2918 7751">
          <text:p/>
        </draw:connector>
        <draw:connector draw:style-name="gr15" draw:text-style-name="P3" draw:layer="layout" draw:line-skew="-3.45cm" svg:x1="7.205cm" svg:y1="3.7cm" svg:x2="4.788cm" svg:y2="15.45cm" draw:start-shape="id57" draw:start-glue-point="2" draw:end-shape="id60" draw:end-glue-point="3" svg:d="M7205 3700v2300h-2917v9450h500" svg:viewBox="0 0 2918 11751">
          <text:p/>
        </draw:connector>
        <draw:connector draw:style-name="gr15" draw:text-style-name="P3" draw:layer="layout" svg:x1="16.799cm" svg:y1="5.45cm" svg:x2="16.509cm" svg:y2="5.45cm" draw:start-shape="id61" draw:start-glue-point="3" draw:end-shape="id62" draw:end-glue-point="1" svg:d="M16799 5450h-290" svg:viewBox="0 0 291 1">
          <text:p/>
        </draw:connector>
        <draw:g>
          <draw:connector draw:style-name="gr16" draw:text-style-name="P3" draw:layer="layout" svg:x1="8.799cm" svg:y1="3.45cm" svg:x2="8.398cm" svg:y2="3.45cm" draw:start-shape="id63" draw:start-glue-point="3" draw:end-shape="id64" draw:end-glue-point="1" svg:d="M8799 3450h-401" svg:viewBox="0 0 402 1">
            <text:p/>
          </draw:connector>
          <draw:connector draw:style-name="gr16" draw:text-style-name="P3" draw:layer="layout" svg:x1="9.004cm" svg:y1="3.7cm" svg:x2="7.41cm" svg:y2="3.45cm" draw:start-shape="id63" draw:start-glue-point="2" draw:end-shape="id57" draw:end-glue-point="1" svg:d="M9004 3700v500h-899v-750h-695" svg:viewBox="0 0 1595 751">
            <text:p/>
          </draw:connector>
          <draw:connector draw:style-name="gr16" draw:text-style-name="P3" draw:layer="layout" svg:x1="9.209cm" svg:y1="3.45cm" svg:x2="17.21cm" svg:y2="5.45cm" draw:start-shape="id63" draw:start-glue-point="1" draw:end-shape="id61" draw:end-glue-point="1" svg:d="M9209 3450h8500v2000h-499" svg:viewBox="0 0 8501 2001">
            <text:p/>
          </draw:connector>
          <draw:connector draw:style-name="gr16" draw:text-style-name="P3" draw:layer="layout" svg:x1="9.209cm" svg:y1="3.45cm" svg:x2="11.599cm" svg:y2="5.45cm" draw:start-shape="id63" draw:start-glue-point="1" draw:end-shape="id65" draw:end-glue-point="1" svg:d="M9209 3450h2889v2000h-499" svg:viewBox="0 0 2890 2001">
            <text:p/>
          </draw:connector>
          <draw:connector draw:style-name="gr16" draw:text-style-name="P3" draw:layer="layout" svg:x1="9.004cm" svg:y1="3.7cm" svg:x2="10.689cm" svg:y2="5.45cm" draw:start-shape="id63" draw:start-glue-point="2" draw:end-shape="id66" draw:end-glue-point="3" svg:d="M9004 3700v1750h1685" svg:viewBox="0 0 1686 1751">
            <text:p/>
          </draw:connector>
          <draw:connector draw:style-name="gr17" draw:text-style-name="P3" draw:layer="layout" svg:x1="11.393cm" svg:y1="5.7cm" svg:x2="13.204cm" svg:y2="7.2cm" draw:start-shape="id65" draw:start-glue-point="2" draw:end-shape="id67" draw:end-glue-point="0" svg:d="M11393 5700v750h1811v750" svg:viewBox="0 0 1812 1501">
            <text:p/>
          </draw:connector>
          <draw:connector draw:style-name="gr17" draw:text-style-name="P3" draw:layer="layout" svg:x1="11.393cm" svg:y1="5.7cm" svg:x2="18.203cm" svg:y2="7.2cm" draw:start-shape="id65" draw:start-glue-point="2" draw:end-shape="id68" draw:end-glue-point="0" svg:d="M11393 5700v750h6810v750" svg:viewBox="0 0 6811 1501">
            <text:p/>
          </draw:connector>
          <draw:connector draw:style-name="gr17" draw:text-style-name="P3" draw:layer="layout" svg:x1="11.393cm" svg:y1="5.7cm" svg:x2="23.203cm" svg:y2="7.2cm" draw:start-shape="id65" draw:start-glue-point="2" draw:end-shape="id69" draw:end-glue-point="0" svg:d="M11393 5700v750h11810v750" svg:viewBox="0 0 11811 1501">
            <text:p/>
          </draw:connector>
          <draw:connector draw:style-name="gr18" draw:text-style-name="P3" draw:layer="layout" svg:x1="13.409cm" svg:y1="7.45cm" svg:x2="14.208cm" svg:y2="9.45cm" draw:start-shape="id67" draw:start-glue-point="1" draw:end-shape="id70" draw:end-glue-point="1" svg:d="M13409 7450h1298v2000h-499" svg:viewBox="0 0 1299 2001">
            <text:p/>
          </draw:connector>
          <draw:connector draw:style-name="gr18" draw:text-style-name="P3" draw:layer="layout" svg:x1="13.409cm" svg:y1="7.45cm" svg:x2="14.208cm" svg:y2="13.45cm" draw:start-shape="id67" draw:start-glue-point="1" draw:end-shape="id71" draw:end-glue-point="1" svg:d="M13409 7450h1298v6000h-499" svg:viewBox="0 0 1299 6001">
            <text:p/>
          </draw:connector>
          <draw:connector draw:style-name="gr18" draw:text-style-name="P3" draw:layer="layout" svg:x1="18.408cm" svg:y1="7.45cm" svg:x2="19.209cm" svg:y2="9.45cm" draw:start-shape="id68" draw:start-glue-point="1" draw:end-shape="id72" draw:end-glue-point="1" svg:d="M18408 7450h1300v2000h-499" svg:viewBox="0 0 1301 2001">
            <text:p/>
          </draw:connector>
          <draw:connector draw:style-name="gr18" draw:text-style-name="P3" draw:layer="layout" svg:x1="18.408cm" svg:y1="7.45cm" svg:x2="19.209cm" svg:y2="13.45cm" draw:start-shape="id68" draw:start-glue-point="1" draw:end-shape="id73" draw:end-glue-point="1" svg:d="M18408 7450h1300v6000h-499" svg:viewBox="0 0 1301 6001">
            <text:p/>
          </draw:connector>
          <draw:connector draw:style-name="gr18" draw:text-style-name="P3" draw:layer="layout" svg:x1="23.409cm" svg:y1="7.45cm" svg:x2="24.21cm" svg:y2="9.45cm" draw:start-shape="id69" draw:start-glue-point="1" draw:end-shape="id74" draw:end-glue-point="1" svg:d="M23409 7450h1300v2000h-499" svg:viewBox="0 0 1301 2001">
            <text:p/>
          </draw:connector>
          <draw:connector draw:style-name="gr18" draw:text-style-name="P3" draw:layer="layout" svg:x1="23.409cm" svg:y1="7.45cm" svg:x2="24.21cm" svg:y2="13.45cm" draw:start-shape="id69" draw:start-glue-point="1" draw:end-shape="id75" draw:end-glue-point="1" svg:d="M23409 7450h1300v6000h-499" svg:viewBox="0 0 1301 6001">
            <text:p/>
          </draw:connector>
        </draw:g>
        <draw:g>
          <draw:connector draw:style-name="gr19" draw:text-style-name="P3" draw:layer="layout" svg:x1="10.894cm" svg:y1="5.7cm" svg:x2="12.704cm" svg:y2="7.2cm" draw:start-shape="id66" draw:start-glue-point="2" draw:end-shape="id76" draw:end-glue-point="0" svg:d="M10894 5700v750h1810v750" svg:viewBox="0 0 1811 1501">
            <text:p/>
          </draw:connector>
          <draw:connector draw:style-name="gr19" draw:text-style-name="P3" draw:layer="layout" svg:x1="13.304cm" svg:y1="6.602cm" svg:x2="17.703cm" svg:y2="7.2cm" draw:start-shape="id77" draw:start-glue-point="3" draw:end-shape="id78" draw:end-glue-point="0" svg:d="M13304 6602h4399v598" svg:viewBox="0 0 4400 599">
            <text:p/>
          </draw:connector>
          <draw:circle draw:style-name="gr20" draw:text-style-name="P2" xml:id="id77" draw:id="id77" draw:layer="layout" svg:width="0.2cm" svg:height="0.2cm" draw:transform="rotate (-3.14159265358979) translate (13.304cm 6.702cm)" draw:kind="arc" draw:start-angle="358.28" draw:end-angle="179.43">
            <text:p/>
          </draw:circle>
          <draw:connector draw:style-name="gr21" draw:text-style-name="P3" draw:layer="layout" svg:x1="10.894cm" svg:y1="5.7cm" svg:x2="13.104cm" svg:y2="6.602cm" draw:start-shape="id66" draw:start-glue-point="2" draw:end-shape="id77" draw:end-glue-point="1" svg:d="M10894 5700v902h2210" svg:viewBox="0 0 2211 903">
            <text:p/>
          </draw:connector>
          <draw:ellipse draw:style-name="gr20" draw:text-style-name="P2" xml:id="id79" draw:id="id79" draw:layer="layout" svg:width="0.202cm" svg:height="0.2cm" draw:transform="rotate (-3.14159265358979) translate (18.305cm 6.702cm)" draw:kind="arc" draw:start-angle="358.28" draw:end-angle="179.43">
            <text:p/>
          </draw:ellipse>
          <draw:connector draw:style-name="gr21" draw:text-style-name="P3" draw:layer="layout" svg:x1="13.304cm" svg:y1="6.602cm" svg:x2="18.103cm" svg:y2="6.602cm" draw:start-shape="id77" draw:start-glue-point="3" draw:end-shape="id79" draw:end-glue-point="1" svg:d="M13304 6602h4799" svg:viewBox="0 0 4800 1">
            <text:p/>
          </draw:connector>
          <draw:connector draw:style-name="gr19" draw:text-style-name="P3" draw:layer="layout" svg:x1="18.305cm" svg:y1="6.602cm" svg:x2="22.704cm" svg:y2="7.2cm" draw:start-shape="id79" draw:start-glue-point="3" draw:end-shape="id80" draw:end-glue-point="0" svg:d="M18305 6602h4399v598" svg:viewBox="0 0 4400 599">
            <text:p/>
          </draw:connector>
        </draw:g>
        <draw:connector draw:style-name="gr22" draw:text-style-name="P3" draw:layer="layout" svg:x1="12.499cm" svg:y1="7.45cm" svg:x2="12.209cm" svg:y2="7.45cm" draw:start-shape="id76" draw:start-glue-point="3" draw:end-shape="id81" draw:end-glue-point="1" svg:d="M12499 7450h-290" svg:viewBox="0 0 291 1">
          <text:p/>
        </draw:connector>
        <draw:connector draw:style-name="gr22" draw:text-style-name="P3" draw:layer="layout" svg:x1="17.498cm" svg:y1="7.45cm" svg:x2="17.353cm" svg:y2="7.45cm" draw:start-shape="id78" draw:start-glue-point="3" draw:end-shape="id82" draw:end-glue-point="1" svg:d="M17498 7450h-145" svg:viewBox="0 0 146 1">
          <text:p/>
        </draw:connector>
        <draw:connector draw:style-name="gr22" draw:text-style-name="P3" draw:layer="layout" svg:x1="22.499cm" svg:y1="7.45cm" svg:x2="22.363cm" svg:y2="7.45cm" draw:start-shape="id80" draw:start-glue-point="3" draw:end-shape="id83" draw:end-glue-point="1" svg:d="M22499 7450h-136" svg:viewBox="0 0 137 1">
          <text:p/>
        </draw:connector>
        <draw:connector draw:style-name="gr23" draw:text-style-name="P3" draw:layer="layout" draw:line-skew="-0.4cm -0.551cm" svg:x1="12.704cm" svg:y1="7.7cm" svg:x2="11.109cm" svg:y2="7.45cm" draw:start-shape="id76" draw:start-glue-point="2" draw:end-shape="id84" draw:end-glue-point="1" svg:d="M12704 7700v100h-1451v-350h-144" svg:viewBox="0 0 1596 351">
          <text:p/>
        </draw:connector>
        <draw:connector draw:style-name="gr23" draw:text-style-name="P3" draw:layer="layout" draw:line-skew="-0.4cm -0.455cm" svg:x1="17.703cm" svg:y1="7.7cm" svg:x2="16.207cm" svg:y2="7.45cm" draw:start-shape="id78" draw:start-glue-point="2" draw:end-shape="id85" draw:end-glue-point="1" svg:d="M17703 7700v100h-1306v-350h-190" svg:viewBox="0 0 1497 351">
          <text:p/>
        </draw:connector>
        <draw:connector draw:style-name="gr23" draw:text-style-name="P3" draw:layer="layout" draw:line-skew="-0.4cm -0.455cm" svg:x1="22.704cm" svg:y1="7.7cm" svg:x2="21.208cm" svg:y2="7.45cm" draw:start-shape="id80" draw:start-glue-point="2" draw:end-shape="id86" draw:end-glue-point="1" svg:d="M22704 7700v100h-1305v-350h-191" svg:viewBox="0 0 1497 351">
          <text:p/>
        </draw:connector>
        <draw:connector draw:style-name="gr24" draw:text-style-name="P3" draw:layer="layout" svg:x1="11.754cm" svg:y1="7.7cm" svg:x2="9.409cm" svg:y2="9.1cm" draw:start-shape="id81" draw:end-shape="id87" draw:end-glue-point="0" svg:d="M11754 7700v700h-2345v700" svg:viewBox="0 0 2346 1401">
          <text:p/>
        </draw:connector>
        <draw:frame draw:style-name="gr25" draw:text-style-name="P12" xml:id="id87" draw:id="id87" draw:layer="layout" svg:width="2.219cm" svg:height="1.029cm" svg:x="8.3cm" svg:y="9.1cm">
          <draw:text-box>
            <text:p text:style-name="P7"><text:span text:style-name="T4">c</text:span><text:span text:style-name="T5">hw</text:span></text:p>
          </draw:text-box>
        </draw:frame>
        <draw:frame draw:style-name="gr26" draw:text-style-name="P13" xml:id="id91" draw:id="id91" draw:layer="layout" svg:width="2.126cm" svg:height="1.029cm" svg:x="8.3cm" svg:y="11.1cm">
          <draw:text-box>
            <text:p text:style-name="P7"><text:span text:style-name="T6">c</text:span><text:span text:style-name="T7">sw</text:span></text:p>
          </draw:text-box>
          <draw:glue-point draw:id="4" svg:x="-0.734cm" svg:y="5.014cm"/>
          <draw:glue-point draw:id="5" svg:x="0.973cm" svg:y="5.004cm"/>
        </draw:frame>
        <draw:connector draw:style-name="gr27" draw:text-style-name="P3" draw:layer="layout" draw:line-skew="0.201cm 0cm -0.3cm" svg:x1="8.3cm" svg:y1="9.614cm" svg:x2="7.799cm" svg:y2="6.75cm" draw:start-shape="id87" draw:start-glue-point="3" draw:end-shape="id88" draw:end-glue-point="1" svg:d="M8300 9614h-300v-1564h-2v-1300h-199" svg:viewBox="0 0 502 2865">
          <text:p/>
        </draw:connector>
        <draw:connector draw:style-name="gr27" draw:text-style-name="P3" draw:layer="layout" draw:line-skew="2cm -1.1cm -0.3cm" svg:x1="8.3cm" svg:y1="9.614cm" svg:x2="7.799cm" svg:y2="10.75cm" draw:start-shape="id87" draw:start-glue-point="3" draw:end-shape="id89" draw:end-glue-point="1" svg:d="M8300 9614h-303v786h1v350h-199" svg:viewBox="0 0 502 1137">
          <text:p/>
        </draw:connector>
        <draw:connector draw:style-name="gr27" draw:text-style-name="P3" draw:layer="layout" draw:line-skew="0.201cm 0cm -0.3cm" svg:x1="8.3cm" svg:y1="9.614cm" svg:x2="7.799cm" svg:y2="14.75cm" draw:start-shape="id87" draw:start-glue-point="3" draw:end-shape="id90" draw:end-glue-point="1" svg:d="M8300 9614h-300v2701h-2v2435h-199" svg:viewBox="0 0 502 5137">
          <text:p/>
        </draw:connector>
        <draw:connector draw:style-name="gr28" draw:text-style-name="P3" draw:layer="layout" draw:line-skew="0.4cm 0cm -0.1cm" svg:x1="8.3cm" svg:y1="11.614cm" svg:x2="7.798cm" svg:y2="7.35cm" draw:start-shape="id91" draw:start-glue-point="3" draw:end-shape="id92" draw:end-glue-point="1" svg:d="M8300 11614h-101v-2264h-1v-2000h-400" svg:viewBox="0 0 503 4265">
          <text:p/>
        </draw:connector>
        <draw:connector draw:style-name="gr28" draw:text-style-name="P3" draw:layer="layout" svg:x1="8.3cm" svg:y1="11.614cm" svg:x2="7.798cm" svg:y2="11.35cm" draw:start-shape="id91" draw:start-glue-point="3" draw:end-shape="id93" draw:end-glue-point="1" svg:d="M8300 11614h-251v-264h-251" svg:viewBox="0 0 503 265">
          <text:p/>
        </draw:connector>
        <draw:connector draw:style-name="gr28" draw:text-style-name="P3" draw:layer="layout" draw:line-skew="0.4cm 0cm -0.1cm" svg:x1="8.3cm" svg:y1="11.614cm" svg:x2="7.798cm" svg:y2="15.35cm" draw:start-shape="id91" draw:start-glue-point="3" draw:end-shape="id94" draw:end-glue-point="1" svg:d="M8300 11614h-101v2001h-1v1735h-400" svg:viewBox="0 0 503 3737">
          <text:p/>
        </draw:connector>
        <draw:connector draw:style-name="gr28" draw:text-style-name="P3" draw:layer="layout" draw:line-skew="3.77cm" svg:x1="10.654cm" svg:y1="7.7cm" svg:x2="9.569cm" svg:y2="12.128cm" draw:start-shape="id84" draw:start-glue-point="2" draw:end-shape="id91" draw:end-glue-point="5" svg:d="M10654 7700v5470h273v-540h-1358v-502" svg:viewBox="0 0 1359 5471">
          <text:p/>
        </draw:connector>
        <draw:connector draw:style-name="gr24" draw:text-style-name="P3" draw:layer="layout" svg:x1="16.898cm" svg:y1="7.7cm" svg:x2="9.409cm" svg:y2="9.1cm" draw:start-shape="id82" draw:start-glue-point="2" draw:end-shape="id87" draw:end-glue-point="0" svg:d="M16898 7700v700h-7489v700" svg:viewBox="0 0 7490 1401">
          <text:p/>
        </draw:connector>
        <draw:connector draw:style-name="gr24" draw:text-style-name="P3" draw:layer="layout" svg:x1="21.908cm" svg:y1="7.7cm" svg:x2="9.409cm" svg:y2="9.1cm" draw:start-shape="id83" draw:start-glue-point="2" draw:end-shape="id87" draw:end-glue-point="0" svg:d="M21908 7700v700h-12499v700" svg:viewBox="0 0 12500 1401">
          <text:p/>
        </draw:connector>
        <draw:connector draw:style-name="gr28" draw:text-style-name="P3" draw:layer="layout" draw:line-skew="3.97cm" svg:x1="15.752cm" svg:y1="7.7cm" svg:x2="9.363cm" svg:y2="12.129cm" draw:start-shape="id85" draw:start-glue-point="2" draw:end-shape="id91" draw:end-glue-point="2" svg:d="M15752 7700v8900h-6389v-4471" svg:viewBox="0 0 6390 8901">
          <text:p/>
        </draw:connector>
        <draw:connector draw:style-name="gr28" draw:text-style-name="P3" draw:layer="layout" draw:line-skew="4.17cm" svg:x1="20.753cm" svg:y1="7.7cm" svg:x2="9.207cm" svg:y2="12.129cm" draw:start-shape="id86" draw:start-glue-point="2" draw:end-shape="id91" draw:end-glue-point="4" svg:d="M20753 7700v9100h-11546v-4671" svg:viewBox="0 0 11547 9101">
          <text:p/>
        </draw:connector>
        <draw:custom-shape draw:style-name="gr13" draw:text-style-name="P6" xml:id="id95" draw:id="id95" draw:layer="layout" svg:width="1.3cm" svg:height="0.5cm" svg:x="11.098cm" svg:y="9.2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96" draw:id="id96" draw:layer="layout" svg:width="1.3cm" svg:height="0.5cm" svg:x="11.098cm" svg:y="13.2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0cm 0.055cm" svg:x1="10.654cm" svg:y1="7.7cm" svg:x2="11.098cm" svg:y2="9.45cm" draw:start-shape="id84" draw:start-glue-point="2" draw:end-shape="id95" draw:end-glue-point="3" svg:d="M10654 7700v750h-1v1000h445" svg:viewBox="0 0 446 1751">
          <text:p/>
        </draw:connector>
        <draw:connector draw:style-name="gr29" draw:text-style-name="P3" draw:layer="layout" draw:line-skew="0cm 0.055cm" svg:x1="10.654cm" svg:y1="7.7cm" svg:x2="11.098cm" svg:y2="13.45cm" draw:start-shape="id84" draw:start-glue-point="2" draw:end-shape="id96" draw:end-glue-point="3" svg:d="M10654 7700v2750h-1v3000h445" svg:viewBox="0 0 446 5751">
          <text:p/>
        </draw:connector>
        <draw:custom-shape draw:style-name="gr13" draw:text-style-name="P6" xml:id="id97" draw:id="id97" draw:layer="layout" svg:width="1.3cm" svg:height="0.5cm" svg:x="16.099cm" svg:y="9.2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98" draw:id="id98" draw:layer="layout" svg:width="1.3cm" svg:height="0.5cm" svg:x="16.099cm" svg:y="13.2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99" draw:id="id99" draw:layer="layout" svg:width="1.3cm" svg:height="0.5cm" svg:x="21.099cm" svg:y="9.2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0" draw:id="id100" draw:layer="layout" svg:width="1.3cm" svg:height="0.5cm" svg:x="21.099cm" svg:y="13.2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0cm 0.155cm" svg:x1="15.752cm" svg:y1="7.7cm" svg:x2="16.099cm" svg:y2="9.45cm" draw:start-shape="id85" draw:start-glue-point="2" draw:end-shape="id97" draw:end-glue-point="3" svg:d="M15752 7700v750h2v1000h345" svg:viewBox="0 0 348 1751">
          <text:p/>
        </draw:connector>
        <draw:connector draw:style-name="gr29" draw:text-style-name="P3" draw:layer="layout" draw:line-skew="0cm 0.155cm" svg:x1="15.752cm" svg:y1="7.7cm" svg:x2="16.099cm" svg:y2="13.45cm" draw:start-shape="id85" draw:start-glue-point="2" draw:end-shape="id98" draw:end-glue-point="3" svg:d="M15752 7700v2750h2v3000h345" svg:viewBox="0 0 348 5751">
          <text:p/>
        </draw:connector>
        <draw:connector draw:style-name="gr29" draw:text-style-name="P3" draw:layer="layout" draw:line-skew="0cm 0.155cm" svg:x1="20.753cm" svg:y1="7.7cm" svg:x2="21.099cm" svg:y2="9.45cm" draw:start-shape="id86" draw:start-glue-point="2" draw:end-shape="id99" draw:end-glue-point="3" svg:d="M20753 7700v750h1v1000h345" svg:viewBox="0 0 347 1751">
          <text:p/>
        </draw:connector>
        <draw:connector draw:style-name="gr29" draw:text-style-name="P3" draw:layer="layout" draw:line-skew="0cm 0.155cm" svg:x1="20.753cm" svg:y1="7.7cm" svg:x2="21.099cm" svg:y2="13.45cm" draw:start-shape="id86" draw:start-glue-point="2" draw:end-shape="id100" draw:end-glue-point="3" svg:d="M20753 7700v2750h1v3000h345" svg:viewBox="0 0 347 5751">
          <text:p/>
        </draw:connector>
        <draw:custom-shape draw:style-name="gr13" draw:text-style-name="P6" xml:id="id102" draw:id="id102" draw:layer="layout" svg:width="1.3cm" svg:height="0.5cm" svg:x="11.699cm" svg:y="10.5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1" draw:id="id101" draw:layer="layout" svg:width="1.3cm" svg:height="0.5cm" svg:x="11.699cm" svg:y="11.7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4" draw:id="id104" draw:layer="layout" svg:width="1.3cm" svg:height="0.5cm" svg:x="11.699cm" svg:y="14.6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3" draw:id="id103" draw:layer="layout" svg:width="1.3cm" svg:height="0.5cm" svg:x="11.699cm" svg:y="15.8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5cm" svg:x1="11.748cm" svg:y1="9.7cm" svg:x2="11.699cm" svg:y2="11.95cm" draw:start-shape="id95" draw:start-glue-point="2" draw:end-shape="id101" draw:end-glue-point="3" svg:d="M11748 9700v500h-549v1750h500" svg:viewBox="0 0 550 2251">
          <text:p/>
        </draw:connector>
        <draw:connector draw:style-name="gr29" draw:text-style-name="P3" draw:layer="layout" draw:line-skew="-1.3cm 0.6cm" svg:x1="11.748cm" svg:y1="9.7cm" svg:x2="11.699cm" svg:y2="10.75cm" draw:start-shape="id95" draw:start-glue-point="2" draw:end-shape="id102" draw:end-glue-point="3" svg:d="M11748 9700v500h-550v550h501" svg:viewBox="0 0 551 1051">
          <text:p/>
        </draw:connector>
        <draw:connector draw:style-name="gr29" draw:text-style-name="P3" draw:layer="layout" draw:line-skew="-0.55cm" svg:x1="11.748cm" svg:y1="13.7cm" svg:x2="11.699cm" svg:y2="16.05cm" draw:start-shape="id96" draw:start-glue-point="2" draw:end-shape="id103" draw:end-glue-point="3" svg:d="M11748 13700v500h-549v1850h500" svg:viewBox="0 0 550 2351">
          <text:p/>
        </draw:connector>
        <draw:connector draw:style-name="gr29" draw:text-style-name="P3" draw:layer="layout" draw:line-skew="-1.4cm 0.6cm" svg:x1="11.748cm" svg:y1="13.7cm" svg:x2="11.699cm" svg:y2="14.85cm" draw:start-shape="id96" draw:start-glue-point="2" draw:end-shape="id104" draw:end-glue-point="3" svg:d="M11748 13700v500h-550v650h501" svg:viewBox="0 0 551 1151">
          <text:p/>
        </draw:connector>
        <draw:custom-shape draw:style-name="gr13" draw:text-style-name="P6" xml:id="id106" draw:id="id106" draw:layer="layout" svg:width="1.3cm" svg:height="0.5cm" svg:x="16.696cm" svg:y="10.498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5" draw:id="id105" draw:layer="layout" svg:width="1.3cm" svg:height="0.5cm" svg:x="16.696cm" svg:y="11.698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8" draw:id="id108" draw:layer="layout" svg:width="1.3cm" svg:height="0.5cm" svg:x="16.696cm" svg:y="14.598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7" draw:id="id107" draw:layer="layout" svg:width="1.3cm" svg:height="0.5cm" svg:x="16.696cm" svg:y="15.798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499cm" svg:x1="16.749cm" svg:y1="9.7cm" svg:x2="16.696cm" svg:y2="11.948cm" draw:start-shape="id97" draw:start-glue-point="2" draw:end-shape="id105" draw:end-glue-point="3" svg:d="M16749 9700v500h-553v1748h500" svg:viewBox="0 0 554 2249">
          <text:p/>
        </draw:connector>
        <draw:connector draw:style-name="gr29" draw:text-style-name="P3" draw:layer="layout" draw:line-skew="-1.298cm 0.598cm" svg:x1="16.749cm" svg:y1="9.7cm" svg:x2="16.696cm" svg:y2="10.748cm" draw:start-shape="id97" draw:start-glue-point="2" draw:end-shape="id106" draw:end-glue-point="3" svg:d="M16749 9700v500h-552v548h499" svg:viewBox="0 0 553 1049">
          <text:p/>
        </draw:connector>
        <draw:connector draw:style-name="gr29" draw:text-style-name="P3" draw:layer="layout" draw:line-skew="-0.549cm" svg:x1="16.749cm" svg:y1="13.7cm" svg:x2="16.696cm" svg:y2="16.048cm" draw:start-shape="id98" draw:start-glue-point="2" draw:end-shape="id107" draw:end-glue-point="3" svg:d="M16749 13700v500h-553v1848h500" svg:viewBox="0 0 554 2349">
          <text:p/>
        </draw:connector>
        <draw:connector draw:style-name="gr29" draw:text-style-name="P3" draw:layer="layout" draw:line-skew="-1.398cm 0.598cm" svg:x1="16.749cm" svg:y1="13.7cm" svg:x2="16.696cm" svg:y2="14.848cm" draw:start-shape="id98" draw:start-glue-point="2" draw:end-shape="id108" draw:end-glue-point="3" svg:d="M16749 13700v500h-552v648h499" svg:viewBox="0 0 553 1149">
          <text:p/>
        </draw:connector>
        <draw:custom-shape draw:style-name="gr13" draw:text-style-name="P6" xml:id="id110" draw:id="id110" draw:layer="layout" svg:width="1.3cm" svg:height="0.5cm" svg:x="21.695cm" svg:y="10.496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09" draw:id="id109" draw:layer="layout" svg:width="1.3cm" svg:height="0.5cm" svg:x="21.695cm" svg:y="11.696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12" draw:id="id112" draw:layer="layout" svg:width="1.3cm" svg:height="0.5cm" svg:x="21.695cm" svg:y="14.596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11" draw:id="id111" draw:layer="layout" svg:width="1.3cm" svg:height="0.5cm" svg:x="21.695cm" svg:y="15.796cm">
          <text:p text:style-name="P5"><text:span text:style-name="T2">nreqc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498cm" svg:x1="21.749cm" svg:y1="9.7cm" svg:x2="21.695cm" svg:y2="11.946cm" draw:start-shape="id99" draw:start-glue-point="2" draw:end-shape="id109" draw:end-glue-point="3" svg:d="M21749 9700v500h-554v1746h500" svg:viewBox="0 0 555 2247">
          <text:p/>
        </draw:connector>
        <draw:connector draw:style-name="gr29" draw:text-style-name="P3" draw:layer="layout" draw:line-skew="-1.296cm 0.596cm" svg:x1="21.749cm" svg:y1="9.7cm" svg:x2="21.695cm" svg:y2="10.746cm" draw:start-shape="id99" draw:start-glue-point="2" draw:end-shape="id110" draw:end-glue-point="3" svg:d="M21749 9700v500h-554v546h500" svg:viewBox="0 0 555 1047">
          <text:p/>
        </draw:connector>
        <draw:connector draw:style-name="gr29" draw:text-style-name="P3" draw:layer="layout" draw:line-skew="-0.548cm" svg:x1="21.749cm" svg:y1="13.7cm" svg:x2="21.695cm" svg:y2="16.046cm" draw:start-shape="id100" draw:start-glue-point="2" draw:end-shape="id111" draw:end-glue-point="3" svg:d="M21749 13700v500h-554v1846h500" svg:viewBox="0 0 555 2347">
          <text:p/>
        </draw:connector>
        <draw:connector draw:style-name="gr29" draw:text-style-name="P3" draw:layer="layout" draw:line-skew="-1.396cm 0.596cm" svg:x1="21.749cm" svg:y1="13.7cm" svg:x2="21.695cm" svg:y2="14.846cm" draw:start-shape="id100" draw:start-glue-point="2" draw:end-shape="id112" draw:end-glue-point="3" svg:d="M21749 13700v500h-554v646h500" svg:viewBox="0 0 555 1147">
          <text:p/>
        </draw:connector>
        <draw:connector draw:style-name="gr30" draw:text-style-name="P3" draw:layer="layout" svg:x1="4.299cm" svg:y1="2.4cm" svg:x2="9.004cm" svg:y2="3.2cm" draw:start-shape="id113" draw:start-glue-point="0" draw:end-shape="id63" draw:end-glue-point="0" svg:d="M4299 2400v-500h4705v1300" svg:viewBox="0 0 4706 1301">
          <text:p/>
        </draw:connector>
        <draw:custom-shape draw:style-name="gr31" draw:text-style-name="P1" xml:id="id113" draw:id="id113" draw:layer="layout" svg:width="1.8cm" svg:height="0.6cm" svg:x="3.399cm" svg:y="2.4cm">
          <text:p text:style-name="P1">Clie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onnector draw:style-name="gr32" draw:text-style-name="P3" draw:layer="layout" svg:x1="14.098cm" svg:y1="13cm" svg:x2="15.5cm" svg:y2="7cm" draw:start-shape="id114" draw:start-glue-point="1" draw:end-shape="id115" draw:end-glue-point="3" svg:d="M14098 13000h701v-6000h701" svg:viewBox="0 0 1403 6001">
          <text:p/>
        </draw:connector>
        <draw:custom-shape draw:style-name="gr1" draw:text-style-name="P1" xml:id="id116" draw:id="id116" draw:layer="layout" svg:width="2.598cm" svg:height="1cm" svg:x="6.401cm" svg:y="2.4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98cm" svg:height="1cm" svg:x="3.8cm" svg:y="4.5cm">
          <text:p text:style-name="P1"><text:span text:style-name="T1">HW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8" draw:id="id118" draw:layer="layout" svg:width="2.599cm" svg:height="1cm" svg:x="8.799cm" svg:y="4.5cm">
          <text:p text:style-name="P1"><text:span text:style-name="T1">SW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9" draw:id="id119" draw:layer="layout" svg:width="2.598cm" svg:height="1cm" svg:x="14.8cm" svg:y="4.5cm"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7cm" svg:y1="3.4cm" svg:x2="3.997cm" svg:y2="4.5cm" draw:start-shape="id116" draw:start-glue-point="2" draw:end-shape="id117" draw:end-glue-point="0" svg:d="M7700 3400v551h-3703v549" svg:viewBox="0 0 3704 1101">
          <text:p/>
        </draw:connector>
        <draw:connector draw:style-name="gr3" draw:text-style-name="P2" draw:layer="layout" svg:x1="7.7cm" svg:y1="3.4cm" svg:x2="10.098cm" svg:y2="4.5cm" draw:start-shape="id116" draw:start-glue-point="2" draw:end-shape="id118" draw:end-glue-point="0" svg:d="M7700 3400v550h2398v550" svg:viewBox="0 0 2399 1101">
          <text:p/>
        </draw:connector>
        <draw:connector draw:style-name="gr3" draw:text-style-name="P2" draw:layer="layout" svg:x1="7.7cm" svg:y1="3.4cm" svg:x2="16.099cm" svg:y2="4.5cm" draw:start-shape="id116" draw:start-glue-point="2" draw:end-shape="id119" draw:end-glue-point="0" svg:d="M7700 3400v550h8399v550" svg:viewBox="0 0 8400 1101">
          <text:p/>
        </draw:connector>
        <draw:custom-shape draw:style-name="gr1" draw:text-style-name="P1" xml:id="id120" draw:id="id120" draw:layer="layout" svg:width="2.598cm" svg:height="1cm" svg:x="4.499cm" svg:y="6.5cm">
          <text:p text:style-name="P1"><text:span text:style-name="T1">Res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7cm" draw:start-shape="id117" draw:start-glue-point="2" draw:end-shape="id120" draw:end-glue-point="3" svg:d="M3997 5500v1500h502" svg:viewBox="0 0 503 1501">
          <text:p/>
        </draw:connector>
        <draw:custom-shape draw:style-name="gr1" draw:text-style-name="P1" xml:id="id121" draw:id="id121" draw:layer="layout" svg:width="2.598cm" svg:height="1cm" svg:x="4.499cm" svg:y="10.5cm">
          <text:p text:style-name="P1"><text:span text:style-name="T1">Res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11cm" draw:start-shape="id117" draw:start-glue-point="2" draw:end-shape="id121" draw:end-glue-point="3" svg:d="M3997 5500v5500h502" svg:viewBox="0 0 503 5501">
          <text:p/>
        </draw:connector>
        <draw:custom-shape draw:style-name="gr1" draw:text-style-name="P1" xml:id="id122" draw:id="id122" draw:layer="layout" svg:width="2.598cm" svg:height="1cm" svg:x="10.499cm" svg:y="6.5cm">
          <text:p text:style-name="P1"><text:span text:style-name="T1">Comp1 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5" draw:id="id115" draw:layer="layout" svg:width="2.598cm" svg:height="1cm" svg:x="15.5cm" svg:y="6.5cm">
          <draw:glue-point draw:id="4" svg:x="-5cm" svg:y="-2cm"/>
          <text:p text:style-name="P1"><text:span text:style-name="T1">Comp2 <text:s text:c="3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3" draw:id="id123" draw:layer="layout" svg:width="2.599cm" svg:height="1cm" svg:x="11.499cm" svg:y="8.5cm">
          <text:p text:style-name="P1"><text:span text:style-name="T1">Impl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4" draw:id="id124" draw:layer="layout" svg:width="2.599cm" svg:height="1cm" svg:x="16.5cm" svg:y="8.5cm">
          <text:p text:style-name="P1"><text:span text:style-name="T1">Impl2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4" draw:id="id114" draw:layer="layout" svg:width="2.599cm" svg:height="1cm" svg:x="11.499cm" svg:y="12.5cm">
          <text:p text:style-name="P1"><text:span text:style-name="T1">Impl1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798cm" svg:y1="7.5cm" svg:x2="12.798cm" svg:y2="8.5cm" draw:start-shape="id122" draw:start-glue-point="2" draw:end-shape="id123" draw:end-glue-point="0" svg:d="M11798 7500v500h1000v500" svg:viewBox="0 0 1001 1001">
          <text:p/>
        </draw:connector>
        <draw:connector draw:style-name="gr3" draw:text-style-name="P2" draw:layer="layout" draw:line-skew="0cm -2cm" svg:x1="11.499cm" svg:y1="13cm" svg:x2="11.798cm" svg:y2="7.5cm" draw:start-shape="id114" draw:start-glue-point="3" draw:end-shape="id122" draw:end-glue-point="2" svg:d="M11499 13000h-502v-5000h801v-500" svg:viewBox="0 0 802 5501">
          <text:p/>
        </draw:connector>
        <draw:connector draw:style-name="gr3" draw:text-style-name="P2" draw:layer="layout" svg:x1="16.799cm" svg:y1="7.5cm" svg:x2="17.799cm" svg:y2="8.5cm" draw:start-shape="id115" draw:start-glue-point="2" draw:end-shape="id124" draw:end-glue-point="0" svg:d="M16799 7500v500h1000v500" svg:viewBox="0 0 1001 1001">
          <text:p/>
        </draw:connector>
        <draw:custom-shape draw:style-name="gr2" draw:text-style-name="P1" xml:id="id125" draw:id="id125" draw:layer="layout" svg:width="2.599cm" svg:height="1cm" svg:x="12.5cm" svg:y="9.9cm">
          <text:p text:style-name="P1"><text:span text:style-name="T1">Mode11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9cm" svg:height="1cm" svg:x="16.4cm" svg:y="9.9cm">
          <text:p text:style-name="P1"><text:span text:style-name="T1">Mode21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6" draw:id="id126" draw:layer="layout" svg:width="2.599cm" svg:height="1cm" svg:x="12.499cm" svg:y="11.1cm">
          <text:p text:style-name="P1"><text:span text:style-name="T1">Mode11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5cm" svg:x1="12.798cm" svg:y1="9.5cm" svg:x2="13.799cm" svg:y2="9.9cm" draw:start-shape="id123" draw:start-glue-point="2" draw:end-shape="id125" draw:end-glue-point="0" svg:d="M12798 9500v150h1001v250" svg:viewBox="0 0 1002 401">
          <text:p/>
        </draw:connector>
        <draw:connector draw:style-name="gr3" draw:text-style-name="P2" draw:layer="layout" draw:line-skew="-0.65cm" svg:x1="12.798cm" svg:y1="9.5cm" svg:x2="12.499cm" svg:y2="11.6cm" draw:start-shape="id123" draw:start-glue-point="2" draw:end-shape="id126" draw:end-glue-point="3" svg:d="M12798 9500v150h-801v1950h502" svg:viewBox="0 0 802 2101">
          <text:p/>
        </draw:connector>
        <draw:connector draw:style-name="gr3" draw:text-style-name="P2" draw:layer="layout" svg:x1="17.799cm" svg:y1="9.5cm" svg:x2="18.798cm" svg:y2="9.9cm" draw:start-shape="id124" draw:start-glue-point="2" draw:end-shape="id127" draw:end-glue-point="0" svg:d="M17799 9500v201h999v199" svg:viewBox="0 0 1000 401">
          <text:p/>
        </draw:connector>
        <draw:custom-shape draw:style-name="gr2" draw:text-style-name="P1" xml:id="id128" draw:id="id128" draw:layer="layout" svg:width="2.599cm" svg:height="1cm" svg:x="12.5cm" svg:y="14.052cm">
          <text:p text:style-name="P1"><text:span text:style-name="T1">Mode12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024cm" svg:x1="12.798cm" svg:y1="13.5cm" svg:x2="13.799cm" svg:y2="14.052cm" draw:start-shape="id114" draw:start-glue-point="2" draw:end-shape="id128" draw:end-glue-point="0" svg:d="M12798 13500v300h1001v252" svg:viewBox="0 0 1002 553">
          <text:p/>
        </draw:connector>
        <draw:connector draw:style-name="gr32" draw:text-style-name="P3" draw:layer="layout" svg:x1="14.098cm" svg:y1="9cm" svg:x2="15.5cm" svg:y2="6.8cm" draw:start-shape="id123" draw:start-glue-point="1" draw:end-shape="id115" draw:end-glue-point="4" svg:d="M14098 9000h701v-2200h701" svg:viewBox="0 0 1403 2201">
          <text:p/>
        </draw:connector>
        <draw:connector draw:style-name="gr3" draw:text-style-name="P2" draw:layer="layout" svg:x1="10.098cm" svg:y1="5.5cm" svg:x2="11.798cm" svg:y2="6.5cm" draw:start-shape="id118" draw:start-glue-point="2" draw:end-shape="id122" draw:end-glue-point="0" svg:d="M10098 5500v500h1700v500" svg:viewBox="0 0 1701 1001">
          <text:p/>
        </draw:connector>
        <draw:connector draw:style-name="gr3" draw:text-style-name="P2" draw:layer="layout" svg:x1="10.098cm" svg:y1="5.5cm" svg:x2="16.799cm" svg:y2="6.5cm" draw:start-shape="id118" draw:start-glue-point="2" draw:end-shape="id115" draw:end-glue-point="0" svg:d="M10098 5500v501h3351v-2h3350v501" svg:viewBox="0 0 6702 1001">
          <text:p/>
        </draw:connector>
        <draw:connector draw:style-name="gr17" draw:text-style-name="P3" draw:layer="layout" draw:line-skew="0.55cm -0.09cm" svg:x1="6.997cm" svg:y1="3.7cm" svg:x2="4.788cm" svg:y2="7.45cm" draw:start-shape="id129" draw:start-glue-point="2" draw:end-shape="id130" draw:end-glue-point="3" svg:d="M6997 3700v2300h-2799v1450h590" svg:viewBox="0 0 2800 3751">
          <text:p/>
        </draw:connector>
        <draw:connector draw:style-name="gr17" draw:text-style-name="P3" draw:layer="layout" draw:line-skew="-1.45cm -0.09cm" svg:x1="6.997cm" svg:y1="3.7cm" svg:x2="4.788cm" svg:y2="11.45cm" draw:start-shape="id129" draw:start-glue-point="2" draw:end-shape="id131" draw:end-glue-point="3" svg:d="M6997 3700v2300h-2799v5450h590" svg:viewBox="0 0 2800 7751">
          <text:p/>
        </draw:connector>
        <draw:connector draw:style-name="gr15" draw:text-style-name="P3" draw:layer="layout" svg:x1="16.8cm" svg:y1="5.45cm" svg:x2="16.51cm" svg:y2="5.45cm" svg:d="M16800 5450h-290" svg:viewBox="0 0 291 1">
          <text:p/>
        </draw:connector>
        <draw:connector draw:style-name="gr16" draw:text-style-name="P3" draw:layer="layout" svg:x1="8.799cm" svg:y1="3.45cm" svg:x2="8.599cm" svg:y2="3.45cm" draw:start-shape="id132" draw:start-glue-point="3" draw:end-shape="id133" draw:end-glue-point="1" svg:d="M8799 3450h-200" svg:viewBox="0 0 201 1">
          <text:p/>
        </draw:connector>
        <draw:connector draw:style-name="gr16" draw:text-style-name="P3" draw:layer="layout" draw:line-skew="-0.4cm -0.4cm" svg:x1="8.999cm" svg:y1="3.7cm" svg:x2="7.197cm" svg:y2="3.45cm" draw:start-shape="id132" draw:start-glue-point="2" draw:end-shape="id129" draw:end-glue-point="1" svg:d="M8999 3700v100h-1401v-350h-401" svg:viewBox="0 0 1803 351">
          <text:p/>
        </draw:connector>
        <draw:connector draw:style-name="gr16" draw:text-style-name="P3" draw:layer="layout" draw:line-skew="4.345cm" svg:x1="9.199cm" svg:y1="3.45cm" svg:x2="17.21cm" svg:y2="5.45cm" draw:start-shape="id132" draw:start-glue-point="1" svg:d="M9199 3450h8601v2000h-590" svg:viewBox="0 0 8602 2001">
          <text:p/>
        </draw:connector>
        <draw:connector draw:style-name="gr16" draw:text-style-name="P3" draw:layer="layout" draw:line-skew="1.35cm" svg:x1="9.199cm" svg:y1="3.45cm" svg:x2="11.6cm" svg:y2="5.45cm" draw:start-shape="id132" draw:start-glue-point="1" svg:d="M9199 3450h2801v2000h-400" svg:viewBox="0 0 2802 2001">
          <text:p/>
        </draw:connector>
        <draw:connector draw:style-name="gr16" draw:text-style-name="P3" draw:layer="layout" svg:x1="8.999cm" svg:y1="3.7cm" svg:x2="10.689cm" svg:y2="5.45cm" draw:start-shape="id132" draw:start-glue-point="2" draw:end-shape="id134" draw:end-glue-point="3" svg:d="M8999 3700v1750h1690" svg:viewBox="0 0 1691 1751">
          <text:p/>
        </draw:connector>
        <draw:connector draw:style-name="gr17" draw:text-style-name="P3" draw:layer="layout" svg:x1="11.395cm" svg:y1="5.7cm" svg:x2="13.205cm" svg:y2="7.2cm" svg:d="M11395 5700v750h1810v750" svg:viewBox="0 0 1811 1501">
          <text:p/>
        </draw:connector>
        <draw:connector draw:style-name="gr17" draw:text-style-name="P3" draw:layer="layout" svg:x1="11.395cm" svg:y1="5.7cm" svg:x2="18.205cm" svg:y2="7.2cm" svg:d="M11395 5700v750h6810v750" svg:viewBox="0 0 6811 1501">
          <text:p/>
        </draw:connector>
        <draw:connector draw:style-name="gr18" draw:text-style-name="P3" draw:layer="layout" draw:line-skew="0.49cm" svg:x1="13.41cm" svg:y1="7.45cm" svg:x2="14.21cm" svg:y2="9.45cm" svg:d="M13410 7450h1790v2000h-990" svg:viewBox="0 0 1791 2001">
          <text:p/>
        </draw:connector>
        <draw:connector draw:style-name="gr18" draw:text-style-name="P3" draw:layer="layout" draw:line-skew="0.49cm" svg:x1="13.41cm" svg:y1="7.45cm" svg:x2="14.21cm" svg:y2="13.45cm" svg:d="M13410 7450h1790v6000h-990" svg:viewBox="0 0 1791 6001">
          <text:p/>
        </draw:connector>
        <draw:connector draw:style-name="gr18" draw:text-style-name="P3" draw:layer="layout" svg:x1="18.397cm" svg:y1="7.45cm" svg:x2="19.007cm" svg:y2="9.2cm" draw:start-shape="id135" draw:start-glue-point="1" draw:end-shape="id136" draw:end-glue-point="0" svg:d="M18397 7450h610v1750" svg:viewBox="0 0 611 1751">
          <text:p/>
        </draw:connector>
        <draw:connector draw:style-name="gr19" draw:text-style-name="P3" draw:layer="layout" draw:line-skew="0.152cm" svg:x1="10.888cm" svg:y1="5.7cm" svg:x2="12.708cm" svg:y2="7.2cm" draw:start-shape="id134" draw:start-glue-point="2" draw:end-shape="id137" draw:end-glue-point="0" svg:d="M10888 5700v902h1820v598" svg:viewBox="0 0 1821 1501">
          <text:p/>
        </draw:connector>
        <draw:connector draw:style-name="gr19" draw:text-style-name="P3" draw:layer="layout" svg:x1="13.304cm" svg:y1="6.602cm" svg:x2="17.708cm" svg:y2="7.2cm" draw:start-shape="id138" draw:start-glue-point="3" draw:end-shape="id139" draw:end-glue-point="0" svg:d="M13304 6602h4404v598" svg:viewBox="0 0 4405 599">
          <text:p/>
        </draw:connector>
        <draw:circle draw:style-name="gr33" draw:text-style-name="P2" xml:id="id138" draw:id="id138" draw:layer="layout" svg:width="0.2cm" svg:height="0.2cm" draw:transform="rotate (-3.14159265358979) translate (13.304cm 6.702cm)" draw:kind="arc" draw:start-angle="358.28" draw:end-angle="179.43">
          <text:p/>
        </draw:circle>
        <draw:connector draw:style-name="gr21" draw:text-style-name="P3" draw:layer="layout" svg:x1="10.888cm" svg:y1="5.7cm" svg:x2="13.104cm" svg:y2="6.602cm" draw:start-shape="id134" draw:start-glue-point="2" draw:end-shape="id138" draw:end-glue-point="1" svg:d="M10888 5700v902h2216" svg:viewBox="0 0 2217 903">
          <text:p/>
        </draw:connector>
        <draw:connector draw:style-name="gr22" draw:text-style-name="P3" draw:layer="layout" svg:x1="12.509cm" svg:y1="7.45cm" svg:x2="12.31cm" svg:y2="7.45cm" draw:start-shape="id137" draw:start-glue-point="3" svg:d="M12509 7450h-199" svg:viewBox="0 0 200 1">
          <text:p/>
        </draw:connector>
        <draw:connector draw:style-name="gr22" draw:text-style-name="P3" draw:layer="layout" svg:x1="17.509cm" svg:y1="7.45cm" svg:x2="17.355cm" svg:y2="7.45cm" draw:start-shape="id139" draw:start-glue-point="3" svg:d="M17509 7450h-154" svg:viewBox="0 0 155 1">
          <text:p/>
        </draw:connector>
        <draw:connector draw:style-name="gr34" draw:text-style-name="P3" draw:layer="layout" draw:line-skew="-0.4cm -0.51cm" svg:x1="12.708cm" svg:y1="7.7cm" svg:x2="11.108cm" svg:y2="7.45cm" draw:start-shape="id137" draw:start-glue-point="2" draw:end-shape="id140" draw:end-glue-point="1" svg:d="M12708 7700v100h-1409v-350h-191" svg:viewBox="0 0 1601 351">
          <text:p/>
        </draw:connector>
        <draw:connector draw:style-name="gr34" draw:text-style-name="P3" draw:layer="layout" draw:line-skew="-0.4cm -0.46cm" svg:x1="17.708cm" svg:y1="7.7cm" svg:x2="16.207cm" svg:y2="7.45cm" draw:start-shape="id139" draw:start-glue-point="2" draw:end-shape="id141" draw:end-glue-point="1" svg:d="M17708 7700v100h-1310v-350h-191" svg:viewBox="0 0 1502 351">
          <text:p/>
        </draw:connector>
        <draw:connector draw:style-name="gr27" draw:text-style-name="P3" draw:layer="layout" draw:line-skew="-0.1cm" svg:x1="11.854cm" svg:y1="7.7cm" svg:x2="8.898cm" svg:y2="6.828cm" draw:start-shape="id142" draw:start-glue-point="2" draw:end-shape="id143" draw:end-glue-point="0" svg:d="M11854 7700v400h-2956v-1272" svg:viewBox="0 0 2957 1273">
          <text:p/>
        </draw:connector>
        <draw:connector draw:style-name="gr27" draw:text-style-name="P3" draw:layer="layout" draw:line-skew="-0.844cm" svg:x1="11.854cm" svg:y1="7.7cm" svg:x2="8.999cm" svg:y2="10.628cm" draw:start-shape="id142" draw:start-glue-point="2" draw:end-shape="id144" draw:end-glue-point="1" svg:d="M11854 7700v600h-2855v2328" svg:viewBox="0 0 2856 2929">
          <text:p/>
        </draw:connector>
        <draw:connector draw:style-name="gr27" draw:text-style-name="P3" draw:layer="layout" svg:x1="8.799cm" svg:y1="6.628cm" svg:x2="16.899cm" svg:y2="7.7cm" draw:start-shape="id145" draw:start-glue-point="0" draw:end-shape="id146" draw:end-glue-point="2" svg:d="M8799 6628v1572h8100v-500" svg:viewBox="0 0 8101 1573">
          <text:p/>
        </draw:connector>
        <draw:connector draw:style-name="gr28" draw:text-style-name="P3" draw:layer="layout" draw:line-skew="-0.444cm" svg:x1="10.653cm" svg:y1="7.7cm" svg:x2="9.398cm" svg:y2="11.228cm" draw:start-shape="id140" draw:start-glue-point="2" draw:end-shape="id147" draw:end-glue-point="0" svg:d="M10653 7700v1300h-1255v2228" svg:viewBox="0 0 1256 3529">
          <text:p/>
        </draw:connector>
        <draw:connector draw:style-name="gr27" draw:text-style-name="P3" draw:layer="layout" draw:line-skew="-0.844cm" svg:x1="16.899cm" svg:y1="7.7cm" svg:x2="9.098cm" svg:y2="10.828cm" draw:start-shape="id146" draw:start-glue-point="2" draw:end-shape="id148" draw:end-glue-point="1" svg:d="M16899 7700v700h-7801v2428" svg:viewBox="0 0 7802 3129">
          <text:p/>
        </draw:connector>
        <draw:connector draw:style-name="gr28" draw:text-style-name="P3" draw:layer="layout" draw:line-skew="5.856cm" svg:x1="15.752cm" svg:y1="7.7cm" svg:x2="9.499cm" svg:y2="11.428cm" draw:start-shape="id141" draw:start-glue-point="2" draw:end-shape="id149" draw:end-glue-point="0" svg:d="M15752 7700v7700h-6253v-3972" svg:viewBox="0 0 6254 7701">
          <text:p/>
        </draw:connector>
        <draw:connector draw:style-name="gr29" draw:text-style-name="P3" draw:layer="layout" draw:line-skew="0cm 0.055cm" svg:x1="10.653cm" svg:y1="7.7cm" svg:x2="11.097cm" svg:y2="9.45cm" draw:start-shape="id140" draw:start-glue-point="2" draw:end-shape="id150" draw:end-glue-point="3" svg:d="M10653 7700v750h-1v1000h445" svg:viewBox="0 0 446 1751">
          <text:p/>
        </draw:connector>
        <draw:connector draw:style-name="gr29" draw:text-style-name="P3" draw:layer="layout" draw:line-skew="0cm 0.055cm" svg:x1="10.653cm" svg:y1="7.7cm" svg:x2="11.097cm" svg:y2="13.45cm" draw:start-shape="id140" draw:start-glue-point="2" draw:end-shape="id151" draw:end-glue-point="3" svg:d="M10653 7700v2750h-1v3000h445" svg:viewBox="0 0 446 5751">
          <text:p/>
        </draw:connector>
        <draw:connector draw:style-name="gr29" draw:text-style-name="P3" draw:layer="layout" draw:line-skew="0cm 0.155cm" svg:x1="15.752cm" svg:y1="7.7cm" svg:x2="16.098cm" svg:y2="9.45cm" draw:start-shape="id141" draw:start-glue-point="2" draw:end-shape="id152" draw:end-glue-point="3" svg:d="M15752 7700v750h1v1000h345" svg:viewBox="0 0 347 1751">
          <text:p/>
        </draw:connector>
        <draw:connector draw:style-name="gr29" draw:text-style-name="P3" draw:layer="layout" draw:line-skew="-0.5cm" svg:x1="11.747cm" svg:y1="9.7cm" svg:x2="11.698cm" svg:y2="11.95cm" draw:start-shape="id150" draw:start-glue-point="2" draw:end-shape="id153" draw:end-glue-point="3" svg:d="M11747 9700v500h-549v1750h500" svg:viewBox="0 0 550 2251">
          <text:p/>
        </draw:connector>
        <draw:connector draw:style-name="gr35" draw:text-style-name="P3" draw:layer="layout" draw:line-skew="-1.3cm 0.6cm" svg:x1="11.747cm" svg:y1="9.7cm" svg:x2="11.698cm" svg:y2="10.75cm" draw:start-shape="id150" draw:start-glue-point="2" draw:end-shape="id154" draw:end-glue-point="3" svg:d="M11747 9700v500h-550v550h501" svg:viewBox="0 0 551 1051">
          <text:p/>
        </draw:connector>
        <draw:connector draw:style-name="gr29" draw:text-style-name="P3" draw:layer="layout" draw:line-skew="-1.6cm 0.4cm" svg:x1="11.747cm" svg:y1="13.7cm" svg:x2="11.698cm" svg:y2="14.85cm" draw:start-shape="id151" draw:start-glue-point="2" draw:end-shape="id155" draw:end-glue-point="3" svg:d="M11747 13700v300h-750v850h701" svg:viewBox="0 0 751 1151">
          <text:p/>
        </draw:connector>
        <draw:connector draw:style-name="gr29" draw:text-style-name="P3" draw:layer="layout" draw:line-skew="-1.7cm 0.4cm" svg:x1="16.748cm" svg:y1="9.7cm" svg:x2="16.198cm" svg:y2="10.75cm" draw:start-shape="id152" draw:start-glue-point="2" draw:end-shape="id156" draw:end-glue-point="3" svg:d="M16748 9700v100h-750v950h200" svg:viewBox="0 0 751 1051">
          <text:p/>
        </draw:connector>
        <draw:custom-shape draw:style-name="gr31" draw:text-style-name="P1" xml:id="id167" draw:id="id167" draw:layer="layout" svg:width="1.8cm" svg:height="0.6cm" svg:x="3.798cm" svg:y="2.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8.998cm" svg:y1="10.628cm" svg:x2="7.798cm" svg:y2="10.628cm" draw:start-shape="id144" draw:start-glue-point="3" draw:end-shape="id157" draw:end-glue-point="1" svg:d="M8998 10628h-1200" svg:viewBox="0 0 1201 1">
          <text:p/>
        </draw:connector>
        <draw:line draw:style-name="gr36" draw:text-style-name="P3" xml:id="id144" draw:id="id144" draw:layer="layout" svg:x1="8.999cm" svg:y1="10.628cm" svg:x2="8.998cm" svg:y2="10.628cm">
          <text:p/>
        </draw:line>
        <draw:polygon draw:style-name="gr36" draw:text-style-name="P3" xml:id="id148" draw:id="id148" draw:layer="layout" svg:width="0cm" svg:height="0cm" svg:x="9.098cm" svg:y="10.828cm" svg:viewBox="0 0 0 0" draw:points="0,0">
          <text:p/>
        </draw:polygon>
        <draw:polygon draw:style-name="gr37" draw:text-style-name="P3" xml:id="id158" draw:id="id158" draw:layer="layout" svg:width="0cm" svg:height="0cm" svg:x="7.798cm" svg:y="10.828cm" svg:viewBox="0 0 0 0" draw:points="0,0">
          <text:p/>
        </draw:polygon>
        <draw:connector draw:style-name="gr24" draw:text-style-name="P3" draw:layer="layout" svg:x1="9.098cm" svg:y1="10.828cm" svg:x2="7.798cm" svg:y2="10.828cm" draw:start-shape="id148" draw:start-glue-point="3" draw:end-shape="id158" draw:end-glue-point="1" svg:d="M9098 10828h-1300" svg:viewBox="0 0 1301 1">
          <text:p/>
        </draw:connector>
        <draw:polygon draw:style-name="gr37" draw:text-style-name="P3" xml:id="id157" draw:id="id157" draw:layer="layout" svg:width="0cm" svg:height="0cm" svg:x="7.798cm" svg:y="10.628cm" svg:viewBox="0 0 0 0" draw:points="0,0">
          <text:p/>
        </draw:polygon>
        <draw:connector draw:style-name="gr24" draw:text-style-name="P3" draw:layer="layout" draw:line-skew="0.541cm" svg:x1="8.799cm" svg:y1="6.628cm" svg:x2="7.798cm" svg:y2="6.628cm" draw:start-shape="id145" draw:start-glue-point="3" draw:end-shape="id159" draw:end-glue-point="1" svg:d="M8799 6628h-1001" svg:viewBox="0 0 1002 1">
          <text:p/>
        </draw:connector>
        <draw:polygon draw:style-name="gr36" draw:text-style-name="P3" xml:id="id145" draw:id="id145" draw:layer="layout" svg:width="0cm" svg:height="0cm" svg:x="8.799cm" svg:y="6.628cm" svg:viewBox="0 0 0 0" draw:points="0,0">
          <text:p/>
        </draw:polygon>
        <draw:polygon draw:style-name="gr36" draw:text-style-name="P3" xml:id="id143" draw:id="id143" draw:layer="layout" svg:width="0cm" svg:height="0cm" svg:x="8.898cm" svg:y="6.828cm" svg:viewBox="0 0 0 0" draw:points="0,0">
          <text:p/>
        </draw:polygon>
        <draw:polygon draw:style-name="gr37" draw:text-style-name="P3" xml:id="id160" draw:id="id160" draw:layer="layout" svg:width="0cm" svg:height="0cm" svg:x="7.798cm" svg:y="6.828cm" svg:viewBox="0 0 0 0" draw:points="0,0">
          <text:p/>
        </draw:polygon>
        <draw:connector draw:style-name="gr24" draw:text-style-name="P3" draw:layer="layout" svg:x1="8.898cm" svg:y1="6.828cm" svg:x2="7.798cm" svg:y2="6.828cm" draw:start-shape="id143" draw:start-glue-point="3" draw:end-shape="id160" draw:end-glue-point="1" svg:d="M8898 6828h-1100" svg:viewBox="0 0 1101 1">
          <text:p/>
        </draw:connector>
        <draw:polygon draw:style-name="gr37" draw:text-style-name="P3" xml:id="id159" draw:id="id159" draw:layer="layout" svg:width="0cm" svg:height="0cm" svg:x="7.798cm" svg:y="6.628cm" svg:viewBox="0 0 0 0" draw:points="0,0">
          <text:p/>
        </draw:polygon>
        <draw:connector draw:style-name="gr29" draw:text-style-name="P3" draw:layer="layout" svg:x1="9.198cm" svg:y1="7.228cm" svg:x2="7.798cm" svg:y2="7.228cm" draw:start-shape="id161" draw:start-glue-point="3" draw:end-shape="id162" draw:end-glue-point="1" svg:d="M9198 7228h-1400" svg:viewBox="0 0 1401 1">
          <text:p/>
        </draw:connector>
        <draw:polygon draw:style-name="gr36" draw:text-style-name="P3" xml:id="id161" draw:id="id161" draw:layer="layout" svg:width="0cm" svg:height="0cm" svg:x="9.198cm" svg:y="7.228cm" svg:viewBox="0 0 0 0" draw:points="0,0">
          <text:p/>
        </draw:polygon>
        <draw:polygon draw:style-name="gr36" draw:text-style-name="P3" xml:id="id163" draw:id="id163" draw:layer="layout" svg:width="0cm" svg:height="0cm" svg:x="9.3cm" svg:y="7.428cm" svg:viewBox="0 0 0 0" draw:points="0,0">
          <text:p/>
        </draw:polygon>
        <draw:polygon draw:style-name="gr37" draw:text-style-name="P3" xml:id="id164" draw:id="id164" draw:layer="layout" svg:width="0cm" svg:height="0cm" svg:x="7.798cm" svg:y="7.428cm" svg:viewBox="0 0 0 0" draw:points="0,0">
          <text:p/>
        </draw:polygon>
        <draw:connector draw:style-name="gr29" draw:text-style-name="P3" draw:layer="layout" svg:x1="9.3cm" svg:y1="7.428cm" svg:x2="7.798cm" svg:y2="7.428cm" draw:start-shape="id163" draw:start-glue-point="3" draw:end-shape="id164" draw:end-glue-point="1" svg:d="M9300 7428h-1502" svg:viewBox="0 0 1503 1">
          <text:p/>
        </draw:connector>
        <draw:polygon draw:style-name="gr37" draw:text-style-name="P3" xml:id="id162" draw:id="id162" draw:layer="layout" svg:width="0cm" svg:height="0cm" svg:x="7.798cm" svg:y="7.228cm" svg:viewBox="0 0 0 0" draw:points="0,0">
          <text:p/>
        </draw:polygon>
        <draw:connector draw:style-name="gr29" draw:text-style-name="P3" draw:layer="layout" svg:x1="9.398cm" svg:y1="11.228cm" svg:x2="7.798cm" svg:y2="11.228cm" draw:start-shape="id147" draw:start-glue-point="3" draw:end-shape="id165" draw:end-glue-point="1" svg:d="M9398 11228h-1600" svg:viewBox="0 0 1601 1">
          <text:p/>
        </draw:connector>
        <draw:line draw:style-name="gr36" draw:text-style-name="P3" xml:id="id147" draw:id="id147" draw:layer="layout" svg:x1="9.399cm" svg:y1="11.228cm" svg:x2="9.398cm" svg:y2="11.228cm">
          <text:p/>
        </draw:line>
        <draw:polygon draw:style-name="gr36" draw:text-style-name="P3" xml:id="id149" draw:id="id149" draw:layer="layout" svg:width="0cm" svg:height="0cm" svg:x="9.499cm" svg:y="11.428cm" svg:viewBox="0 0 0 0" draw:points="0,0">
          <text:p/>
        </draw:polygon>
        <draw:polygon draw:style-name="gr37" draw:text-style-name="P3" xml:id="id166" draw:id="id166" draw:layer="layout" svg:width="0cm" svg:height="0cm" svg:x="7.798cm" svg:y="11.428cm" svg:viewBox="0 0 0 0" draw:points="0,0">
          <text:p/>
        </draw:polygon>
        <draw:connector draw:style-name="gr29" draw:text-style-name="P3" draw:layer="layout" svg:x1="9.499cm" svg:y1="11.428cm" svg:x2="7.798cm" svg:y2="11.428cm" draw:start-shape="id149" draw:start-glue-point="3" draw:end-shape="id166" draw:end-glue-point="1" svg:d="M9499 11428h-1701" svg:viewBox="0 0 1702 1">
          <text:p/>
        </draw:connector>
        <draw:polygon draw:style-name="gr37" draw:text-style-name="P3" xml:id="id165" draw:id="id165" draw:layer="layout" svg:width="0cm" svg:height="0cm" svg:x="7.798cm" svg:y="11.228cm" svg:viewBox="0 0 0 0" draw:points="0,0">
          <text:p/>
        </draw:polygon>
        <draw:connector draw:style-name="gr28" draw:text-style-name="P3" draw:layer="layout" draw:line-skew="0.7cm" svg:x1="10.653cm" svg:y1="7.7cm" svg:x2="9.3cm" svg:y2="7.428cm" draw:start-shape="id140" draw:start-glue-point="2" draw:end-shape="id163" draw:end-glue-point="0" svg:d="M10653 7700v1200h-1353v-1472" svg:viewBox="0 0 1354 1473">
          <text:p/>
        </draw:connector>
        <draw:connector draw:style-name="gr28" draw:text-style-name="P3" draw:layer="layout" draw:line-skew="7.3cm" svg:x1="15.752cm" svg:y1="7.7cm" svg:x2="9.198cm" svg:y2="7.228cm" draw:start-shape="id141" draw:start-glue-point="2" draw:end-shape="id161" draw:end-glue-point="0" svg:d="M15752 7700v7800h-6554v-8272" svg:viewBox="0 0 6555 8273">
          <text:p/>
        </draw:connector>
        <draw:frame draw:style-name="gr38" draw:text-style-name="P16" draw:layer="layout" svg:width="1.266cm" svg:height="2.576cm" svg:x="5.6cm" svg:y="12.4cm">
          <draw:text-box>
            <text:p text:style-name="P15"><text:span text:style-name="T8">.</text:span></text:p>
            <text:p text:style-name="P15"><text:span text:style-name="T8">.</text:span></text:p>
            <text:p text:style-name="P15"><text:span text:style-name="T8">.</text:span></text:p>
          </draw:text-box>
        </draw:frame>
        <draw:rect draw:style-name="gr39" draw:text-style-name="P17" xml:id="id129" draw:id="id129" draw:layer="layout" svg:width="0.399cm" svg:height="0.5cm" svg:x="6.798cm" svg:y="3.2cm" draw:corner-radius="0.5cm">
          <text:p text:style-name="P1"><text:span text:style-name="T9">o</text:span></text:p>
        </draw:rect>
        <draw:rect draw:style-name="gr40" draw:text-style-name="P17" xml:id="id133" draw:id="id133" draw:layer="layout" svg:width="0.801cm" svg:height="0.5cm" svg:x="7.798cm" svg:y="3.2cm" draw:corner-radius="0.5cm">
          <text:p text:style-name="P1"><text:span text:style-name="T9">bv</text:span></text:p>
        </draw:rect>
        <draw:rect draw:style-name="gr40" draw:text-style-name="P17" xml:id="id132" draw:id="id132" draw:layer="layout" svg:width="0.4cm" svg:height="0.5cm" svg:x="8.799cm" svg:y="3.2cm" draw:corner-radius="0.5cm">
          <text:p text:style-name="P1"><text:span text:style-name="T9">ti</text:span></text:p>
        </draw:rect>
        <draw:rect draw:style-name="gr40" draw:text-style-name="P17" draw:layer="layout" svg:width="0.4cm" svg:height="0.5cm" svg:x="11.199cm" svg:y="5.2cm" draw:corner-radius="0.5cm">
          <text:p text:style-name="P1"><text:span text:style-name="T9">ti</text:span></text:p>
        </draw:rect>
        <draw:rect draw:style-name="gr40" draw:text-style-name="P17" draw:layer="layout" svg:width="0.4cm" svg:height="0.5cm" svg:x="16.799cm" svg:y="5.2cm" draw:corner-radius="0.5cm">
          <text:p text:style-name="P1"><text:span text:style-name="T9">ti</text:span></text:p>
        </draw:rect>
        <draw:rect draw:style-name="gr40" draw:text-style-name="P17" draw:layer="layout" svg:width="0.4cm" svg:height="0.5cm" svg:x="13.008cm" svg:y="7.2cm" draw:corner-radius="0.5cm">
          <text:p text:style-name="P1"><text:span text:style-name="T9">ti</text:span></text:p>
        </draw:rect>
        <draw:rect draw:style-name="gr40" draw:text-style-name="P17" xml:id="id135" draw:id="id135" draw:layer="layout" svg:width="0.4cm" svg:height="0.5cm" svg:x="17.997cm" svg:y="7.2cm" draw:corner-radius="0.5cm">
          <text:p text:style-name="P1"><text:span text:style-name="T9">ti</text:span></text:p>
        </draw:rect>
        <draw:rect draw:style-name="gr40" draw:text-style-name="P17" draw:layer="layout" svg:width="0.4cm" svg:height="0.5cm" svg:x="13.817cm" svg:y="9.2cm" draw:corner-radius="0.5cm">
          <text:p text:style-name="P1"><text:span text:style-name="T9">ti</text:span></text:p>
        </draw:rect>
        <draw:rect draw:style-name="gr40" draw:text-style-name="P17" xml:id="id136" draw:id="id136" draw:layer="layout" svg:width="0.4cm" svg:height="0.5cm" svg:x="18.807cm" svg:y="9.2cm" draw:corner-radius="0.5cm">
          <text:p text:style-name="P1"><text:span text:style-name="T9">ti</text:span></text:p>
        </draw:rect>
        <draw:rect draw:style-name="gr40" draw:text-style-name="P17" draw:layer="layout" svg:width="0.4cm" svg:height="0.5cm" svg:x="13.799cm" svg:y="13.2cm" draw:corner-radius="0.5cm">
          <text:p text:style-name="P1"><text:span text:style-name="T9">ti</text:span></text:p>
        </draw:rect>
        <draw:rect draw:style-name="gr39" draw:text-style-name="P17" xml:id="id130" draw:id="id130" draw:layer="layout" svg:width="0.399cm" svg:height="0.5cm" svg:x="4.788cm" svg:y="7.2cm" draw:corner-radius="0.5cm">
          <text:p text:style-name="P1"><text:span text:style-name="T9">o</text:span></text:p>
        </draw:rect>
        <draw:rect draw:style-name="gr39" draw:text-style-name="P17" xml:id="id131" draw:id="id131" draw:layer="layout" svg:width="0.399cm" svg:height="0.5cm" svg:x="4.788cm" svg:y="11.2cm" draw:corner-radius="0.5cm">
          <text:p text:style-name="P1"><text:span text:style-name="T9">o</text:span></text:p>
        </draw:rect>
        <draw:rect draw:style-name="gr41" draw:text-style-name="P18" draw:layer="layout" svg:width="1.301cm" svg:height="0.5cm" svg:x="6.498cm" svg:y="7.1cm" draw:corner-radius="0.5cm">
          <text:p text:style-name="P1"><text:span text:style-name="T9">nreqc</text:span></text:p>
        </draw:rect>
        <draw:rect draw:style-name="gr41" draw:text-style-name="P18" draw:layer="layout" svg:width="1.301cm" svg:height="0.5cm" svg:x="6.498cm" svg:y="11.1cm" draw:corner-radius="0.5cm">
          <text:p text:style-name="P1"><text:span text:style-name="T9">nreqc</text:span></text:p>
        </draw:rect>
        <draw:rect draw:style-name="gr41" draw:text-style-name="P18" xml:id="id150" draw:id="id150" draw:layer="layout" svg:width="1.301cm" svg:height="0.5cm" svg:x="11.097cm" svg:y="9.2cm" draw:corner-radius="0.5cm">
          <text:p text:style-name="P1"><text:span text:style-name="T9">nreqc</text:span></text:p>
        </draw:rect>
        <draw:rect draw:style-name="gr41" draw:text-style-name="P18" xml:id="id154" draw:id="id154" draw:layer="layout" svg:width="1.301cm" svg:height="0.5cm" svg:x="11.698cm" svg:y="10.5cm" draw:corner-radius="0.5cm">
          <text:p text:style-name="P1"><text:span text:style-name="T9">nreqc</text:span></text:p>
        </draw:rect>
        <draw:rect draw:style-name="gr41" draw:text-style-name="P18" xml:id="id153" draw:id="id153" draw:layer="layout" svg:width="1.301cm" svg:height="0.5cm" svg:x="11.698cm" svg:y="11.7cm" draw:corner-radius="0.5cm">
          <text:p text:style-name="P1"><text:span text:style-name="T9">nreqc</text:span></text:p>
        </draw:rect>
        <draw:rect draw:style-name="gr41" draw:text-style-name="P18" xml:id="id151" draw:id="id151" draw:layer="layout" svg:width="1.301cm" svg:height="0.5cm" svg:x="11.097cm" svg:y="13.2cm" draw:corner-radius="0.5cm">
          <text:p text:style-name="P1"><text:span text:style-name="T9">nreqc</text:span></text:p>
        </draw:rect>
        <draw:rect draw:style-name="gr41" draw:text-style-name="P18" xml:id="id155" draw:id="id155" draw:layer="layout" svg:width="1.301cm" svg:height="0.5cm" svg:x="11.698cm" svg:y="14.6cm" draw:corner-radius="0.5cm">
          <text:p text:style-name="P1"><text:span text:style-name="T9">nreqc</text:span></text:p>
        </draw:rect>
        <draw:rect draw:style-name="gr41" draw:text-style-name="P18" xml:id="id140" draw:id="id140" draw:layer="layout" svg:width="0.909cm" svg:height="0.5cm" svg:x="10.199cm" svg:y="7.2cm" draw:corner-radius="0.5cm">
          <text:p text:style-name="P1"><text:span text:style-name="T9">nsw</text:span></text:p>
        </draw:rect>
        <draw:line draw:style-name="gr42" draw:text-style-name="P3" draw:layer="layout" svg:x1="9.999cm" svg:y1="9cm" svg:x2="10.799cm" svg:y2="9cm">
          <text:p/>
        </draw:line>
        <draw:line draw:style-name="gr42" draw:text-style-name="P3" draw:layer="layout" svg:x1="9.999cm" svg:y1="8.9cm" svg:x2="10.799cm" svg:y2="8.9cm">
          <text:p/>
        </draw:line>
        <draw:rect draw:style-name="gr41" draw:text-style-name="P18" xml:id="id141" draw:id="id141" draw:layer="layout" svg:width="0.909cm" svg:height="0.5cm" svg:x="15.298cm" svg:y="7.2cm" draw:corner-radius="0.5cm">
          <text:p text:style-name="P1"><text:span text:style-name="T9">nsw</text:span></text:p>
        </draw:rect>
        <draw:rect draw:style-name="gr41" draw:text-style-name="P18" draw:layer="layout" svg:width="0.909cm" svg:height="0.5cm" svg:x="15.6cm" svg:y="5.2cm" draw:corner-radius="0.5cm">
          <text:p text:style-name="P1"><text:span text:style-name="T9">nsw</text:span></text:p>
        </draw:rect>
        <draw:rect draw:style-name="gr43" draw:text-style-name="P19" xml:id="id134" draw:id="id134" draw:layer="layout" svg:width="0.399cm" svg:height="0.5cm" svg:x="10.689cm" svg:y="5.2cm" draw:corner-radius="0.5cm">
          <text:p text:style-name="P1"><text:span text:style-name="T9">n</text:span></text:p>
        </draw:rect>
        <draw:rect draw:style-name="gr43" draw:text-style-name="P19" xml:id="id137" draw:id="id137" draw:layer="layout" svg:width="0.399cm" svg:height="0.5cm" svg:x="12.509cm" svg:y="7.2cm" draw:corner-radius="0.5cm">
          <text:p text:style-name="P1"><text:span text:style-name="T9">n</text:span></text:p>
        </draw:rect>
        <draw:rect draw:style-name="gr43" draw:text-style-name="P19" xml:id="id139" draw:id="id139" draw:layer="layout" svg:width="0.399cm" svg:height="0.5cm" svg:x="17.509cm" svg:y="7.2cm" draw:corner-radius="0.5cm">
          <text:p text:style-name="P1"><text:span text:style-name="T9">n</text:span></text:p>
        </draw:rect>
        <draw:rect draw:style-name="gr44" draw:text-style-name="P20" xml:id="id142" draw:id="id142" draw:layer="layout" svg:width="0.91cm" svg:height="0.5cm" svg:x="11.399cm" svg:y="7.2cm" draw:corner-radius="0.5cm">
          <text:p text:style-name="P1"><text:span text:style-name="T9">nhw</text:span></text:p>
        </draw:rect>
        <draw:rect draw:style-name="gr44" draw:text-style-name="P20" xml:id="id146" draw:id="id146" draw:layer="layout" svg:width="0.91cm" svg:height="0.5cm" svg:x="16.444cm" svg:y="7.2cm" draw:corner-radius="0.5cm">
          <text:p text:style-name="P1"><text:span text:style-name="T9">nhw</text:span></text:p>
        </draw:rect>
        <draw:rect draw:style-name="gr44" draw:text-style-name="P20" draw:layer="layout" svg:width="0.91cm" svg:height="0.5cm" svg:x="6.889cm" svg:y="6.5cm" draw:corner-radius="0.5cm">
          <text:p text:style-name="P1"><text:span text:style-name="T9">nhw</text:span></text:p>
        </draw:rect>
        <draw:rect draw:style-name="gr44" draw:text-style-name="P20" draw:layer="layout" svg:width="0.91cm" svg:height="0.5cm" svg:x="6.889cm" svg:y="10.5cm" draw:corner-radius="0.5cm">
          <text:p text:style-name="P1"><text:span text:style-name="T9">nhw</text:span></text:p>
        </draw:rect>
        <draw:line draw:style-name="gr42" draw:text-style-name="P3" draw:layer="layout" svg:x1="9.999cm" svg:y1="8.4cm" svg:x2="10.799cm" svg:y2="8.4cm">
          <text:p/>
        </draw:line>
        <draw:line draw:style-name="gr42" draw:text-style-name="P3" draw:layer="layout" svg:x1="9.999cm" svg:y1="8.3cm" svg:x2="10.799cm" svg:y2="8.3cm">
          <text:p/>
        </draw:line>
        <draw:line draw:style-name="gr42" draw:text-style-name="P3" draw:layer="layout" svg:x1="9.999cm" svg:y1="8.2cm" svg:x2="10.799cm" svg:y2="8.2cm">
          <text:p/>
        </draw:line>
        <draw:line draw:style-name="gr42" draw:text-style-name="P3" draw:layer="layout" svg:x1="9.999cm" svg:y1="8.1cm" svg:x2="10.799cm" svg:y2="8.1cm">
          <text:p/>
        </draw:line>
        <draw:rect draw:style-name="gr41" draw:text-style-name="P18" xml:id="id152" draw:id="id152" draw:layer="layout" svg:width="1.301cm" svg:height="0.5cm" svg:x="16.098cm" svg:y="9.2cm" draw:corner-radius="0.5cm">
          <text:p text:style-name="P1"><text:span text:style-name="T9">nreqc</text:span></text:p>
        </draw:rect>
        <draw:rect draw:style-name="gr41" draw:text-style-name="P18" xml:id="id156" draw:id="id156" draw:layer="layout" svg:width="1.301cm" svg:height="0.5cm" svg:x="16.198cm" svg:y="10.5cm" draw:corner-radius="0.5cm">
          <text:p text:style-name="P1"><text:span text:style-name="T9">nreqc</text:span></text:p>
        </draw:rect>
        <draw:line draw:style-name="gr42" draw:text-style-name="P3" draw:layer="layout" svg:x1="11.799cm" svg:y1="15.4cm" svg:x2="12.599cm" svg:y2="15.4cm">
          <text:p/>
        </draw:line>
        <draw:line draw:style-name="gr42" draw:text-style-name="P3" draw:layer="layout" svg:x1="11.799cm" svg:y1="15.5cm" svg:x2="12.599cm" svg:y2="15.5cm">
          <text:p/>
        </draw:line>
        <draw:line draw:style-name="gr42" draw:text-style-name="P3" draw:layer="layout" svg:x1="11.299cm" svg:y1="7.8cm" svg:x2="11.299cm" svg:y2="7.5cm">
          <text:p/>
        </draw:line>
        <draw:custom-shape draw:style-name="gr45" draw:text-style-name="P3" xml:id="id117" draw:id="id117" draw:layer="layout" svg:width="0.399cm" svg:height="1cm" svg:x="3.798cm" svg:y="4.5cm">
          <text:p/>
          <draw:enhanced-geometry svg:viewBox="0 0 21600 21600" draw:type="rectangle" draw:enhanced-path="M 0 0 L 21600 0 21600 21600 0 21600 0 0 Z N"/>
        </draw:custom-shape>
        <draw:connector draw:style-name="gr46" draw:text-style-name="P3" draw:layer="layout" draw:type="curve" svg:x1="4.698cm" svg:y1="2.6cm" svg:x2="8.999cm" svg:y2="3.2cm" draw:start-shape="id167" draw:end-shape="id132" draw:end-glue-point="0" svg:d="M4698 2600c0-750 4301-1050 4301 600" svg:viewBox="0 0 4302 1205">
          <text:p/>
        </draw:connector>
        <draw:custom-shape draw:style-name="gr45" draw:text-style-name="P3" xml:id="id127" draw:id="id127" draw:layer="layout" svg:width="0.399cm" svg:height="1cm" svg:x="18.599cm" svg:y="9.9cm">
          <text:p/>
          <draw:enhanced-geometry svg:viewBox="0 0 21600 21600" draw:type="rectangle" draw:enhanced-path="M 0 0 L 21600 0 21600 21600 0 21600 0 0 Z N"/>
        </draw:custom-shape>
        <draw:frame draw:style-name="gr47" draw:text-style-name="P22" draw:layer="layout" svg:width="3.601cm" svg:height="4.351cm" svg:x="16.398cm" svg:y="11.101cm">
          <draw:text-box>
            <text:p text:style-name="P21"><text:span text:style-name="T8"/></text:p>
            <text:p text:style-name="P21"><text:span text:style-name="T8">.</text:span></text:p>
            <text:p text:style-name="P21"><text:span text:style-name="T8">.</text:span></text:p>
            <text:p text:style-name="P21"><text:span text:style-name="T8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onnector draw:style-name="gr32" draw:text-style-name="P3" draw:layer="layout" svg:x1="14.098cm" svg:y1="13cm" svg:x2="15.5cm" svg:y2="7cm" draw:start-shape="id168" draw:start-glue-point="1" draw:end-shape="id169" draw:end-glue-point="3" svg:d="M14098 13000h701v-6000h701" svg:viewBox="0 0 1403 6001">
          <text:p/>
        </draw:connector>
        <draw:custom-shape draw:style-name="gr1" draw:text-style-name="P1" xml:id="id170" draw:id="id170" draw:layer="layout" svg:width="2.598cm" svg:height="1cm" svg:x="6.401cm" svg:y="2.4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2" draw:id="id172" draw:layer="layout" svg:width="2.599cm" svg:height="1cm" svg:x="8.799cm" svg:y="4.5cm">
          <text:p text:style-name="P1"><text:span text:style-name="T1">SW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3" draw:id="id173" draw:layer="layout" svg:width="2.598cm" svg:height="1cm" svg:x="14.8cm" svg:y="4.5cm"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7cm" svg:y1="3.4cm" svg:x2="3.997cm" svg:y2="4.5cm" draw:start-shape="id170" draw:start-glue-point="2" draw:end-shape="id171" draw:end-glue-point="0" svg:d="M7700 3400v551h-3703v549" svg:viewBox="0 0 3704 1101">
          <text:p/>
        </draw:connector>
        <draw:connector draw:style-name="gr3" draw:text-style-name="P2" draw:layer="layout" svg:x1="7.7cm" svg:y1="3.4cm" svg:x2="10.098cm" svg:y2="4.5cm" draw:start-shape="id170" draw:start-glue-point="2" draw:end-shape="id172" draw:end-glue-point="0" svg:d="M7700 3400v550h2398v550" svg:viewBox="0 0 2399 1101">
          <text:p/>
        </draw:connector>
        <draw:connector draw:style-name="gr3" draw:text-style-name="P2" draw:layer="layout" svg:x1="7.7cm" svg:y1="3.4cm" svg:x2="16.099cm" svg:y2="4.5cm" draw:start-shape="id170" draw:start-glue-point="2" draw:end-shape="id173" draw:end-glue-point="0" svg:d="M7700 3400v550h8399v550" svg:viewBox="0 0 8400 1101">
          <text:p/>
        </draw:connector>
        <draw:custom-shape draw:style-name="gr1" draw:text-style-name="P1" xml:id="id174" draw:id="id174" draw:layer="layout" svg:width="2.598cm" svg:height="1cm" svg:x="4.499cm" svg:y="6.5cm">
          <text:p text:style-name="P1"><text:span text:style-name="T1">Res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7cm" draw:start-shape="id171" draw:start-glue-point="2" draw:end-shape="id174" draw:end-glue-point="3" svg:d="M3997 5500v1500h502" svg:viewBox="0 0 503 1501">
          <text:p/>
        </draw:connector>
        <draw:custom-shape draw:style-name="gr1" draw:text-style-name="P1" xml:id="id175" draw:id="id175" draw:layer="layout" svg:width="2.598cm" svg:height="1cm" svg:x="4.499cm" svg:y="10.5cm">
          <text:p text:style-name="P1"><text:span text:style-name="T1">Res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11cm" draw:start-shape="id171" draw:start-glue-point="2" draw:end-shape="id175" draw:end-glue-point="3" svg:d="M3997 5500v5500h502" svg:viewBox="0 0 503 5501">
          <text:p/>
        </draw:connector>
        <draw:custom-shape draw:style-name="gr1" draw:text-style-name="P1" xml:id="id176" draw:id="id176" draw:layer="layout" svg:width="2.598cm" svg:height="1cm" svg:x="10.499cm" svg:y="6.5cm">
          <text:p text:style-name="P1"><text:span text:style-name="T1">Comp1 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9" draw:id="id169" draw:layer="layout" svg:width="2.598cm" svg:height="1cm" svg:x="15.5cm" svg:y="6.5cm">
          <draw:glue-point draw:id="4" svg:x="-5cm" svg:y="-2cm"/>
          <text:p text:style-name="P1"><text:span text:style-name="T1">Comp2 <text:s text:c="3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7" draw:id="id177" draw:layer="layout" svg:width="2.599cm" svg:height="1cm" svg:x="11.499cm" svg:y="8.5cm">
          <text:p text:style-name="P1"><text:span text:style-name="T1">Impl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8" draw:id="id178" draw:layer="layout" svg:width="2.599cm" svg:height="1cm" svg:x="16.5cm" svg:y="8.5cm">
          <text:p text:style-name="P1"><text:span text:style-name="T1">Impl2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8" draw:id="id168" draw:layer="layout" svg:width="2.599cm" svg:height="1cm" svg:x="11.499cm" svg:y="12.5cm">
          <text:p text:style-name="P1"><text:span text:style-name="T1">Impl1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798cm" svg:y1="7.5cm" svg:x2="12.798cm" svg:y2="8.5cm" draw:start-shape="id176" draw:start-glue-point="2" draw:end-shape="id177" draw:end-glue-point="0" svg:d="M11798 7500v500h1000v500" svg:viewBox="0 0 1001 1001">
          <text:p/>
        </draw:connector>
        <draw:connector draw:style-name="gr3" draw:text-style-name="P2" draw:layer="layout" draw:line-skew="0cm -2cm" svg:x1="11.499cm" svg:y1="13cm" svg:x2="11.798cm" svg:y2="7.5cm" draw:start-shape="id168" draw:start-glue-point="3" draw:end-shape="id176" draw:end-glue-point="2" svg:d="M11499 13000h-502v-5000h801v-500" svg:viewBox="0 0 802 5501">
          <text:p/>
        </draw:connector>
        <draw:connector draw:style-name="gr3" draw:text-style-name="P2" draw:layer="layout" svg:x1="16.799cm" svg:y1="7.5cm" svg:x2="17.799cm" svg:y2="8.5cm" draw:start-shape="id169" draw:start-glue-point="2" draw:end-shape="id178" draw:end-glue-point="0" svg:d="M16799 7500v500h1000v500" svg:viewBox="0 0 1001 1001">
          <text:p/>
        </draw:connector>
        <draw:custom-shape draw:style-name="gr2" draw:text-style-name="P1" xml:id="id179" draw:id="id179" draw:layer="layout" svg:width="2.599cm" svg:height="1cm" svg:x="12.5cm" svg:y="9.9cm">
          <text:p text:style-name="P1"><text:span text:style-name="T1">Mode11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0" draw:id="id180" draw:layer="layout" svg:width="2.599cm" svg:height="1cm" svg:x="12.499cm" svg:y="11.1cm">
          <text:p text:style-name="P1"><text:span text:style-name="T1">Mode11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5cm" svg:x1="12.798cm" svg:y1="9.5cm" svg:x2="13.799cm" svg:y2="9.9cm" draw:start-shape="id177" draw:start-glue-point="2" draw:end-shape="id179" draw:end-glue-point="0" svg:d="M12798 9500v150h1001v250" svg:viewBox="0 0 1002 401">
          <text:p/>
        </draw:connector>
        <draw:connector draw:style-name="gr3" draw:text-style-name="P2" draw:layer="layout" draw:line-skew="-0.65cm" svg:x1="12.798cm" svg:y1="9.5cm" svg:x2="12.499cm" svg:y2="11.6cm" draw:start-shape="id177" draw:start-glue-point="2" draw:end-shape="id180" draw:end-glue-point="3" svg:d="M12798 9500v150h-801v1950h502" svg:viewBox="0 0 802 2101">
          <text:p/>
        </draw:connector>
        <draw:connector draw:style-name="gr3" draw:text-style-name="P2" draw:layer="layout" svg:x1="17.799cm" svg:y1="9.5cm" svg:x2="18.798cm" svg:y2="9.9cm" draw:start-shape="id178" draw:start-glue-point="2" draw:end-shape="id181" draw:end-glue-point="0" svg:d="M17799 9500v201h999v199" svg:viewBox="0 0 1000 401">
          <text:p/>
        </draw:connector>
        <draw:custom-shape draw:style-name="gr2" draw:text-style-name="P1" xml:id="id182" draw:id="id182" draw:layer="layout" svg:width="2.599cm" svg:height="1cm" svg:x="12.5cm" svg:y="14.052cm">
          <text:p text:style-name="P1"><text:span text:style-name="T1">Mode12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024cm" svg:x1="12.798cm" svg:y1="13.5cm" svg:x2="13.799cm" svg:y2="14.052cm" draw:start-shape="id168" draw:start-glue-point="2" draw:end-shape="id182" draw:end-glue-point="0" svg:d="M12798 13500v300h1001v252" svg:viewBox="0 0 1002 553">
          <text:p/>
        </draw:connector>
        <draw:connector draw:style-name="gr32" draw:text-style-name="P3" draw:layer="layout" svg:x1="14.098cm" svg:y1="9cm" svg:x2="15.5cm" svg:y2="6.8cm" draw:start-shape="id177" draw:start-glue-point="1" draw:end-shape="id169" draw:end-glue-point="4" svg:d="M14098 9000h701v-2200h701" svg:viewBox="0 0 1403 2201">
          <text:p/>
        </draw:connector>
        <draw:connector draw:style-name="gr3" draw:text-style-name="P2" draw:layer="layout" svg:x1="10.098cm" svg:y1="5.5cm" svg:x2="11.798cm" svg:y2="6.5cm" draw:start-shape="id172" draw:start-glue-point="2" draw:end-shape="id176" draw:end-glue-point="0" svg:d="M10098 5500v500h1700v500" svg:viewBox="0 0 1701 1001">
          <text:p/>
        </draw:connector>
        <draw:connector draw:style-name="gr3" draw:text-style-name="P2" draw:layer="layout" svg:x1="10.098cm" svg:y1="5.5cm" svg:x2="16.799cm" svg:y2="6.5cm" draw:start-shape="id172" draw:start-glue-point="2" draw:end-shape="id169" draw:end-glue-point="0" svg:d="M10098 5500v501h3351v-2h3350v501" svg:viewBox="0 0 6702 1001">
          <text:p/>
        </draw:connector>
        <draw:connector draw:style-name="gr16" draw:text-style-name="P3" draw:layer="layout" svg:x1="8.799cm" svg:y1="3.45cm" svg:x2="8.599cm" svg:y2="3.45cm" draw:start-shape="id183" draw:start-glue-point="3" draw:end-shape="id184" draw:end-glue-point="1" svg:d="M8799 3450h-200" svg:viewBox="0 0 201 1">
          <text:p/>
        </draw:connector>
        <draw:connector draw:style-name="gr16" draw:text-style-name="P3" draw:layer="layout" draw:line-skew="-0.4cm -0.401cm" svg:x1="8.999cm" svg:y1="3.7cm" svg:x2="7.199cm" svg:y2="3.45cm" draw:start-shape="id183" draw:start-glue-point="2" draw:end-shape="id185" draw:end-glue-point="1" svg:d="M8999 3700v100h-1400v-350h-400" svg:viewBox="0 0 1801 351">
          <text:p/>
        </draw:connector>
        <draw:connector draw:style-name="gr16" draw:text-style-name="P3" draw:layer="layout" draw:line-skew="0.099cm" svg:x1="9.199cm" svg:y1="3.45cm" svg:x2="17.199cm" svg:y2="5.45cm" draw:start-shape="id183" draw:start-glue-point="1" draw:end-shape="id186" draw:end-glue-point="1" svg:d="M9199 3450h8600v2000h-600" svg:viewBox="0 0 8601 2001">
          <text:p/>
        </draw:connector>
        <draw:connector draw:style-name="gr16" draw:text-style-name="P3" draw:layer="layout" svg:x1="9.199cm" svg:y1="3.45cm" svg:x2="11.399cm" svg:y2="5.2cm" draw:start-shape="id183" draw:start-glue-point="1" draw:end-shape="id187" draw:end-glue-point="0" svg:d="M9199 3450h2200v1750" svg:viewBox="0 0 2201 1751">
          <text:p/>
        </draw:connector>
        <draw:connector draw:style-name="gr16" draw:text-style-name="P3" draw:layer="layout" svg:x1="8.999cm" svg:y1="3.7cm" svg:x2="10.689cm" svg:y2="5.45cm" draw:start-shape="id183" draw:start-glue-point="2" draw:end-shape="id188" draw:end-glue-point="3" svg:d="M8999 3700v1750h1690" svg:viewBox="0 0 1691 1751">
          <text:p/>
        </draw:connector>
        <draw:connector draw:style-name="gr19" draw:text-style-name="P3" draw:layer="layout" draw:line-skew="0.152cm" svg:x1="10.888cm" svg:y1="5.7cm" svg:x2="12.708cm" svg:y2="7.2cm" draw:start-shape="id188" draw:start-glue-point="2" draw:end-shape="id189" draw:end-glue-point="0" svg:d="M10888 5700v902h1820v598" svg:viewBox="0 0 1821 1501">
          <text:p/>
        </draw:connector>
        <draw:connector draw:style-name="gr19" draw:text-style-name="P3" draw:layer="layout" svg:x1="13.304cm" svg:y1="6.602cm" svg:x2="17.708cm" svg:y2="7.2cm" draw:start-shape="id190" draw:start-glue-point="3" draw:end-shape="id191" draw:end-glue-point="0" svg:d="M13304 6602h4404v598" svg:viewBox="0 0 4405 599">
          <text:p/>
        </draw:connector>
        <draw:circle draw:style-name="gr33" draw:text-style-name="P2" xml:id="id190" draw:id="id190" draw:layer="layout" svg:width="0.2cm" svg:height="0.2cm" draw:transform="rotate (-3.14159265358979) translate (13.304cm 6.702cm)" draw:kind="arc" draw:start-angle="358.28" draw:end-angle="179.43">
          <text:p/>
        </draw:circle>
        <draw:connector draw:style-name="gr21" draw:text-style-name="P3" draw:layer="layout" svg:x1="10.888cm" svg:y1="5.7cm" svg:x2="13.104cm" svg:y2="6.602cm" draw:start-shape="id188" draw:start-glue-point="2" draw:end-shape="id190" draw:end-glue-point="1" svg:d="M10888 5700v902h2216" svg:viewBox="0 0 2217 903">
          <text:p/>
        </draw:connector>
        <draw:connector draw:style-name="gr22" draw:text-style-name="P3" draw:layer="layout" svg:x1="12.5cm" svg:y1="7.45cm" svg:x2="12.31cm" svg:y2="7.45cm" svg:d="M12500 7450h-190" svg:viewBox="0 0 191 1">
          <text:p/>
        </draw:connector>
        <draw:connector draw:style-name="gr22" draw:text-style-name="P3" draw:layer="layout" svg:x1="17.5cm" svg:y1="7.45cm" svg:x2="17.355cm" svg:y2="7.45cm" svg:d="M17500 7450h-145" svg:viewBox="0 0 146 1">
          <text:p/>
        </draw:connector>
        <draw:connector draw:style-name="gr34" draw:text-style-name="P3" draw:layer="layout" draw:line-skew="-0.4cm -0.51cm" svg:x1="12.708cm" svg:y1="7.7cm" svg:x2="11.108cm" svg:y2="7.45cm" draw:start-shape="id189" draw:start-glue-point="2" draw:end-shape="id192" draw:end-glue-point="1" svg:d="M12708 7700v100h-1409v-350h-191" svg:viewBox="0 0 1601 351">
          <text:p/>
        </draw:connector>
        <draw:connector draw:style-name="gr34" draw:text-style-name="P3" draw:layer="layout" draw:line-skew="-0.4cm -0.46cm" svg:x1="17.708cm" svg:y1="7.7cm" svg:x2="16.207cm" svg:y2="7.45cm" draw:start-shape="id191" draw:start-glue-point="2" draw:end-shape="id193" draw:end-glue-point="1" svg:d="M17708 7700v100h-1310v-350h-191" svg:viewBox="0 0 1502 351">
          <text:p/>
        </draw:connector>
        <draw:connector draw:style-name="gr27" draw:text-style-name="P3" draw:layer="layout" draw:line-skew="-0.1cm" svg:x1="11.854cm" svg:y1="7.7cm" svg:x2="8.898cm" svg:y2="6.828cm" draw:start-shape="id194" draw:start-glue-point="2" draw:end-shape="id195" draw:end-glue-point="0" svg:d="M11854 7700v400h-2956v-1272" svg:viewBox="0 0 2957 1273">
          <text:p/>
        </draw:connector>
        <draw:connector draw:style-name="gr27" draw:text-style-name="P3" draw:layer="layout" draw:line-skew="-0.844cm" svg:x1="11.854cm" svg:y1="7.7cm" svg:x2="8.999cm" svg:y2="10.628cm" draw:start-shape="id194" draw:start-glue-point="2" draw:end-shape="id196" draw:end-glue-point="1" svg:d="M11854 7700v600h-2855v2328" svg:viewBox="0 0 2856 2929">
          <text:p/>
        </draw:connector>
        <draw:connector draw:style-name="gr27" draw:text-style-name="P3" draw:layer="layout" svg:x1="8.799cm" svg:y1="6.628cm" svg:x2="16.899cm" svg:y2="7.7cm" draw:start-shape="id197" draw:start-glue-point="0" draw:end-shape="id198" draw:end-glue-point="2" svg:d="M8799 6628v1572h8100v-500" svg:viewBox="0 0 8101 1573">
          <text:p/>
        </draw:connector>
        <draw:connector draw:style-name="gr28" draw:text-style-name="P3" draw:layer="layout" draw:line-skew="-0.444cm" svg:x1="10.653cm" svg:y1="7.7cm" svg:x2="9.398cm" svg:y2="11.228cm" draw:start-shape="id192" draw:start-glue-point="2" draw:end-shape="id199" draw:end-glue-point="0" svg:d="M10653 7700v1300h-1255v2228" svg:viewBox="0 0 1256 3529">
          <text:p/>
        </draw:connector>
        <draw:connector draw:style-name="gr27" draw:text-style-name="P3" draw:layer="layout" draw:line-skew="-0.844cm" svg:x1="16.899cm" svg:y1="7.7cm" svg:x2="9.098cm" svg:y2="10.828cm" draw:start-shape="id198" draw:start-glue-point="2" draw:end-shape="id200" draw:end-glue-point="1" svg:d="M16899 7700v700h-7801v2428" svg:viewBox="0 0 7802 3129">
          <text:p/>
        </draw:connector>
        <draw:connector draw:style-name="gr28" draw:text-style-name="P3" draw:layer="layout" draw:line-skew="5.856cm" svg:x1="15.752cm" svg:y1="7.7cm" svg:x2="9.499cm" svg:y2="11.428cm" draw:start-shape="id193" draw:start-glue-point="2" draw:end-shape="id201" draw:end-glue-point="0" svg:d="M15752 7700v7700h-6253v-3972" svg:viewBox="0 0 6254 7701">
          <text:p/>
        </draw:connector>
        <draw:connector draw:style-name="gr29" draw:text-style-name="P3" draw:layer="layout" draw:line-skew="0cm 0.056cm" svg:x1="10.653cm" svg:y1="7.7cm" svg:x2="11.099cm" svg:y2="9.45cm" draw:start-shape="id192" draw:start-glue-point="2" draw:end-shape="id202" draw:end-glue-point="3" svg:d="M10653 7700v750h1v1000h445" svg:viewBox="0 0 447 1751">
          <text:p/>
        </draw:connector>
        <draw:connector draw:style-name="gr24" draw:text-style-name="P3" draw:layer="layout" svg:x1="8.998cm" svg:y1="10.628cm" svg:x2="7.798cm" svg:y2="10.628cm" draw:start-shape="id196" draw:start-glue-point="3" draw:end-shape="id203" draw:end-glue-point="1" svg:d="M8998 10628h-1200" svg:viewBox="0 0 1201 1">
          <text:p/>
        </draw:connector>
        <draw:line draw:style-name="gr36" draw:text-style-name="P3" xml:id="id196" draw:id="id196" draw:layer="layout" svg:x1="8.999cm" svg:y1="10.628cm" svg:x2="8.998cm" svg:y2="10.628cm">
          <text:p/>
        </draw:line>
        <draw:polygon draw:style-name="gr36" draw:text-style-name="P3" xml:id="id200" draw:id="id200" draw:layer="layout" svg:width="0cm" svg:height="0cm" svg:x="9.098cm" svg:y="10.828cm" svg:viewBox="0 0 0 0" draw:points="0,0">
          <text:p/>
        </draw:polygon>
        <draw:polygon draw:style-name="gr37" draw:text-style-name="P3" xml:id="id204" draw:id="id204" draw:layer="layout" svg:width="0cm" svg:height="0cm" svg:x="7.798cm" svg:y="10.828cm" svg:viewBox="0 0 0 0" draw:points="0,0">
          <text:p/>
        </draw:polygon>
        <draw:connector draw:style-name="gr24" draw:text-style-name="P3" draw:layer="layout" svg:x1="9.098cm" svg:y1="10.828cm" svg:x2="7.798cm" svg:y2="10.828cm" draw:start-shape="id200" draw:start-glue-point="3" draw:end-shape="id204" draw:end-glue-point="1" svg:d="M9098 10828h-1300" svg:viewBox="0 0 1301 1">
          <text:p/>
        </draw:connector>
        <draw:polygon draw:style-name="gr37" draw:text-style-name="P3" xml:id="id203" draw:id="id203" draw:layer="layout" svg:width="0cm" svg:height="0cm" svg:x="7.798cm" svg:y="10.628cm" svg:viewBox="0 0 0 0" draw:points="0,0">
          <text:p/>
        </draw:polygon>
        <draw:connector draw:style-name="gr24" draw:text-style-name="P3" draw:layer="layout" draw:line-skew="0.541cm" svg:x1="8.799cm" svg:y1="6.628cm" svg:x2="7.798cm" svg:y2="6.628cm" draw:start-shape="id197" draw:start-glue-point="3" draw:end-shape="id205" draw:end-glue-point="1" svg:d="M8799 6628h-1001" svg:viewBox="0 0 1002 1">
          <text:p/>
        </draw:connector>
        <draw:polygon draw:style-name="gr36" draw:text-style-name="P3" xml:id="id197" draw:id="id197" draw:layer="layout" svg:width="0cm" svg:height="0cm" svg:x="8.799cm" svg:y="6.628cm" svg:viewBox="0 0 0 0" draw:points="0,0">
          <text:p/>
        </draw:polygon>
        <draw:polygon draw:style-name="gr36" draw:text-style-name="P3" xml:id="id195" draw:id="id195" draw:layer="layout" svg:width="0cm" svg:height="0cm" svg:x="8.898cm" svg:y="6.828cm" svg:viewBox="0 0 0 0" draw:points="0,0">
          <text:p/>
        </draw:polygon>
        <draw:polygon draw:style-name="gr37" draw:text-style-name="P3" xml:id="id206" draw:id="id206" draw:layer="layout" svg:width="0cm" svg:height="0cm" svg:x="7.798cm" svg:y="6.828cm" svg:viewBox="0 0 0 0" draw:points="0,0">
          <text:p/>
        </draw:polygon>
        <draw:connector draw:style-name="gr24" draw:text-style-name="P3" draw:layer="layout" svg:x1="8.898cm" svg:y1="6.828cm" svg:x2="7.798cm" svg:y2="6.828cm" draw:start-shape="id195" draw:start-glue-point="3" draw:end-shape="id206" draw:end-glue-point="1" svg:d="M8898 6828h-1100" svg:viewBox="0 0 1101 1">
          <text:p/>
        </draw:connector>
        <draw:polygon draw:style-name="gr37" draw:text-style-name="P3" xml:id="id205" draw:id="id205" draw:layer="layout" svg:width="0cm" svg:height="0cm" svg:x="7.798cm" svg:y="6.628cm" svg:viewBox="0 0 0 0" draw:points="0,0">
          <text:p/>
        </draw:polygon>
        <draw:connector draw:style-name="gr29" draw:text-style-name="P3" draw:layer="layout" svg:x1="9.198cm" svg:y1="7.228cm" svg:x2="7.798cm" svg:y2="7.228cm" draw:start-shape="id207" draw:start-glue-point="3" draw:end-shape="id208" draw:end-glue-point="1" svg:d="M9198 7228h-1400" svg:viewBox="0 0 1401 1">
          <text:p/>
        </draw:connector>
        <draw:polygon draw:style-name="gr36" draw:text-style-name="P3" xml:id="id207" draw:id="id207" draw:layer="layout" svg:width="0cm" svg:height="0cm" svg:x="9.198cm" svg:y="7.228cm" svg:viewBox="0 0 0 0" draw:points="0,0">
          <text:p/>
        </draw:polygon>
        <draw:polygon draw:style-name="gr36" draw:text-style-name="P3" xml:id="id209" draw:id="id209" draw:layer="layout" svg:width="0cm" svg:height="0cm" svg:x="9.3cm" svg:y="7.428cm" svg:viewBox="0 0 0 0" draw:points="0,0">
          <text:p/>
        </draw:polygon>
        <draw:polygon draw:style-name="gr37" draw:text-style-name="P3" xml:id="id210" draw:id="id210" draw:layer="layout" svg:width="0cm" svg:height="0cm" svg:x="7.798cm" svg:y="7.428cm" svg:viewBox="0 0 0 0" draw:points="0,0">
          <text:p/>
        </draw:polygon>
        <draw:connector draw:style-name="gr29" draw:text-style-name="P3" draw:layer="layout" svg:x1="9.3cm" svg:y1="7.428cm" svg:x2="7.798cm" svg:y2="7.428cm" draw:start-shape="id209" draw:start-glue-point="3" draw:end-shape="id210" draw:end-glue-point="1" svg:d="M9300 7428h-1502" svg:viewBox="0 0 1503 1">
          <text:p/>
        </draw:connector>
        <draw:polygon draw:style-name="gr37" draw:text-style-name="P3" xml:id="id208" draw:id="id208" draw:layer="layout" svg:width="0cm" svg:height="0cm" svg:x="7.798cm" svg:y="7.228cm" svg:viewBox="0 0 0 0" draw:points="0,0">
          <text:p/>
        </draw:polygon>
        <draw:connector draw:style-name="gr29" draw:text-style-name="P3" draw:layer="layout" svg:x1="9.398cm" svg:y1="11.228cm" svg:x2="7.798cm" svg:y2="11.228cm" draw:start-shape="id199" draw:start-glue-point="3" draw:end-shape="id211" draw:end-glue-point="1" svg:d="M9398 11228h-1600" svg:viewBox="0 0 1601 1">
          <text:p/>
        </draw:connector>
        <draw:line draw:style-name="gr36" draw:text-style-name="P3" xml:id="id199" draw:id="id199" draw:layer="layout" svg:x1="9.399cm" svg:y1="11.228cm" svg:x2="9.398cm" svg:y2="11.228cm">
          <text:p/>
        </draw:line>
        <draw:polygon draw:style-name="gr36" draw:text-style-name="P3" xml:id="id201" draw:id="id201" draw:layer="layout" svg:width="0cm" svg:height="0cm" svg:x="9.499cm" svg:y="11.428cm" svg:viewBox="0 0 0 0" draw:points="0,0">
          <text:p/>
        </draw:polygon>
        <draw:polygon draw:style-name="gr37" draw:text-style-name="P3" xml:id="id212" draw:id="id212" draw:layer="layout" svg:width="0cm" svg:height="0cm" svg:x="7.798cm" svg:y="11.428cm" svg:viewBox="0 0 0 0" draw:points="0,0">
          <text:p/>
        </draw:polygon>
        <draw:connector draw:style-name="gr29" draw:text-style-name="P3" draw:layer="layout" svg:x1="9.499cm" svg:y1="11.428cm" svg:x2="7.798cm" svg:y2="11.428cm" draw:start-shape="id201" draw:start-glue-point="3" draw:end-shape="id212" draw:end-glue-point="1" svg:d="M9499 11428h-1701" svg:viewBox="0 0 1702 1">
          <text:p/>
        </draw:connector>
        <draw:polygon draw:style-name="gr37" draw:text-style-name="P3" xml:id="id211" draw:id="id211" draw:layer="layout" svg:width="0cm" svg:height="0cm" svg:x="7.798cm" svg:y="11.228cm" svg:viewBox="0 0 0 0" draw:points="0,0">
          <text:p/>
        </draw:polygon>
        <draw:connector draw:style-name="gr28" draw:text-style-name="P3" draw:layer="layout" draw:line-skew="0.7cm" svg:x1="10.653cm" svg:y1="7.7cm" svg:x2="9.3cm" svg:y2="7.428cm" draw:start-shape="id192" draw:start-glue-point="2" draw:end-shape="id209" draw:end-glue-point="0" svg:d="M10653 7700v1200h-1353v-1472" svg:viewBox="0 0 1354 1473">
          <text:p/>
        </draw:connector>
        <draw:connector draw:style-name="gr28" draw:text-style-name="P3" draw:layer="layout" draw:line-skew="7.3cm" svg:x1="15.752cm" svg:y1="7.7cm" svg:x2="9.198cm" svg:y2="7.228cm" draw:start-shape="id193" draw:start-glue-point="2" draw:end-shape="id207" draw:end-glue-point="0" svg:d="M15752 7700v7800h-6554v-8272" svg:viewBox="0 0 6555 8273">
          <text:p/>
        </draw:connector>
        <draw:connector draw:style-name="gr29" draw:text-style-name="P3" draw:layer="layout" draw:line-skew="0cm 0.156cm" svg:x1="15.752cm" svg:y1="7.7cm" svg:x2="16.098cm" svg:y2="9.45cm" draw:start-shape="id193" draw:start-glue-point="2" draw:end-shape="id213" draw:end-glue-point="3" svg:d="M15752 7700v750h1v1000h345" svg:viewBox="0 0 347 1751">
          <text:p/>
        </draw:connector>
        <draw:frame draw:style-name="gr38" draw:text-style-name="P16" draw:layer="layout" svg:width="1.266cm" svg:height="2.576cm" svg:x="5.6cm" svg:y="12.4cm">
          <draw:text-box>
            <text:p text:style-name="P15"><text:span text:style-name="T8">.</text:span></text:p>
            <text:p text:style-name="P15"><text:span text:style-name="T8">.</text:span></text:p>
            <text:p text:style-name="P15"><text:span text:style-name="T8">.</text:span></text:p>
          </draw:text-box>
        </draw:frame>
        <draw:frame draw:style-name="gr47" draw:text-style-name="P22" draw:layer="layout" svg:width="3.601cm" svg:height="4.351cm" svg:x="16.398cm" svg:y="11.1cm">
          <draw:text-box>
            <text:p text:style-name="P21"><text:span text:style-name="T8"/></text:p>
            <text:p text:style-name="P21"><text:span text:style-name="T8">.</text:span></text:p>
            <text:p text:style-name="P21"><text:span text:style-name="T8">.</text:span></text:p>
            <text:p text:style-name="P21"><text:span text:style-name="T8">.</text:span></text:p>
          </draw:text-box>
        </draw:frame>
        <draw:connector draw:style-name="gr29" draw:text-style-name="P3" draw:layer="layout" draw:line-skew="0cm 0.056cm" svg:x1="10.653cm" svg:y1="7.7cm" svg:x2="11.099cm" svg:y2="13.45cm" draw:start-shape="id192" draw:start-glue-point="2" draw:end-shape="id214" draw:end-glue-point="3" svg:d="M10653 7700v2750h1v3000h445" svg:viewBox="0 0 447 5751">
          <text:p/>
        </draw:connector>
        <draw:rect draw:style-name="gr41" draw:text-style-name="P18" xml:id="id192" draw:id="id192" draw:layer="layout" svg:width="0.909cm" svg:height="0.5cm" svg:x="10.199cm" svg:y="7.2cm" draw:corner-radius="0.5cm">
          <text:p text:style-name="P1"><text:span text:style-name="T9">nsw</text:span></text:p>
        </draw:rect>
        <draw:rect draw:style-name="gr41" draw:text-style-name="P18" xml:id="id193" draw:id="id193" draw:layer="layout" svg:width="0.909cm" svg:height="0.5cm" svg:x="15.298cm" svg:y="7.2cm" draw:corner-radius="0.5cm">
          <text:p text:style-name="P1"><text:span text:style-name="T9">nsw</text:span></text:p>
        </draw:rect>
        <draw:rect draw:style-name="gr43" draw:text-style-name="P19" xml:id="id189" draw:id="id189" draw:layer="layout" svg:width="0.399cm" svg:height="0.5cm" svg:x="12.509cm" svg:y="7.2cm" draw:corner-radius="0.5cm">
          <text:p text:style-name="P1"><text:span text:style-name="T9">n</text:span></text:p>
        </draw:rect>
        <draw:rect draw:style-name="gr43" draw:text-style-name="P19" xml:id="id191" draw:id="id191" draw:layer="layout" svg:width="0.399cm" svg:height="0.5cm" svg:x="17.509cm" svg:y="7.2cm" draw:corner-radius="0.5cm">
          <text:p text:style-name="P1"><text:span text:style-name="T9">n</text:span></text:p>
        </draw:rect>
        <draw:rect draw:style-name="gr44" draw:text-style-name="P20" xml:id="id194" draw:id="id194" draw:layer="layout" svg:width="0.91cm" svg:height="0.5cm" svg:x="11.399cm" svg:y="7.2cm" draw:corner-radius="0.5cm">
          <text:p text:style-name="P1"><text:span text:style-name="T9">nhw</text:span></text:p>
        </draw:rect>
        <draw:rect draw:style-name="gr44" draw:text-style-name="P20" xml:id="id198" draw:id="id198" draw:layer="layout" svg:width="0.91cm" svg:height="0.5cm" svg:x="16.444cm" svg:y="7.2cm" draw:corner-radius="0.5cm">
          <text:p text:style-name="P1"><text:span text:style-name="T9">nhw</text:span></text:p>
        </draw:rect>
        <draw:rect draw:style-name="gr44" draw:text-style-name="P20" draw:layer="layout" svg:width="0.91cm" svg:height="0.5cm" svg:x="6.889cm" svg:y="6.5cm" draw:corner-radius="0.5cm">
          <text:p text:style-name="P1"><text:span text:style-name="T9">nhw</text:span></text:p>
        </draw:rect>
        <draw:line draw:style-name="gr42" draw:text-style-name="P3" draw:layer="layout" svg:x1="9.999cm" svg:y1="9cm" svg:x2="10.799cm" svg:y2="9cm">
          <text:p/>
        </draw:line>
        <draw:line draw:style-name="gr42" draw:text-style-name="P3" draw:layer="layout" svg:x1="9.999cm" svg:y1="8.9cm" svg:x2="10.799cm" svg:y2="8.9cm">
          <text:p/>
        </draw:line>
        <draw:line draw:style-name="gr42" draw:text-style-name="P3" draw:layer="layout" svg:x1="9.999cm" svg:y1="8.4cm" svg:x2="10.799cm" svg:y2="8.4cm">
          <text:p/>
        </draw:line>
        <draw:line draw:style-name="gr42" draw:text-style-name="P3" draw:layer="layout" svg:x1="9.999cm" svg:y1="8.3cm" svg:x2="10.799cm" svg:y2="8.3cm">
          <text:p/>
        </draw:line>
        <draw:line draw:style-name="gr42" draw:text-style-name="P3" draw:layer="layout" svg:x1="9.999cm" svg:y1="8.2cm" svg:x2="10.799cm" svg:y2="8.2cm">
          <text:p/>
        </draw:line>
        <draw:line draw:style-name="gr42" draw:text-style-name="P3" draw:layer="layout" svg:x1="9.999cm" svg:y1="8.1cm" svg:x2="10.799cm" svg:y2="8.1cm">
          <text:p/>
        </draw:line>
        <draw:line draw:style-name="gr42" draw:text-style-name="P3" draw:layer="layout" svg:x1="11.299cm" svg:y1="7.8cm" svg:x2="11.299cm" svg:y2="7.5cm">
          <text:p/>
        </draw:line>
        <draw:line draw:style-name="gr42" draw:text-style-name="P3" draw:layer="layout" svg:x1="11.799cm" svg:y1="15.4cm" svg:x2="12.599cm" svg:y2="15.4cm">
          <text:p/>
        </draw:line>
        <draw:line draw:style-name="gr42" draw:text-style-name="P3" draw:layer="layout" svg:x1="11.799cm" svg:y1="15.5cm" svg:x2="12.599cm" svg:y2="15.5cm">
          <text:p/>
        </draw:line>
        <draw:rect draw:style-name="gr43" draw:text-style-name="P19" xml:id="id188" draw:id="id188" draw:layer="layout" svg:width="0.399cm" svg:height="0.5cm" svg:x="10.689cm" svg:y="5.2cm" draw:corner-radius="0.5cm">
          <text:p text:style-name="P1"><text:span text:style-name="T9">n</text:span></text:p>
        </draw:rect>
        <draw:rect draw:style-name="gr48" draw:text-style-name="P23" xml:id="id185" draw:id="id185" draw:layer="layout" svg:width="0.399cm" svg:height="0.5cm" svg:x="6.8cm" svg:y="3.2cm" draw:corner-radius="0.5cm">
          <text:p text:style-name="P1"><text:span text:style-name="T9">o</text:span></text:p>
        </draw:rect>
        <draw:rect draw:style-name="gr49" draw:text-style-name="P23" xml:id="id184" draw:id="id184" draw:layer="layout" svg:width="0.799cm" svg:height="0.5cm" svg:x="7.8cm" svg:y="3.2cm" draw:corner-radius="0.5cm">
          <text:p text:style-name="P1"><text:span text:style-name="T9">bv</text:span></text:p>
        </draw:rect>
        <draw:rect draw:style-name="gr40" draw:text-style-name="P17" xml:id="id183" draw:id="id183" draw:layer="layout" svg:width="0.4cm" svg:height="0.5cm" svg:x="8.799cm" svg:y="3.2cm" draw:corner-radius="0.5cm">
          <text:p text:style-name="P1"><text:span text:style-name="T9">ti</text:span></text:p>
        </draw:rect>
        <draw:rect draw:style-name="gr49" draw:text-style-name="P23" xml:id="id186" draw:id="id186" draw:layer="layout" svg:width="0.4cm" svg:height="0.5cm" svg:x="16.799cm" svg:y="5.2cm" draw:corner-radius="0.5cm">
          <text:p text:style-name="P1"><text:span text:style-name="T9">ti</text:span></text:p>
        </draw:rect>
        <draw:rect draw:style-name="gr49" draw:text-style-name="P23" xml:id="id187" draw:id="id187" draw:layer="layout" svg:width="0.4cm" svg:height="0.5cm" svg:x="11.199cm" svg:y="5.2cm" draw:corner-radius="0.5cm">
          <text:p text:style-name="P1"><text:span text:style-name="T9">ti</text:span></text:p>
        </draw:rect>
        <draw:rect draw:style-name="gr48" draw:text-style-name="P23" draw:layer="layout" svg:width="1.299cm" svg:height="0.5cm" svg:x="6.5cm" svg:y="7.1cm" draw:corner-radius="0.5cm">
          <text:p text:style-name="P1"><text:span text:style-name="T9">nreqc</text:span></text:p>
        </draw:rect>
        <draw:rect draw:style-name="gr48" draw:text-style-name="P23" draw:layer="layout" svg:width="1.299cm" svg:height="0.5cm" svg:x="6.5cm" svg:y="11.1cm" draw:corner-radius="0.5cm">
          <text:p text:style-name="P1"><text:span text:style-name="T9">nreqc</text:span></text:p>
        </draw:rect>
        <draw:rect draw:style-name="gr48" draw:text-style-name="P23" draw:layer="layout" svg:width="0.91cm" svg:height="0.5cm" svg:x="6.889cm" svg:y="10.5cm" draw:corner-radius="0.5cm">
          <text:p text:style-name="P1"><text:span text:style-name="T9">nhw</text:span></text:p>
        </draw:rect>
        <draw:rect draw:style-name="gr48" draw:text-style-name="P23" xml:id="id202" draw:id="id202" draw:layer="layout" svg:width="1.299cm" svg:height="0.5cm" svg:x="11.099cm" svg:y="9.2cm" draw:corner-radius="0.5cm">
          <text:p text:style-name="P1"><text:span text:style-name="T9">nreqc</text:span></text:p>
        </draw:rect>
        <draw:rect draw:style-name="gr48" draw:text-style-name="P23" xml:id="id213" draw:id="id213" draw:layer="layout" svg:width="1.299cm" svg:height="0.5cm" svg:x="16.098cm" svg:y="9.2cm" draw:corner-radius="0.5cm">
          <text:p text:style-name="P1"><text:span text:style-name="T9">nreqc</text:span></text:p>
        </draw:rect>
        <draw:rect draw:style-name="gr48" draw:text-style-name="P23" xml:id="id214" draw:id="id214" draw:layer="layout" svg:width="1.299cm" svg:height="0.5cm" svg:x="11.099cm" svg:y="13.2cm" draw:corner-radius="0.5cm">
          <text:p text:style-name="P1"><text:span text:style-name="T9">nreqc</text:span></text:p>
        </draw:rect>
        <draw:custom-shape draw:style-name="gr2" draw:text-style-name="P1" draw:layer="layout" svg:width="2.599cm" svg:height="1cm" svg:x="16.4cm" svg:y="9.9cm">
          <text:p text:style-name="P1"><text:span text:style-name="T1">Mode21a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181" draw:id="id181" draw:layer="layout" svg:width="0.399cm" svg:height="1cm" svg:x="18.599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98cm" svg:height="1cm" svg:x="3.8cm" svg:y="4.5cm">
          <text:p text:style-name="P1"><text:span text:style-name="T1">HWRoo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171" draw:id="id171" draw:layer="layout" svg:width="0.399cm" svg:height="1cm" svg:x="3.798cm" svg:y="4.5cm">
          <text:p/>
          <draw:enhanced-geometry svg:viewBox="0 0 21600 21600" draw:type="rectangle" draw:enhanced-path="M 0 0 L 21600 0 21600 21600 0 21600 0 0 Z N"/>
        </draw:custom-shape>
        <draw:connector draw:style-name="gr46" draw:text-style-name="P3" draw:layer="layout" draw:type="curve" svg:x1="4.698cm" svg:y1="2.6cm" svg:x2="8.999cm" svg:y2="3.2cm" draw:start-shape="id215" draw:start-glue-point="0" draw:end-shape="id183" draw:end-glue-point="0" svg:d="M4698 2600c0-750 4301-1050 4301 600" svg:viewBox="0 0 4302 1205">
          <text:p/>
        </draw:connector>
        <draw:custom-shape draw:style-name="gr31" draw:text-style-name="P1" xml:id="id215" draw:id="id215" draw:layer="layout" svg:width="1.8cm" svg:height="0.6cm" svg:x="3.798cm" svg:y="2.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onnector draw:style-name="gr32" draw:text-style-name="P3" draw:layer="layout" svg:x1="14.098cm" svg:y1="13cm" svg:x2="15.5cm" svg:y2="7cm" draw:start-shape="id216" draw:start-glue-point="1" draw:end-shape="id217" draw:end-glue-point="3" svg:d="M14098 13000h701v-6000h701" svg:viewBox="0 0 1403 6001">
          <text:p/>
        </draw:connector>
        <draw:custom-shape draw:style-name="gr1" draw:text-style-name="P1" xml:id="id218" draw:id="id218" draw:layer="layout" svg:width="2.598cm" svg:height="1cm" svg:x="6.401cm" svg:y="2.4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0" draw:id="id220" draw:layer="layout" svg:width="2.599cm" svg:height="1cm" svg:x="8.799cm" svg:y="4.5cm">
          <text:p text:style-name="P1"><text:span text:style-name="T1">SW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1" draw:id="id221" draw:layer="layout" svg:width="2.598cm" svg:height="1cm" svg:x="14.8cm" svg:y="4.5cm"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7cm" svg:y1="3.4cm" svg:x2="3.997cm" svg:y2="4.5cm" draw:start-shape="id218" draw:start-glue-point="2" draw:end-shape="id219" draw:end-glue-point="0" svg:d="M7700 3400v551h-3703v549" svg:viewBox="0 0 3704 1101">
          <text:p/>
        </draw:connector>
        <draw:connector draw:style-name="gr3" draw:text-style-name="P2" draw:layer="layout" svg:x1="7.7cm" svg:y1="3.4cm" svg:x2="10.098cm" svg:y2="4.5cm" draw:start-shape="id218" draw:start-glue-point="2" draw:end-shape="id220" draw:end-glue-point="0" svg:d="M7700 3400v550h2398v550" svg:viewBox="0 0 2399 1101">
          <text:p/>
        </draw:connector>
        <draw:connector draw:style-name="gr3" draw:text-style-name="P2" draw:layer="layout" svg:x1="7.7cm" svg:y1="3.4cm" svg:x2="16.099cm" svg:y2="4.5cm" draw:start-shape="id218" draw:start-glue-point="2" draw:end-shape="id221" draw:end-glue-point="0" svg:d="M7700 3400v550h8399v550" svg:viewBox="0 0 8400 1101">
          <text:p/>
        </draw:connector>
        <draw:custom-shape draw:style-name="gr1" draw:text-style-name="P1" xml:id="id222" draw:id="id222" draw:layer="layout" svg:width="2.598cm" svg:height="1cm" svg:x="4.499cm" svg:y="6.5cm">
          <text:p text:style-name="P1"><text:span text:style-name="T1">Res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7cm" draw:start-shape="id219" draw:start-glue-point="2" draw:end-shape="id222" draw:end-glue-point="3" svg:d="M3997 5500v1500h502" svg:viewBox="0 0 503 1501">
          <text:p/>
        </draw:connector>
        <draw:custom-shape draw:style-name="gr1" draw:text-style-name="P1" xml:id="id223" draw:id="id223" draw:layer="layout" svg:width="2.598cm" svg:height="1cm" svg:x="4.499cm" svg:y="10.5cm">
          <text:p text:style-name="P1"><text:span text:style-name="T1">Res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11cm" draw:start-shape="id219" draw:start-glue-point="2" draw:end-shape="id223" draw:end-glue-point="3" svg:d="M3997 5500v5500h502" svg:viewBox="0 0 503 5501">
          <text:p/>
        </draw:connector>
        <draw:custom-shape draw:style-name="gr1" draw:text-style-name="P1" xml:id="id224" draw:id="id224" draw:layer="layout" svg:width="2.598cm" svg:height="1cm" svg:x="10.499cm" svg:y="6.5cm">
          <text:p text:style-name="P1"><text:span text:style-name="T1">Comp1 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7" draw:id="id217" draw:layer="layout" svg:width="2.598cm" svg:height="1cm" svg:x="15.5cm" svg:y="6.5cm">
          <draw:glue-point draw:id="4" svg:x="-5cm" svg:y="-2cm"/>
          <text:p text:style-name="P1"><text:span text:style-name="T1">Comp2 <text:s text:c="3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5" draw:id="id225" draw:layer="layout" svg:width="2.599cm" svg:height="1cm" svg:x="11.499cm" svg:y="8.5cm">
          <text:p text:style-name="P1"><text:span text:style-name="T1">Impl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6" draw:id="id226" draw:layer="layout" svg:width="2.599cm" svg:height="1cm" svg:x="16.5cm" svg:y="8.5cm">
          <text:p text:style-name="P1"><text:span text:style-name="T1">Impl2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6" draw:id="id216" draw:layer="layout" svg:width="2.599cm" svg:height="1cm" svg:x="11.499cm" svg:y="12.5cm">
          <text:p text:style-name="P1"><text:span text:style-name="T1">Impl1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798cm" svg:y1="7.5cm" svg:x2="12.798cm" svg:y2="8.5cm" draw:start-shape="id224" draw:start-glue-point="2" draw:end-shape="id225" draw:end-glue-point="0" svg:d="M11798 7500v500h1000v500" svg:viewBox="0 0 1001 1001">
          <text:p/>
        </draw:connector>
        <draw:connector draw:style-name="gr3" draw:text-style-name="P2" draw:layer="layout" draw:line-skew="0cm -2cm" svg:x1="11.499cm" svg:y1="13cm" svg:x2="11.798cm" svg:y2="7.5cm" draw:start-shape="id216" draw:start-glue-point="3" draw:end-shape="id224" draw:end-glue-point="2" svg:d="M11499 13000h-502v-5000h801v-500" svg:viewBox="0 0 802 5501">
          <text:p/>
        </draw:connector>
        <draw:connector draw:style-name="gr3" draw:text-style-name="P2" draw:layer="layout" svg:x1="16.799cm" svg:y1="7.5cm" svg:x2="17.799cm" svg:y2="8.5cm" draw:start-shape="id217" draw:start-glue-point="2" draw:end-shape="id226" draw:end-glue-point="0" svg:d="M16799 7500v500h1000v500" svg:viewBox="0 0 1001 1001">
          <text:p/>
        </draw:connector>
        <draw:custom-shape draw:style-name="gr2" draw:text-style-name="P1" xml:id="id227" draw:id="id227" draw:layer="layout" svg:width="2.599cm" svg:height="1cm" svg:x="12.5cm" svg:y="9.9cm">
          <text:p text:style-name="P1"><text:span text:style-name="T1">Mode11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8" draw:id="id228" draw:layer="layout" svg:width="2.599cm" svg:height="1cm" svg:x="12.499cm" svg:y="11.1cm">
          <text:p text:style-name="P1"><text:span text:style-name="T1">Mode11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5cm" svg:x1="12.798cm" svg:y1="9.5cm" svg:x2="13.799cm" svg:y2="9.9cm" draw:start-shape="id225" draw:start-glue-point="2" draw:end-shape="id227" draw:end-glue-point="0" svg:d="M12798 9500v150h1001v250" svg:viewBox="0 0 1002 401">
          <text:p/>
        </draw:connector>
        <draw:connector draw:style-name="gr3" draw:text-style-name="P2" draw:layer="layout" draw:line-skew="-0.65cm" svg:x1="12.798cm" svg:y1="9.5cm" svg:x2="12.499cm" svg:y2="11.6cm" draw:start-shape="id225" draw:start-glue-point="2" draw:end-shape="id228" draw:end-glue-point="3" svg:d="M12798 9500v150h-801v1950h502" svg:viewBox="0 0 802 2101">
          <text:p/>
        </draw:connector>
        <draw:connector draw:style-name="gr3" draw:text-style-name="P2" draw:layer="layout" svg:x1="17.799cm" svg:y1="9.5cm" svg:x2="18.798cm" svg:y2="9.9cm" draw:start-shape="id226" draw:start-glue-point="2" draw:end-shape="id229" draw:end-glue-point="0" svg:d="M17799 9500v201h999v199" svg:viewBox="0 0 1000 401">
          <text:p/>
        </draw:connector>
        <draw:custom-shape draw:style-name="gr2" draw:text-style-name="P1" xml:id="id230" draw:id="id230" draw:layer="layout" svg:width="2.599cm" svg:height="1cm" svg:x="12.5cm" svg:y="14.052cm">
          <text:p text:style-name="P1"><text:span text:style-name="T1">Mode12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024cm" svg:x1="12.798cm" svg:y1="13.5cm" svg:x2="13.799cm" svg:y2="14.052cm" draw:start-shape="id216" draw:start-glue-point="2" draw:end-shape="id230" draw:end-glue-point="0" svg:d="M12798 13500v300h1001v252" svg:viewBox="0 0 1002 553">
          <text:p/>
        </draw:connector>
        <draw:connector draw:style-name="gr32" draw:text-style-name="P3" draw:layer="layout" svg:x1="14.098cm" svg:y1="9cm" svg:x2="15.5cm" svg:y2="6.8cm" draw:start-shape="id225" draw:start-glue-point="1" draw:end-shape="id217" draw:end-glue-point="4" svg:d="M14098 9000h701v-2200h701" svg:viewBox="0 0 1403 2201">
          <text:p/>
        </draw:connector>
        <draw:connector draw:style-name="gr3" draw:text-style-name="P2" draw:layer="layout" svg:x1="10.098cm" svg:y1="5.5cm" svg:x2="11.798cm" svg:y2="6.5cm" draw:start-shape="id220" draw:start-glue-point="2" draw:end-shape="id224" draw:end-glue-point="0" svg:d="M10098 5500v500h1700v500" svg:viewBox="0 0 1701 1001">
          <text:p/>
        </draw:connector>
        <draw:connector draw:style-name="gr3" draw:text-style-name="P2" draw:layer="layout" svg:x1="10.098cm" svg:y1="5.5cm" svg:x2="16.799cm" svg:y2="6.5cm" draw:start-shape="id220" draw:start-glue-point="2" draw:end-shape="id217" draw:end-glue-point="0" svg:d="M10098 5500v501h3351v-2h3350v501" svg:viewBox="0 0 6702 1001">
          <text:p/>
        </draw:connector>
        <draw:connector draw:style-name="gr16" draw:text-style-name="P3" draw:layer="layout" svg:x1="8.799cm" svg:y1="3.45cm" svg:x2="8.599cm" svg:y2="3.45cm" draw:start-shape="id231" draw:start-glue-point="3" draw:end-shape="id232" draw:end-glue-point="1" svg:d="M8799 3450h-200" svg:viewBox="0 0 201 1">
          <text:p/>
        </draw:connector>
        <draw:connector draw:style-name="gr16" draw:text-style-name="P3" draw:layer="layout" draw:line-skew="-0.4cm -0.401cm" svg:x1="8.999cm" svg:y1="3.7cm" svg:x2="7.199cm" svg:y2="3.45cm" draw:start-shape="id231" draw:start-glue-point="2" draw:end-shape="id233" draw:end-glue-point="1" svg:d="M8999 3700v100h-1400v-350h-400" svg:viewBox="0 0 1801 351">
          <text:p/>
        </draw:connector>
        <draw:connector draw:style-name="gr16" draw:text-style-name="P3" draw:layer="layout" draw:line-skew="0.099cm" svg:x1="9.199cm" svg:y1="3.45cm" svg:x2="17.199cm" svg:y2="5.45cm" draw:start-shape="id231" draw:start-glue-point="1" draw:end-shape="id234" draw:end-glue-point="1" svg:d="M9199 3450h8600v2000h-600" svg:viewBox="0 0 8601 2001">
          <text:p/>
        </draw:connector>
        <draw:connector draw:style-name="gr16" draw:text-style-name="P3" draw:layer="layout" svg:x1="9.199cm" svg:y1="3.45cm" svg:x2="11.399cm" svg:y2="5.2cm" draw:start-shape="id231" draw:start-glue-point="1" draw:end-shape="id235" draw:end-glue-point="0" svg:d="M9199 3450h2200v1750" svg:viewBox="0 0 2201 1751">
          <text:p/>
        </draw:connector>
        <draw:connector draw:style-name="gr16" draw:text-style-name="P3" draw:layer="layout" svg:x1="8.999cm" svg:y1="3.7cm" svg:x2="10.689cm" svg:y2="5.45cm" draw:start-shape="id231" draw:start-glue-point="2" draw:end-shape="id236" draw:end-glue-point="3" svg:d="M8999 3700v1750h1690" svg:viewBox="0 0 1691 1751">
          <text:p/>
        </draw:connector>
        <draw:connector draw:style-name="gr19" draw:text-style-name="P3" draw:layer="layout" draw:line-skew="0.152cm" svg:x1="10.888cm" svg:y1="5.7cm" svg:x2="12.708cm" svg:y2="7.2cm" draw:start-shape="id236" draw:start-glue-point="2" draw:end-shape="id237" draw:end-glue-point="0" svg:d="M10888 5700v902h1820v598" svg:viewBox="0 0 1821 1501">
          <text:p/>
        </draw:connector>
        <draw:connector draw:style-name="gr19" draw:text-style-name="P3" draw:layer="layout" svg:x1="13.304cm" svg:y1="6.602cm" svg:x2="17.708cm" svg:y2="7.2cm" draw:start-shape="id238" draw:start-glue-point="3" draw:end-shape="id239" draw:end-glue-point="0" svg:d="M13304 6602h4404v598" svg:viewBox="0 0 4405 599">
          <text:p/>
        </draw:connector>
        <draw:circle draw:style-name="gr33" draw:text-style-name="P2" xml:id="id238" draw:id="id238" draw:layer="layout" svg:width="0.2cm" svg:height="0.2cm" draw:transform="rotate (-3.14159265358979) translate (13.304cm 6.702cm)" draw:kind="arc" draw:start-angle="358.28" draw:end-angle="179.43">
          <text:p/>
        </draw:circle>
        <draw:connector draw:style-name="gr21" draw:text-style-name="P3" draw:layer="layout" svg:x1="10.888cm" svg:y1="5.7cm" svg:x2="13.104cm" svg:y2="6.602cm" draw:start-shape="id236" draw:start-glue-point="2" draw:end-shape="id238" draw:end-glue-point="1" svg:d="M10888 5700v902h2216" svg:viewBox="0 0 2217 903">
          <text:p/>
        </draw:connector>
        <draw:connector draw:style-name="gr22" draw:text-style-name="P3" draw:layer="layout" svg:x1="12.5cm" svg:y1="7.45cm" svg:x2="12.31cm" svg:y2="7.45cm" svg:d="M12500 7450h-190" svg:viewBox="0 0 191 1">
          <text:p/>
        </draw:connector>
        <draw:connector draw:style-name="gr22" draw:text-style-name="P3" draw:layer="layout" svg:x1="17.5cm" svg:y1="7.45cm" svg:x2="17.355cm" svg:y2="7.45cm" svg:d="M17500 7450h-145" svg:viewBox="0 0 146 1">
          <text:p/>
        </draw:connector>
        <draw:connector draw:style-name="gr34" draw:text-style-name="P3" draw:layer="layout" draw:line-skew="-0.4cm -0.51cm" svg:x1="12.708cm" svg:y1="7.7cm" svg:x2="11.108cm" svg:y2="7.45cm" draw:start-shape="id237" draw:start-glue-point="2" draw:end-shape="id240" draw:end-glue-point="1" svg:d="M12708 7700v100h-1409v-350h-191" svg:viewBox="0 0 1601 351">
          <text:p/>
        </draw:connector>
        <draw:connector draw:style-name="gr34" draw:text-style-name="P3" draw:layer="layout" draw:line-skew="-0.4cm -0.46cm" svg:x1="17.708cm" svg:y1="7.7cm" svg:x2="16.207cm" svg:y2="7.45cm" draw:start-shape="id239" draw:start-glue-point="2" draw:end-shape="id241" draw:end-glue-point="1" svg:d="M17708 7700v100h-1310v-350h-191" svg:viewBox="0 0 1502 351">
          <text:p/>
        </draw:connector>
        <draw:connector draw:style-name="gr27" draw:text-style-name="P3" draw:layer="layout" draw:line-skew="-0.1cm" svg:x1="11.854cm" svg:y1="7.7cm" svg:x2="8.898cm" svg:y2="6.828cm" draw:start-shape="id242" draw:start-glue-point="2" draw:end-shape="id243" draw:end-glue-point="0" svg:d="M11854 7700v400h-2956v-1272" svg:viewBox="0 0 2957 1273">
          <text:p/>
        </draw:connector>
        <draw:connector draw:style-name="gr27" draw:text-style-name="P3" draw:layer="layout" draw:line-skew="-0.844cm" svg:x1="11.854cm" svg:y1="7.7cm" svg:x2="8.999cm" svg:y2="10.628cm" draw:start-shape="id242" draw:start-glue-point="2" draw:end-shape="id244" draw:end-glue-point="1" svg:d="M11854 7700v600h-2855v2328" svg:viewBox="0 0 2856 2929">
          <text:p/>
        </draw:connector>
        <draw:connector draw:style-name="gr27" draw:text-style-name="P3" draw:layer="layout" svg:x1="8.799cm" svg:y1="6.628cm" svg:x2="16.899cm" svg:y2="7.7cm" draw:start-shape="id245" draw:start-glue-point="0" draw:end-shape="id246" draw:end-glue-point="2" svg:d="M8799 6628v1572h8100v-500" svg:viewBox="0 0 8101 1573">
          <text:p/>
        </draw:connector>
        <draw:connector draw:style-name="gr28" draw:text-style-name="P3" draw:layer="layout" draw:line-skew="-0.444cm" svg:x1="10.653cm" svg:y1="7.7cm" svg:x2="9.398cm" svg:y2="11.228cm" draw:start-shape="id240" draw:start-glue-point="2" draw:end-shape="id247" draw:end-glue-point="0" svg:d="M10653 7700v1300h-1255v2228" svg:viewBox="0 0 1256 3529">
          <text:p/>
        </draw:connector>
        <draw:connector draw:style-name="gr27" draw:text-style-name="P3" draw:layer="layout" draw:line-skew="-0.844cm" svg:x1="16.899cm" svg:y1="7.7cm" svg:x2="9.098cm" svg:y2="10.828cm" draw:start-shape="id246" draw:start-glue-point="2" draw:end-shape="id248" draw:end-glue-point="1" svg:d="M16899 7700v700h-7801v2428" svg:viewBox="0 0 7802 3129">
          <text:p/>
        </draw:connector>
        <draw:connector draw:style-name="gr28" draw:text-style-name="P3" draw:layer="layout" draw:line-skew="5.856cm" svg:x1="15.752cm" svg:y1="7.7cm" svg:x2="9.499cm" svg:y2="11.428cm" draw:start-shape="id241" draw:start-glue-point="2" draw:end-shape="id249" draw:end-glue-point="0" svg:d="M15752 7700v7700h-6253v-3972" svg:viewBox="0 0 6254 7701">
          <text:p/>
        </draw:connector>
        <draw:connector draw:style-name="gr29" draw:text-style-name="P3" draw:layer="layout" draw:line-skew="0cm 0.056cm" svg:x1="10.653cm" svg:y1="7.7cm" svg:x2="11.099cm" svg:y2="9.45cm" draw:start-shape="id240" draw:start-glue-point="2" draw:end-shape="id250" draw:end-glue-point="3" svg:d="M10653 7700v750h1v1000h445" svg:viewBox="0 0 447 1751">
          <text:p/>
        </draw:connector>
        <draw:connector draw:style-name="gr24" draw:text-style-name="P3" draw:layer="layout" svg:x1="8.998cm" svg:y1="10.628cm" svg:x2="7.798cm" svg:y2="10.628cm" draw:start-shape="id244" draw:start-glue-point="3" draw:end-shape="id251" draw:end-glue-point="1" svg:d="M8998 10628h-1200" svg:viewBox="0 0 1201 1">
          <text:p/>
        </draw:connector>
        <draw:line draw:style-name="gr36" draw:text-style-name="P3" xml:id="id244" draw:id="id244" draw:layer="layout" svg:x1="8.999cm" svg:y1="10.628cm" svg:x2="8.998cm" svg:y2="10.628cm">
          <text:p/>
        </draw:line>
        <draw:polygon draw:style-name="gr36" draw:text-style-name="P3" xml:id="id248" draw:id="id248" draw:layer="layout" svg:width="0cm" svg:height="0cm" svg:x="9.098cm" svg:y="10.828cm" svg:viewBox="0 0 0 0" draw:points="0,0">
          <text:p/>
        </draw:polygon>
        <draw:polygon draw:style-name="gr37" draw:text-style-name="P3" xml:id="id252" draw:id="id252" draw:layer="layout" svg:width="0cm" svg:height="0cm" svg:x="7.798cm" svg:y="10.828cm" svg:viewBox="0 0 0 0" draw:points="0,0">
          <text:p/>
        </draw:polygon>
        <draw:connector draw:style-name="gr24" draw:text-style-name="P3" draw:layer="layout" svg:x1="9.098cm" svg:y1="10.828cm" svg:x2="7.798cm" svg:y2="10.828cm" draw:start-shape="id248" draw:start-glue-point="3" draw:end-shape="id252" draw:end-glue-point="1" svg:d="M9098 10828h-1300" svg:viewBox="0 0 1301 1">
          <text:p/>
        </draw:connector>
        <draw:polygon draw:style-name="gr37" draw:text-style-name="P3" xml:id="id251" draw:id="id251" draw:layer="layout" svg:width="0cm" svg:height="0cm" svg:x="7.798cm" svg:y="10.628cm" svg:viewBox="0 0 0 0" draw:points="0,0">
          <text:p/>
        </draw:polygon>
        <draw:connector draw:style-name="gr24" draw:text-style-name="P3" draw:layer="layout" draw:line-skew="0.541cm" svg:x1="8.799cm" svg:y1="6.628cm" svg:x2="7.798cm" svg:y2="6.628cm" draw:start-shape="id245" draw:start-glue-point="3" draw:end-shape="id253" draw:end-glue-point="1" svg:d="M8799 6628h-1001" svg:viewBox="0 0 1002 1">
          <text:p/>
        </draw:connector>
        <draw:polygon draw:style-name="gr36" draw:text-style-name="P3" xml:id="id245" draw:id="id245" draw:layer="layout" svg:width="0cm" svg:height="0cm" svg:x="8.799cm" svg:y="6.628cm" svg:viewBox="0 0 0 0" draw:points="0,0">
          <text:p/>
        </draw:polygon>
        <draw:polygon draw:style-name="gr36" draw:text-style-name="P3" xml:id="id243" draw:id="id243" draw:layer="layout" svg:width="0cm" svg:height="0cm" svg:x="8.898cm" svg:y="6.828cm" svg:viewBox="0 0 0 0" draw:points="0,0">
          <text:p/>
        </draw:polygon>
        <draw:polygon draw:style-name="gr37" draw:text-style-name="P3" xml:id="id254" draw:id="id254" draw:layer="layout" svg:width="0cm" svg:height="0cm" svg:x="7.798cm" svg:y="6.828cm" svg:viewBox="0 0 0 0" draw:points="0,0">
          <text:p/>
        </draw:polygon>
        <draw:connector draw:style-name="gr24" draw:text-style-name="P3" draw:layer="layout" svg:x1="8.898cm" svg:y1="6.828cm" svg:x2="7.798cm" svg:y2="6.828cm" draw:start-shape="id243" draw:start-glue-point="3" draw:end-shape="id254" draw:end-glue-point="1" svg:d="M8898 6828h-1100" svg:viewBox="0 0 1101 1">
          <text:p/>
        </draw:connector>
        <draw:polygon draw:style-name="gr37" draw:text-style-name="P3" xml:id="id253" draw:id="id253" draw:layer="layout" svg:width="0cm" svg:height="0cm" svg:x="7.798cm" svg:y="6.628cm" svg:viewBox="0 0 0 0" draw:points="0,0">
          <text:p/>
        </draw:polygon>
        <draw:connector draw:style-name="gr29" draw:text-style-name="P3" draw:layer="layout" svg:x1="9.198cm" svg:y1="7.228cm" svg:x2="7.798cm" svg:y2="7.228cm" draw:start-shape="id255" draw:start-glue-point="3" draw:end-shape="id256" draw:end-glue-point="1" svg:d="M9198 7228h-1400" svg:viewBox="0 0 1401 1">
          <text:p/>
        </draw:connector>
        <draw:polygon draw:style-name="gr36" draw:text-style-name="P3" xml:id="id255" draw:id="id255" draw:layer="layout" svg:width="0cm" svg:height="0cm" svg:x="9.198cm" svg:y="7.228cm" svg:viewBox="0 0 0 0" draw:points="0,0">
          <text:p/>
        </draw:polygon>
        <draw:polygon draw:style-name="gr36" draw:text-style-name="P3" xml:id="id257" draw:id="id257" draw:layer="layout" svg:width="0cm" svg:height="0cm" svg:x="9.3cm" svg:y="7.428cm" svg:viewBox="0 0 0 0" draw:points="0,0">
          <text:p/>
        </draw:polygon>
        <draw:polygon draw:style-name="gr37" draw:text-style-name="P3" xml:id="id258" draw:id="id258" draw:layer="layout" svg:width="0cm" svg:height="0cm" svg:x="7.798cm" svg:y="7.428cm" svg:viewBox="0 0 0 0" draw:points="0,0">
          <text:p/>
        </draw:polygon>
        <draw:connector draw:style-name="gr29" draw:text-style-name="P3" draw:layer="layout" svg:x1="9.3cm" svg:y1="7.428cm" svg:x2="7.798cm" svg:y2="7.428cm" draw:start-shape="id257" draw:start-glue-point="3" draw:end-shape="id258" draw:end-glue-point="1" svg:d="M9300 7428h-1502" svg:viewBox="0 0 1503 1">
          <text:p/>
        </draw:connector>
        <draw:polygon draw:style-name="gr37" draw:text-style-name="P3" xml:id="id256" draw:id="id256" draw:layer="layout" svg:width="0cm" svg:height="0cm" svg:x="7.798cm" svg:y="7.228cm" svg:viewBox="0 0 0 0" draw:points="0,0">
          <text:p/>
        </draw:polygon>
        <draw:connector draw:style-name="gr29" draw:text-style-name="P3" draw:layer="layout" svg:x1="9.398cm" svg:y1="11.228cm" svg:x2="7.798cm" svg:y2="11.228cm" draw:start-shape="id247" draw:start-glue-point="3" draw:end-shape="id259" draw:end-glue-point="1" svg:d="M9398 11228h-1600" svg:viewBox="0 0 1601 1">
          <text:p/>
        </draw:connector>
        <draw:line draw:style-name="gr36" draw:text-style-name="P3" xml:id="id247" draw:id="id247" draw:layer="layout" svg:x1="9.399cm" svg:y1="11.228cm" svg:x2="9.398cm" svg:y2="11.228cm">
          <text:p/>
        </draw:line>
        <draw:polygon draw:style-name="gr36" draw:text-style-name="P3" xml:id="id249" draw:id="id249" draw:layer="layout" svg:width="0cm" svg:height="0cm" svg:x="9.499cm" svg:y="11.428cm" svg:viewBox="0 0 0 0" draw:points="0,0">
          <text:p/>
        </draw:polygon>
        <draw:polygon draw:style-name="gr37" draw:text-style-name="P3" xml:id="id260" draw:id="id260" draw:layer="layout" svg:width="0cm" svg:height="0cm" svg:x="7.798cm" svg:y="11.428cm" svg:viewBox="0 0 0 0" draw:points="0,0">
          <text:p/>
        </draw:polygon>
        <draw:connector draw:style-name="gr29" draw:text-style-name="P3" draw:layer="layout" svg:x1="9.499cm" svg:y1="11.428cm" svg:x2="7.798cm" svg:y2="11.428cm" draw:start-shape="id249" draw:start-glue-point="3" draw:end-shape="id260" draw:end-glue-point="1" svg:d="M9499 11428h-1701" svg:viewBox="0 0 1702 1">
          <text:p/>
        </draw:connector>
        <draw:polygon draw:style-name="gr37" draw:text-style-name="P3" xml:id="id259" draw:id="id259" draw:layer="layout" svg:width="0cm" svg:height="0cm" svg:x="7.798cm" svg:y="11.228cm" svg:viewBox="0 0 0 0" draw:points="0,0">
          <text:p/>
        </draw:polygon>
        <draw:connector draw:style-name="gr28" draw:text-style-name="P3" draw:layer="layout" draw:line-skew="0.7cm" svg:x1="10.653cm" svg:y1="7.7cm" svg:x2="9.3cm" svg:y2="7.428cm" draw:start-shape="id240" draw:start-glue-point="2" draw:end-shape="id257" draw:end-glue-point="0" svg:d="M10653 7700v1200h-1353v-1472" svg:viewBox="0 0 1354 1473">
          <text:p/>
        </draw:connector>
        <draw:connector draw:style-name="gr28" draw:text-style-name="P3" draw:layer="layout" draw:line-skew="7.3cm" svg:x1="15.752cm" svg:y1="7.7cm" svg:x2="9.198cm" svg:y2="7.228cm" draw:start-shape="id241" draw:start-glue-point="2" draw:end-shape="id255" draw:end-glue-point="0" svg:d="M15752 7700v7800h-6554v-8272" svg:viewBox="0 0 6555 8273">
          <text:p/>
        </draw:connector>
        <draw:connector draw:style-name="gr29" draw:text-style-name="P3" draw:layer="layout" draw:line-skew="0cm 0.156cm" svg:x1="15.752cm" svg:y1="7.7cm" svg:x2="16.098cm" svg:y2="9.45cm" draw:start-shape="id241" draw:start-glue-point="2" draw:end-shape="id261" draw:end-glue-point="3" svg:d="M15752 7700v750h1v1000h345" svg:viewBox="0 0 347 1751">
          <text:p/>
        </draw:connector>
        <draw:frame draw:style-name="gr38" draw:text-style-name="P16" draw:layer="layout" svg:width="1.266cm" svg:height="2.576cm" svg:x="5.6cm" svg:y="12.4cm">
          <draw:text-box>
            <text:p text:style-name="P15"><text:span text:style-name="T8">.</text:span></text:p>
            <text:p text:style-name="P15"><text:span text:style-name="T8">.</text:span></text:p>
            <text:p text:style-name="P15"><text:span text:style-name="T8">.</text:span></text:p>
          </draw:text-box>
        </draw:frame>
        <draw:frame draw:style-name="gr47" draw:text-style-name="P22" draw:layer="layout" svg:width="3.601cm" svg:height="4.351cm" svg:x="16.398cm" svg:y="11.1cm">
          <draw:text-box>
            <text:p text:style-name="P21"><text:span text:style-name="T8"/></text:p>
            <text:p text:style-name="P21"><text:span text:style-name="T8">.</text:span></text:p>
            <text:p text:style-name="P21"><text:span text:style-name="T8">.</text:span></text:p>
            <text:p text:style-name="P21"><text:span text:style-name="T8">.</text:span></text:p>
          </draw:text-box>
        </draw:frame>
        <draw:connector draw:style-name="gr29" draw:text-style-name="P3" draw:layer="layout" draw:line-skew="0cm 0.056cm" svg:x1="10.653cm" svg:y1="7.7cm" svg:x2="11.099cm" svg:y2="13.45cm" draw:start-shape="id240" draw:start-glue-point="2" draw:end-shape="id262" draw:end-glue-point="3" svg:d="M10653 7700v2750h1v3000h445" svg:viewBox="0 0 447 5751">
          <text:p/>
        </draw:connector>
        <draw:rect draw:style-name="gr41" draw:text-style-name="P18" xml:id="id240" draw:id="id240" draw:layer="layout" svg:width="0.909cm" svg:height="0.5cm" svg:x="10.199cm" svg:y="7.2cm" draw:corner-radius="0.5cm">
          <text:p text:style-name="P1"><text:span text:style-name="T9">nsw</text:span></text:p>
        </draw:rect>
        <draw:rect draw:style-name="gr41" draw:text-style-name="P18" xml:id="id241" draw:id="id241" draw:layer="layout" svg:width="0.909cm" svg:height="0.5cm" svg:x="15.298cm" svg:y="7.2cm" draw:corner-radius="0.5cm">
          <text:p text:style-name="P1"><text:span text:style-name="T9">nsw</text:span></text:p>
        </draw:rect>
        <draw:rect draw:style-name="gr43" draw:text-style-name="P19" xml:id="id237" draw:id="id237" draw:layer="layout" svg:width="0.399cm" svg:height="0.5cm" svg:x="12.509cm" svg:y="7.2cm" draw:corner-radius="0.5cm">
          <text:p text:style-name="P1"><text:span text:style-name="T9">n</text:span></text:p>
        </draw:rect>
        <draw:rect draw:style-name="gr43" draw:text-style-name="P19" xml:id="id239" draw:id="id239" draw:layer="layout" svg:width="0.399cm" svg:height="0.5cm" svg:x="17.509cm" svg:y="7.2cm" draw:corner-radius="0.5cm">
          <text:p text:style-name="P1"><text:span text:style-name="T9">n</text:span></text:p>
        </draw:rect>
        <draw:rect draw:style-name="gr44" draw:text-style-name="P20" xml:id="id242" draw:id="id242" draw:layer="layout" svg:width="0.91cm" svg:height="0.5cm" svg:x="11.399cm" svg:y="7.2cm" draw:corner-radius="0.5cm">
          <text:p text:style-name="P1"><text:span text:style-name="T9">nhw</text:span></text:p>
        </draw:rect>
        <draw:rect draw:style-name="gr44" draw:text-style-name="P20" xml:id="id246" draw:id="id246" draw:layer="layout" svg:width="0.91cm" svg:height="0.5cm" svg:x="16.444cm" svg:y="7.2cm" draw:corner-radius="0.5cm">
          <text:p text:style-name="P1"><text:span text:style-name="T9">nhw</text:span></text:p>
        </draw:rect>
        <draw:rect draw:style-name="gr44" draw:text-style-name="P20" draw:layer="layout" svg:width="0.91cm" svg:height="0.5cm" svg:x="6.889cm" svg:y="6.5cm" draw:corner-radius="0.5cm">
          <text:p text:style-name="P1"><text:span text:style-name="T9">nhw</text:span></text:p>
        </draw:rect>
        <draw:line draw:style-name="gr42" draw:text-style-name="P3" draw:layer="layout" svg:x1="9.999cm" svg:y1="9cm" svg:x2="10.799cm" svg:y2="9cm">
          <text:p/>
        </draw:line>
        <draw:line draw:style-name="gr42" draw:text-style-name="P3" draw:layer="layout" svg:x1="9.999cm" svg:y1="8.9cm" svg:x2="10.799cm" svg:y2="8.9cm">
          <text:p/>
        </draw:line>
        <draw:line draw:style-name="gr42" draw:text-style-name="P3" draw:layer="layout" svg:x1="9.999cm" svg:y1="8.4cm" svg:x2="10.799cm" svg:y2="8.4cm">
          <text:p/>
        </draw:line>
        <draw:line draw:style-name="gr42" draw:text-style-name="P3" draw:layer="layout" svg:x1="9.999cm" svg:y1="8.3cm" svg:x2="10.799cm" svg:y2="8.3cm">
          <text:p/>
        </draw:line>
        <draw:line draw:style-name="gr42" draw:text-style-name="P3" draw:layer="layout" svg:x1="9.999cm" svg:y1="8.2cm" svg:x2="10.799cm" svg:y2="8.2cm">
          <text:p/>
        </draw:line>
        <draw:line draw:style-name="gr42" draw:text-style-name="P3" draw:layer="layout" svg:x1="9.999cm" svg:y1="8.1cm" svg:x2="10.799cm" svg:y2="8.1cm">
          <text:p/>
        </draw:line>
        <draw:line draw:style-name="gr42" draw:text-style-name="P3" draw:layer="layout" svg:x1="11.299cm" svg:y1="7.8cm" svg:x2="11.299cm" svg:y2="7.5cm">
          <text:p/>
        </draw:line>
        <draw:line draw:style-name="gr42" draw:text-style-name="P3" draw:layer="layout" svg:x1="11.799cm" svg:y1="15.4cm" svg:x2="12.599cm" svg:y2="15.4cm">
          <text:p/>
        </draw:line>
        <draw:line draw:style-name="gr42" draw:text-style-name="P3" draw:layer="layout" svg:x1="11.799cm" svg:y1="15.5cm" svg:x2="12.599cm" svg:y2="15.5cm">
          <text:p/>
        </draw:line>
        <draw:rect draw:style-name="gr43" draw:text-style-name="P19" xml:id="id236" draw:id="id236" draw:layer="layout" svg:width="0.399cm" svg:height="0.5cm" svg:x="10.689cm" svg:y="5.2cm" draw:corner-radius="0.5cm">
          <text:p text:style-name="P1"><text:span text:style-name="T9">n</text:span></text:p>
        </draw:rect>
        <draw:rect draw:style-name="gr50" draw:text-style-name="P23" xml:id="id233" draw:id="id233" draw:layer="layout" svg:width="0.399cm" svg:height="0.5cm" svg:x="6.8cm" svg:y="3.2cm" draw:corner-radius="0.5cm">
          <text:p text:style-name="P1"><text:span text:style-name="T9">o</text:span></text:p>
        </draw:rect>
        <draw:rect draw:style-name="gr51" draw:text-style-name="P23" xml:id="id232" draw:id="id232" draw:layer="layout" svg:width="0.799cm" svg:height="0.5cm" svg:x="7.8cm" svg:y="3.2cm" draw:corner-radius="0.5cm">
          <text:p text:style-name="P1"><text:span text:style-name="T9">bv</text:span></text:p>
        </draw:rect>
        <draw:rect draw:style-name="gr40" draw:text-style-name="P17" xml:id="id231" draw:id="id231" draw:layer="layout" svg:width="0.4cm" svg:height="0.5cm" svg:x="8.799cm" svg:y="3.2cm" draw:corner-radius="0.5cm">
          <text:p text:style-name="P1"><text:span text:style-name="T9">ti</text:span></text:p>
        </draw:rect>
        <draw:rect draw:style-name="gr51" draw:text-style-name="P23" xml:id="id234" draw:id="id234" draw:layer="layout" svg:width="0.4cm" svg:height="0.5cm" svg:x="16.799cm" svg:y="5.2cm" draw:corner-radius="0.5cm">
          <text:p text:style-name="P1"><text:span text:style-name="T9">ti</text:span></text:p>
        </draw:rect>
        <draw:rect draw:style-name="gr51" draw:text-style-name="P23" xml:id="id235" draw:id="id235" draw:layer="layout" svg:width="0.4cm" svg:height="0.5cm" svg:x="11.199cm" svg:y="5.2cm" draw:corner-radius="0.5cm">
          <text:p text:style-name="P1"><text:span text:style-name="T9">ti</text:span></text:p>
        </draw:rect>
        <draw:rect draw:style-name="gr52" draw:text-style-name="P23" draw:layer="layout" svg:width="1.299cm" svg:height="0.5cm" svg:x="6.5cm" svg:y="7.1cm" draw:corner-radius="0.5cm">
          <text:p text:style-name="P1"><text:span text:style-name="T9">nreqc</text:span></text:p>
        </draw:rect>
        <draw:rect draw:style-name="gr52" draw:text-style-name="P23" draw:layer="layout" svg:width="1.299cm" svg:height="0.5cm" svg:x="6.5cm" svg:y="11.1cm" draw:corner-radius="0.5cm">
          <text:p text:style-name="P1"><text:span text:style-name="T9">nreqc</text:span></text:p>
        </draw:rect>
        <draw:rect draw:style-name="gr48" draw:text-style-name="P23" draw:layer="layout" svg:width="0.91cm" svg:height="0.5cm" svg:x="6.889cm" svg:y="10.5cm" draw:corner-radius="0.5cm">
          <text:p text:style-name="P1"><text:span text:style-name="T9">nhw</text:span></text:p>
        </draw:rect>
        <draw:rect draw:style-name="gr52" draw:text-style-name="P23" xml:id="id250" draw:id="id250" draw:layer="layout" svg:width="1.299cm" svg:height="0.5cm" svg:x="11.099cm" svg:y="9.2cm" draw:corner-radius="0.5cm">
          <text:p text:style-name="P1"><text:span text:style-name="T9">nreqc</text:span></text:p>
        </draw:rect>
        <draw:rect draw:style-name="gr52" draw:text-style-name="P23" xml:id="id261" draw:id="id261" draw:layer="layout" svg:width="1.299cm" svg:height="0.5cm" svg:x="16.098cm" svg:y="9.2cm" draw:corner-radius="0.5cm">
          <text:p text:style-name="P1"><text:span text:style-name="T9">nreqc</text:span></text:p>
        </draw:rect>
        <draw:rect draw:style-name="gr52" draw:text-style-name="P23" xml:id="id262" draw:id="id262" draw:layer="layout" svg:width="1.299cm" svg:height="0.5cm" svg:x="11.099cm" svg:y="13.2cm" draw:corner-radius="0.5cm">
          <text:p text:style-name="P1"><text:span text:style-name="T9">nreqc</text:span></text:p>
        </draw:rect>
        <draw:custom-shape draw:style-name="gr2" draw:text-style-name="P1" draw:layer="layout" svg:width="2.599cm" svg:height="1cm" svg:x="16.4cm" svg:y="9.9cm">
          <text:p text:style-name="P1"><text:span text:style-name="T1">Mode21a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29" draw:id="id229" draw:layer="layout" svg:width="0.399cm" svg:height="1cm" svg:x="18.599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98cm" svg:height="1cm" svg:x="3.8cm" svg:y="4.5cm">
          <text:p text:style-name="P1"><text:span text:style-name="T1">HWRoo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19" draw:id="id219" draw:layer="layout" svg:width="0.399cm" svg:height="1cm" svg:x="3.798cm" svg:y="4.5cm">
          <text:p/>
          <draw:enhanced-geometry svg:viewBox="0 0 21600 21600" draw:type="rectangle" draw:enhanced-path="M 0 0 L 21600 0 21600 21600 0 21600 0 0 Z N"/>
        </draw:custom-shape>
        <draw:connector draw:style-name="gr46" draw:text-style-name="P3" draw:layer="layout" draw:type="curve" svg:x1="4.698cm" svg:y1="2.6cm" svg:x2="8.999cm" svg:y2="3.2cm" draw:start-shape="id263" draw:start-glue-point="0" draw:end-shape="id231" draw:end-glue-point="0" svg:d="M4698 2600c0-750 4301-1050 4301 600" svg:viewBox="0 0 4302 1205">
          <text:p/>
        </draw:connector>
        <draw:custom-shape draw:style-name="gr31" draw:text-style-name="P1" xml:id="id263" draw:id="id263" draw:layer="layout" svg:width="1.8cm" svg:height="0.6cm" svg:x="3.798cm" svg:y="2.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path draw:style-name="gr53" draw:text-style-name="P24" draw:layer="layout" svg:width="0.599cm" svg:height="0.499cm" svg:x="11.098cm" svg:y="9.2cm" svg:viewBox="0 0 600 500" svg:d="M600 500h-100c-276 0-500-112-500-250s224-250 500-250h100z">
          <text:p/>
        </draw:path>
        <draw:path draw:style-name="gr53" draw:text-style-name="P24" draw:layer="layout" svg:width="0.599cm" svg:height="0.499cm" svg:x="11.098cm" svg:y="13.201cm" svg:viewBox="0 0 600 500" svg:d="M600 500h-100c-276 0-500-112-500-250s224-250 500-250h100z">
          <text:p/>
        </draw:path>
        <draw:path draw:style-name="gr53" draw:text-style-name="P24" draw:layer="layout" svg:width="0.599cm" svg:height="0.499cm" svg:x="16.099cm" svg:y="9.201cm" svg:viewBox="0 0 600 500" svg:d="M600 500h-100c-276 0-500-112-500-250s224-250 500-250h100z">
          <text:p/>
        </draw:path>
        <draw:path draw:style-name="gr53" draw:text-style-name="P24" draw:layer="layout" svg:width="0.599cm" svg:height="0.499cm" svg:x="6.498cm" svg:y="11.101cm" svg:viewBox="0 0 600 500" svg:d="M600 500h-100c-276 0-500-112-500-250s224-250 500-250h100z">
          <text:p/>
        </draw:path>
        <draw:path draw:style-name="gr53" draw:text-style-name="P24" draw:layer="layout" svg:width="0.599cm" svg:height="0.499cm" svg:x="6.498cm" svg:y="7.101cm" svg:viewBox="0 0 600 500" svg:d="M600 500h-100c-276 0-500-112-500-250s224-250 500-250h100z">
          <text:p/>
        </draw:path>
        <draw:path draw:style-name="gr54" draw:text-style-name="P25" draw:layer="layout" svg:width="0.509cm" svg:height="0.499cm" svg:x="6.889cm" svg:y="10.5cm" svg:viewBox="0 0 510 500" svg:d="M510 500h-85c-235 0-425-112-425-250s190-250 425-250h85z">
          <text:p/>
        </draw:path>
        <draw:path draw:style-name="gr55" draw:text-style-name="P26" draw:layer="layout" svg:width="0.399cm" svg:height="0.499cm" svg:x="7.798cm" svg:y="3.2cm" svg:viewBox="0 0 400 500" svg:d="M400 500h-67c-184 0-333-112-333-250s149-250 333-250h67z">
          <text:p/>
        </draw:path>
        <draw:path draw:style-name="gr55" draw:text-style-name="P26" draw:layer="layout" svg:width="0.199cm" svg:height="0.499cm" svg:x="11.2cm" svg:y="5.2cm" svg:viewBox="0 0 200 500" svg:d="M200 500h-33c-92 0-167-112-167-250s75-250 167-250h33z">
          <text:p/>
        </draw:path>
        <draw:path draw:style-name="gr56" draw:text-style-name="P26" draw:layer="layout" svg:width="0.199cm" svg:height="0.499cm" svg:x="16.8cm" svg:y="5.2cm" svg:viewBox="0 0 200 500" svg:d="M200 500h-33c-92 0-167-112-167-250s75-250 167-250h33z">
          <text:p/>
        </draw:path>
        <draw:path draw:style-name="gr55" draw:text-style-name="P26" draw:layer="layout" svg:width="0.199cm" svg:height="0.499cm" svg:x="6.798cm" svg:y="3.2cm" svg:viewBox="0 0 200 500" svg:d="M200 500h-33c-92 0-167-112-167-250s75-250 167-250h33z">
          <text:p/>
        </draw:path>
        <draw:connector draw:style-name="gr57" draw:text-style-name="P3" draw:layer="layout" draw:line-skew="-0.501cm" svg:x1="11.748cm" svg:y1="9.7cm" svg:x2="11.698cm" svg:y2="11.95cm" draw:start-shape="id250" draw:start-glue-point="2" draw:end-shape="id264" draw:end-glue-point="3" svg:d="M11748 9700v499h-551v1751h501" svg:viewBox="0 0 552 2251">
          <text:p/>
        </draw:connector>
        <draw:connector draw:style-name="gr58" draw:text-style-name="P3" draw:layer="layout" draw:line-skew="-1.3cm 0.601cm" svg:x1="11.748cm" svg:y1="9.7cm" svg:x2="11.698cm" svg:y2="10.75cm" draw:start-shape="id250" draw:start-glue-point="2" draw:end-shape="id265" draw:end-glue-point="3" svg:d="M11748 9700v501h-549v549h499" svg:viewBox="0 0 550 1051">
          <text:p/>
        </draw:connector>
        <draw:connector draw:style-name="gr57" draw:text-style-name="P3" draw:layer="layout" draw:line-skew="-1.6cm 0.601cm" svg:x1="11.748cm" svg:y1="13.7cm" svg:x2="11.698cm" svg:y2="14.85cm" draw:start-shape="id262" draw:start-glue-point="2" draw:end-shape="id266" draw:end-glue-point="3" svg:d="M11748 13700v301h-549v849h499" svg:viewBox="0 0 550 1151">
          <text:p/>
        </draw:connector>
        <draw:connector draw:style-name="gr57" draw:text-style-name="P3" draw:layer="layout" draw:line-skew="-1.7cm 0.401cm" svg:x1="16.747cm" svg:y1="9.7cm" svg:x2="16.2cm" svg:y2="10.75cm" draw:start-shape="id261" draw:start-glue-point="2" draw:end-shape="id267" draw:end-glue-point="3" svg:d="M16747 9700v101h-749v949h202" svg:viewBox="0 0 750 1051">
          <text:p/>
        </draw:connector>
        <draw:rect draw:style-name="gr52" draw:text-style-name="P23" xml:id="id265" draw:id="id265" draw:layer="layout" svg:width="1.299cm" svg:height="0.5cm" svg:x="11.698cm" svg:y="10.5cm" draw:corner-radius="0.5cm">
          <text:p text:style-name="P1"><text:span text:style-name="T9">nreqc</text:span></text:p>
        </draw:rect>
        <draw:rect draw:style-name="gr52" draw:text-style-name="P23" xml:id="id264" draw:id="id264" draw:layer="layout" svg:width="1.299cm" svg:height="0.5cm" svg:x="11.698cm" svg:y="11.7cm" draw:corner-radius="0.5cm">
          <text:p text:style-name="P1"><text:span text:style-name="T9">nreqc</text:span></text:p>
        </draw:rect>
        <draw:rect draw:style-name="gr52" draw:text-style-name="P23" xml:id="id266" draw:id="id266" draw:layer="layout" svg:width="1.299cm" svg:height="0.5cm" svg:x="11.698cm" svg:y="14.6cm" draw:corner-radius="0.5cm">
          <text:p text:style-name="P1"><text:span text:style-name="T9">nreqc</text:span></text:p>
        </draw:rect>
        <draw:rect draw:style-name="gr52" draw:text-style-name="P23" xml:id="id267" draw:id="id267" draw:layer="layout" svg:width="1.299cm" svg:height="0.5cm" svg:x="16.2cm" svg:y="10.5cm" draw:corner-radius="0.5cm">
          <text:p text:style-name="P1"><text:span text:style-name="T9">nreqc</text:span></text:p>
        </draw:rect>
        <draw:rect draw:style-name="gr51" draw:text-style-name="P23" xml:id="id270" draw:id="id270" draw:layer="layout" svg:width="0.4cm" svg:height="0.5cm" svg:x="13.009cm" svg:y="7.2cm" draw:corner-radius="0.5cm">
          <text:p text:style-name="P1"><text:span text:style-name="T9">ti</text:span></text:p>
        </draw:rect>
        <draw:rect draw:style-name="gr51" draw:text-style-name="P23" xml:id="id273" draw:id="id273" draw:layer="layout" svg:width="0.4cm" svg:height="0.5cm" svg:x="17.999cm" svg:y="7.2cm" draw:corner-radius="0.5cm">
          <text:p text:style-name="P1"><text:span text:style-name="T9">ti</text:span></text:p>
        </draw:rect>
        <draw:rect draw:style-name="gr51" draw:text-style-name="P23" xml:id="id271" draw:id="id271" draw:layer="layout" svg:width="0.4cm" svg:height="0.5cm" svg:x="13.819cm" svg:y="9.2cm" draw:corner-radius="0.5cm">
          <text:p text:style-name="P1"><text:span text:style-name="T9">ti</text:span></text:p>
        </draw:rect>
        <draw:rect draw:style-name="gr51" draw:text-style-name="P23" xml:id="id274" draw:id="id274" draw:layer="layout" svg:width="0.4cm" svg:height="0.5cm" svg:x="18.809cm" svg:y="9.2cm" draw:corner-radius="0.5cm">
          <text:p text:style-name="P1"><text:span text:style-name="T9">ti</text:span></text:p>
        </draw:rect>
        <draw:rect draw:style-name="gr51" draw:text-style-name="P23" xml:id="id272" draw:id="id272" draw:layer="layout" svg:width="0.4cm" svg:height="0.5cm" svg:x="13.799cm" svg:y="13.2cm" draw:corner-radius="0.5cm">
          <text:p text:style-name="P1"><text:span text:style-name="T9">ti</text:span></text:p>
        </draw:rect>
        <draw:rect draw:style-name="gr50" draw:text-style-name="P23" xml:id="id268" draw:id="id268" draw:layer="layout" svg:width="0.399cm" svg:height="0.5cm" svg:x="4.79cm" svg:y="7.2cm" draw:corner-radius="0.5cm">
          <text:p text:style-name="P1"><text:span text:style-name="T9">o</text:span></text:p>
        </draw:rect>
        <draw:rect draw:style-name="gr50" draw:text-style-name="P23" xml:id="id269" draw:id="id269" draw:layer="layout" svg:width="0.399cm" svg:height="0.5cm" svg:x="4.79cm" svg:y="11.2cm" draw:corner-radius="0.5cm">
          <text:p text:style-name="P1"><text:span text:style-name="T9">o</text:span></text:p>
        </draw:rect>
        <draw:connector draw:style-name="gr59" draw:text-style-name="P3" draw:layer="layout" draw:line-skew="0.55cm" svg:x1="6.999cm" svg:y1="3.7cm" svg:x2="4.79cm" svg:y2="7.45cm" draw:start-shape="id233" draw:start-glue-point="2" draw:end-shape="id268" draw:end-glue-point="3" svg:d="M6999 3700v2300h-2710v1450h501" svg:viewBox="0 0 2711 3751">
          <text:p/>
        </draw:connector>
        <draw:connector draw:style-name="gr59" draw:text-style-name="P3" draw:layer="layout" draw:line-skew="-1.45cm" svg:x1="6.999cm" svg:y1="3.7cm" svg:x2="4.79cm" svg:y2="11.45cm" draw:start-shape="id233" draw:start-glue-point="2" draw:end-shape="id269" draw:end-glue-point="3" svg:d="M6999 3700v2300h-2710v5450h501" svg:viewBox="0 0 2711 7751">
          <text:p/>
        </draw:connector>
        <draw:connector draw:style-name="gr59" draw:text-style-name="P3" draw:layer="layout" draw:line-skew="-0.05cm" svg:x1="11.399cm" svg:y1="5.7cm" svg:x2="13.209cm" svg:y2="7.2cm" draw:start-shape="id235" draw:start-glue-point="2" draw:end-shape="id270" draw:end-glue-point="0" svg:d="M11399 5700v700h1810v800" svg:viewBox="0 0 1811 1501">
          <text:p/>
        </draw:connector>
        <draw:connector draw:style-name="gr59" draw:text-style-name="P3" draw:layer="layout" draw:line-skew="-0.313cm" svg:x1="11.399cm" svg:y1="5.7cm" svg:x2="18.23cm" svg:y2="7.225cm" draw:start-shape="id235" draw:start-glue-point="2" svg:d="M11399 5700v700h6831v825" svg:viewBox="0 0 6832 1526">
          <text:p/>
        </draw:connector>
        <draw:connector draw:style-name="gr60" draw:text-style-name="P3" draw:layer="layout" draw:line-skew="0.479cm" svg:x1="13.409cm" svg:y1="7.45cm" svg:x2="14.219cm" svg:y2="9.45cm" draw:start-shape="id270" draw:start-glue-point="1" draw:end-shape="id271" draw:end-glue-point="1" svg:d="M13409 7450h1790v2000h-980" svg:viewBox="0 0 1791 2001">
          <text:p/>
        </draw:connector>
        <draw:connector draw:style-name="gr60" draw:text-style-name="P3" draw:layer="layout" draw:line-skew="0.498cm" svg:x1="13.409cm" svg:y1="7.45cm" svg:x2="14.199cm" svg:y2="13.45cm" draw:start-shape="id270" draw:start-glue-point="1" draw:end-shape="id272" draw:end-glue-point="1" svg:d="M13409 7450h1789v6000h-999" svg:viewBox="0 0 1790 6001">
          <text:p/>
        </draw:connector>
        <draw:connector draw:style-name="gr60" draw:text-style-name="P3" draw:layer="layout" svg:x1="18.399cm" svg:y1="7.45cm" svg:x2="19.009cm" svg:y2="9.2cm" draw:start-shape="id273" draw:start-glue-point="1" draw:end-shape="id274" draw:end-glue-point="0" svg:d="M18399 7450h610v1750" svg:viewBox="0 0 611 1751">
          <text:p/>
        </draw:connecto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onnector draw:style-name="gr32" draw:text-style-name="P3" draw:layer="layout" svg:x1="14.097cm" svg:y1="13cm" svg:x2="15.499cm" svg:y2="7cm" draw:start-shape="id275" draw:start-glue-point="1" draw:end-shape="id276" draw:end-glue-point="3" svg:d="M14097 13000h701v-6000h701" svg:viewBox="0 0 1403 6001">
          <text:p/>
        </draw:connector>
        <draw:custom-shape draw:style-name="gr1" draw:text-style-name="P1" xml:id="id277" draw:id="id277" draw:layer="layout" svg:width="2.598cm" svg:height="1cm" svg:x="6.401cm" svg:y="2.4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9" draw:id="id279" draw:layer="layout" svg:width="2.599cm" svg:height="1cm" svg:x="8.799cm" svg:y="4.5cm">
          <text:p text:style-name="P1"><text:span text:style-name="T1">SW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0" draw:id="id280" draw:layer="layout" svg:width="2.598cm" svg:height="1cm" svg:x="14.8cm" svg:y="4.5cm"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7cm" svg:y1="3.4cm" svg:x2="3.997cm" svg:y2="4.5cm" draw:start-shape="id277" draw:start-glue-point="2" draw:end-shape="id278" draw:end-glue-point="0" svg:d="M7700 3400v551h-3703v549" svg:viewBox="0 0 3704 1101">
          <text:p/>
        </draw:connector>
        <draw:connector draw:style-name="gr3" draw:text-style-name="P2" draw:layer="layout" svg:x1="7.7cm" svg:y1="3.4cm" svg:x2="10.098cm" svg:y2="4.5cm" draw:start-shape="id277" draw:start-glue-point="2" draw:end-shape="id279" draw:end-glue-point="0" svg:d="M7700 3400v550h2398v550" svg:viewBox="0 0 2399 1101">
          <text:p/>
        </draw:connector>
        <draw:connector draw:style-name="gr3" draw:text-style-name="P2" draw:layer="layout" svg:x1="7.7cm" svg:y1="3.4cm" svg:x2="16.099cm" svg:y2="4.5cm" draw:start-shape="id277" draw:start-glue-point="2" draw:end-shape="id280" draw:end-glue-point="0" svg:d="M7700 3400v550h8399v550" svg:viewBox="0 0 8400 1101">
          <text:p/>
        </draw:connector>
        <draw:custom-shape draw:style-name="gr1" draw:text-style-name="P1" xml:id="id281" draw:id="id281" draw:layer="layout" svg:width="2.598cm" svg:height="1cm" svg:x="4.499cm" svg:y="6.5cm">
          <text:p text:style-name="P1"><text:span text:style-name="T1">CPU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7cm" draw:start-shape="id278" draw:start-glue-point="2" draw:end-shape="id281" draw:end-glue-point="3" svg:d="M3997 5500v1500h502" svg:viewBox="0 0 503 1501">
          <text:p/>
        </draw:connector>
        <draw:custom-shape draw:style-name="gr2" draw:text-style-name="P1" xml:id="id282" draw:id="id282" draw:layer="layout" svg:width="2.599cm" svg:height="1cm" svg:x="4.499cm" svg:y="10.5cm">
          <text:p text:style-name="P1"><text:span text:style-name="T1">RAM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97cm" svg:y1="5.5cm" svg:x2="4.499cm" svg:y2="11cm" draw:start-shape="id278" draw:start-glue-point="2" draw:end-shape="id282" draw:end-glue-point="3" svg:d="M3997 5500v5500h502" svg:viewBox="0 0 503 5501">
          <text:p/>
        </draw:connector>
        <draw:custom-shape draw:style-name="gr1" draw:text-style-name="P1" xml:id="id283" draw:id="id283" draw:layer="layout" svg:width="2.598cm" svg:height="1cm" svg:x="10.499cm" svg:y="6.5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6" draw:id="id276" draw:layer="layout" svg:width="2.599cm" svg:height="1cm" svg:x="15.499cm" svg:y="6.5cm">
          <draw:glue-point draw:id="4" svg:x="-5cm" svg:y="-2cm"/>
          <text:p text:style-name="P1"><text:span text:style-name="T1">DataPro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4" draw:id="id284" draw:layer="layout" svg:width="2.598cm" svg:height="1cm" svg:x="11.5cm" svg:y="8.5cm">
          <text:p text:style-name="P1"><text:span text:style-name="T10">Quick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5" draw:id="id285" draw:layer="layout" svg:width="2.598cm" svg:height="1cm" svg:x="16.5cm" svg:y="8.5cm">
          <text:p text:style-name="P1"><text:span text:style-name="T1">Remo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5" draw:id="id275" draw:layer="layout" svg:width="2.598cm" svg:height="1cm" svg:x="11.499cm" svg:y="12.5cm">
          <text:p text:style-name="P1"><text:span text:style-name="T10">MergeSor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798cm" svg:y1="7.5cm" svg:x2="12.799cm" svg:y2="8.5cm" draw:start-shape="id283" draw:start-glue-point="2" draw:end-shape="id284" draw:end-glue-point="0" svg:d="M11798 7500v500h1001v500" svg:viewBox="0 0 1002 1001">
          <text:p/>
        </draw:connector>
        <draw:connector draw:style-name="gr3" draw:text-style-name="P2" draw:layer="layout" draw:line-skew="0cm -2cm" svg:x1="11.499cm" svg:y1="13cm" svg:x2="11.798cm" svg:y2="7.5cm" draw:start-shape="id275" draw:start-glue-point="3" draw:end-shape="id283" draw:end-glue-point="2" svg:d="M11499 13000h-501v-5000h800v-500" svg:viewBox="0 0 801 5501">
          <text:p/>
        </draw:connector>
        <draw:connector draw:style-name="gr3" draw:text-style-name="P2" draw:layer="layout" svg:x1="16.798cm" svg:y1="7.5cm" svg:x2="17.799cm" svg:y2="8.5cm" draw:start-shape="id276" draw:start-glue-point="2" draw:end-shape="id285" draw:end-glue-point="0" svg:d="M16798 7500v500h1001v500" svg:viewBox="0 0 1002 1001">
          <text:p/>
        </draw:connector>
        <draw:custom-shape draw:style-name="gr1" draw:text-style-name="P1" xml:id="id286" draw:id="id286" draw:layer="layout" svg:width="2.598cm" svg:height="1cm" svg:x="12.5cm" svg:y="9.9cm">
          <text:p text:style-name="P1"><text:span text:style-name="T1">Q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7" draw:id="id287" draw:layer="layout" svg:width="2.598cm" svg:height="1cm" svg:x="12.5cm" svg:y="11.1cm">
          <text:p text:style-name="P1"><text:span text:style-name="T1">Q-Delay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5cm" svg:x1="12.799cm" svg:y1="9.5cm" svg:x2="13.799cm" svg:y2="9.9cm" draw:start-shape="id284" draw:start-glue-point="2" draw:end-shape="id286" draw:end-glue-point="0" svg:d="M12799 9500v150h1000v250" svg:viewBox="0 0 1001 401">
          <text:p/>
        </draw:connector>
        <draw:connector draw:style-name="gr3" draw:text-style-name="P2" draw:layer="layout" draw:line-skew="-0.65cm" svg:x1="12.799cm" svg:y1="9.5cm" svg:x2="12.5cm" svg:y2="11.6cm" draw:start-shape="id284" draw:start-glue-point="2" draw:end-shape="id287" draw:end-glue-point="3" svg:d="M12799 9500v150h-800v1950h501" svg:viewBox="0 0 801 2101">
          <text:p/>
        </draw:connector>
        <draw:connector draw:style-name="gr3" draw:text-style-name="P2" draw:layer="layout" svg:x1="17.799cm" svg:y1="9.5cm" svg:x2="18.798cm" svg:y2="10cm" draw:start-shape="id285" draw:start-glue-point="2" draw:end-shape="id288" draw:end-glue-point="0" svg:d="M17799 9500v251h999v249" svg:viewBox="0 0 1000 501">
          <text:p/>
        </draw:connector>
        <draw:custom-shape draw:style-name="gr1" draw:text-style-name="P1" xml:id="id289" draw:id="id289" draw:layer="layout" svg:width="2.598cm" svg:height="1cm" svg:x="12.5cm" svg:y="14.052cm">
          <text:p text:style-name="P1"><text:span text:style-name="T1">M-Now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024cm" svg:x1="12.798cm" svg:y1="13.5cm" svg:x2="13.799cm" svg:y2="14.052cm" draw:start-shape="id275" draw:start-glue-point="2" draw:end-shape="id289" draw:end-glue-point="0" svg:d="M12798 13500v300h1001v252" svg:viewBox="0 0 1002 553">
          <text:p/>
        </draw:connector>
        <draw:connector draw:style-name="gr32" draw:text-style-name="P3" draw:layer="layout" svg:x1="14.098cm" svg:y1="9cm" svg:x2="15.499cm" svg:y2="6.8cm" draw:start-shape="id284" draw:start-glue-point="1" draw:end-shape="id276" draw:end-glue-point="4" svg:d="M14098 9000h700v-2200h701" svg:viewBox="0 0 1402 2201">
          <text:p/>
        </draw:connector>
        <draw:connector draw:style-name="gr3" draw:text-style-name="P2" draw:layer="layout" svg:x1="10.098cm" svg:y1="5.5cm" svg:x2="11.798cm" svg:y2="6.5cm" draw:start-shape="id279" draw:start-glue-point="2" draw:end-shape="id283" draw:end-glue-point="0" svg:d="M10098 5500v500h1700v500" svg:viewBox="0 0 1701 1001">
          <text:p/>
        </draw:connector>
        <draw:connector draw:style-name="gr3" draw:text-style-name="P2" draw:layer="layout" svg:x1="10.098cm" svg:y1="5.5cm" svg:x2="16.798cm" svg:y2="6.5cm" draw:start-shape="id279" draw:start-glue-point="2" draw:end-shape="id276" draw:end-glue-point="0" svg:d="M10098 5500v501h3350v-2h3350v501" svg:viewBox="0 0 6701 1001">
          <text:p/>
        </draw:connector>
        <draw:connector draw:style-name="gr16" draw:text-style-name="P3" draw:layer="layout" svg:x1="8.799cm" svg:y1="3.45cm" svg:x2="8.599cm" svg:y2="3.45cm" draw:start-shape="id290" draw:start-glue-point="3" draw:end-shape="id291" draw:end-glue-point="1" svg:d="M8799 3450h-200" svg:viewBox="0 0 201 1">
          <text:p/>
        </draw:connector>
        <draw:connector draw:style-name="gr16" draw:text-style-name="P3" draw:layer="layout" draw:line-skew="-0.4cm -0.401cm" svg:x1="8.999cm" svg:y1="3.7cm" svg:x2="7.199cm" svg:y2="3.45cm" draw:start-shape="id290" draw:start-glue-point="2" draw:end-shape="id292" draw:end-glue-point="1" svg:d="M8999 3700v100h-1400v-350h-400" svg:viewBox="0 0 1801 351">
          <text:p/>
        </draw:connector>
        <draw:connector draw:style-name="gr16" draw:text-style-name="P3" draw:layer="layout" draw:line-skew="0.099cm" svg:x1="9.199cm" svg:y1="3.45cm" svg:x2="17.199cm" svg:y2="5.45cm" draw:start-shape="id290" draw:start-glue-point="1" draw:end-shape="id293" draw:end-glue-point="1" svg:d="M9199 3450h8600v2000h-600" svg:viewBox="0 0 8601 2001">
          <text:p/>
        </draw:connector>
        <draw:connector draw:style-name="gr16" draw:text-style-name="P3" draw:layer="layout" svg:x1="9.199cm" svg:y1="3.45cm" svg:x2="11.399cm" svg:y2="5.2cm" draw:start-shape="id290" draw:start-glue-point="1" draw:end-shape="id294" draw:end-glue-point="0" svg:d="M9199 3450h2200v1750" svg:viewBox="0 0 2201 1751">
          <text:p/>
        </draw:connector>
        <draw:connector draw:style-name="gr16" draw:text-style-name="P3" draw:layer="layout" svg:x1="8.999cm" svg:y1="3.7cm" svg:x2="10.689cm" svg:y2="5.45cm" draw:start-shape="id290" draw:start-glue-point="2" draw:end-shape="id295" draw:end-glue-point="3" svg:d="M8999 3700v1750h1690" svg:viewBox="0 0 1691 1751">
          <text:p/>
        </draw:connector>
        <draw:connector draw:style-name="gr19" draw:text-style-name="P3" draw:layer="layout" draw:line-skew="-0.048cm" svg:x1="10.888cm" svg:y1="5.7cm" svg:x2="12.708cm" svg:y2="7.2cm" draw:start-shape="id295" draw:start-glue-point="2" draw:end-shape="id296" draw:end-glue-point="0" svg:d="M10888 5700v702h1820v798" svg:viewBox="0 0 1821 1501">
          <text:p/>
        </draw:connector>
        <draw:connector draw:style-name="gr19" draw:text-style-name="P3" draw:layer="layout" svg:x1="13.304cm" svg:y1="6.402cm" svg:x2="17.708cm" svg:y2="7.2cm" draw:start-shape="id297" draw:start-glue-point="3" draw:end-shape="id298" draw:end-glue-point="0" svg:d="M13304 6402h4404v798" svg:viewBox="0 0 4405 799">
          <text:p/>
        </draw:connector>
        <draw:circle draw:style-name="gr33" draw:text-style-name="P2" xml:id="id297" draw:id="id297" draw:layer="layout" svg:width="0.2cm" svg:height="0.2cm" draw:transform="rotate (-3.14159265358979) translate (13.304cm 6.502cm)" draw:kind="arc" draw:start-angle="358.28" draw:end-angle="179.43">
          <text:p/>
        </draw:circle>
        <draw:connector draw:style-name="gr21" draw:text-style-name="P3" draw:layer="layout" svg:x1="10.888cm" svg:y1="5.7cm" svg:x2="13.104cm" svg:y2="6.402cm" draw:start-shape="id295" draw:start-glue-point="2" draw:end-shape="id297" draw:end-glue-point="1" svg:d="M10888 5700v702h2216" svg:viewBox="0 0 2217 703">
          <text:p/>
        </draw:connector>
        <draw:connector draw:style-name="gr22" draw:text-style-name="P3" draw:layer="layout" svg:x1="12.5cm" svg:y1="7.45cm" svg:x2="12.31cm" svg:y2="7.45cm" svg:d="M12500 7450h-190" svg:viewBox="0 0 191 1">
          <text:p/>
        </draw:connector>
        <draw:connector draw:style-name="gr22" draw:text-style-name="P3" draw:layer="layout" svg:x1="17.5cm" svg:y1="7.45cm" svg:x2="17.355cm" svg:y2="7.45cm" svg:d="M17500 7450h-145" svg:viewBox="0 0 146 1">
          <text:p/>
        </draw:connector>
        <draw:connector draw:style-name="gr34" draw:text-style-name="P3" draw:layer="layout" draw:line-skew="-0.4cm -0.51cm" svg:x1="12.708cm" svg:y1="7.7cm" svg:x2="11.108cm" svg:y2="7.45cm" draw:start-shape="id296" draw:start-glue-point="2" draw:end-shape="id299" draw:end-glue-point="1" svg:d="M12708 7700v100h-1409v-350h-191" svg:viewBox="0 0 1601 351">
          <text:p/>
        </draw:connector>
        <draw:connector draw:style-name="gr34" draw:text-style-name="P3" draw:layer="layout" draw:line-skew="-0.4cm -0.46cm" svg:x1="17.708cm" svg:y1="7.7cm" svg:x2="16.207cm" svg:y2="7.45cm" draw:start-shape="id298" draw:start-glue-point="2" draw:end-shape="id300" draw:end-glue-point="1" svg:d="M17708 7700v100h-1310v-350h-191" svg:viewBox="0 0 1502 351">
          <text:p/>
        </draw:connector>
        <draw:connector draw:style-name="gr27" draw:text-style-name="P3" draw:layer="layout" draw:line-skew="-0.1cm" svg:x1="11.854cm" svg:y1="7.7cm" svg:x2="8.898cm" svg:y2="6.828cm" draw:start-shape="id301" draw:start-glue-point="2" draw:end-shape="id302" draw:end-glue-point="0" svg:d="M11854 7700v400h-2956v-1272" svg:viewBox="0 0 2957 1273">
          <text:p/>
        </draw:connector>
        <draw:connector draw:style-name="gr27" draw:text-style-name="P3" draw:layer="layout" draw:line-skew="-0.844cm" svg:x1="11.854cm" svg:y1="7.7cm" svg:x2="8.999cm" svg:y2="10.628cm" draw:start-shape="id301" draw:start-glue-point="2" draw:end-shape="id303" draw:end-glue-point="1" svg:d="M11854 7700v600h-2855v2328" svg:viewBox="0 0 2856 2929">
          <text:p/>
        </draw:connector>
        <draw:connector draw:style-name="gr27" draw:text-style-name="P3" draw:layer="layout" svg:x1="8.799cm" svg:y1="6.628cm" svg:x2="16.899cm" svg:y2="7.7cm" draw:start-shape="id304" draw:start-glue-point="0" draw:end-shape="id305" draw:end-glue-point="2" svg:d="M8799 6628v1572h8100v-500" svg:viewBox="0 0 8101 1573">
          <text:p/>
        </draw:connector>
        <draw:connector draw:style-name="gr28" draw:text-style-name="P3" draw:layer="layout" draw:line-skew="-0.444cm" svg:x1="10.653cm" svg:y1="7.7cm" svg:x2="9.398cm" svg:y2="11.228cm" draw:start-shape="id299" draw:start-glue-point="2" draw:end-shape="id306" draw:end-glue-point="0" svg:d="M10653 7700v1300h-1255v2228" svg:viewBox="0 0 1256 3529">
          <text:p/>
        </draw:connector>
        <draw:connector draw:style-name="gr27" draw:text-style-name="P3" draw:layer="layout" draw:line-skew="-0.844cm" svg:x1="16.899cm" svg:y1="7.7cm" svg:x2="9.098cm" svg:y2="10.828cm" draw:start-shape="id305" draw:start-glue-point="2" draw:end-shape="id307" draw:end-glue-point="1" svg:d="M16899 7700v700h-7801v2428" svg:viewBox="0 0 7802 3129">
          <text:p/>
        </draw:connector>
        <draw:connector draw:style-name="gr28" draw:text-style-name="P3" draw:layer="layout" draw:line-skew="5.856cm" svg:x1="15.752cm" svg:y1="7.7cm" svg:x2="9.499cm" svg:y2="11.428cm" draw:start-shape="id300" draw:start-glue-point="2" draw:end-shape="id308" draw:end-glue-point="0" svg:d="M15752 7700v7700h-6253v-3972" svg:viewBox="0 0 6254 7701">
          <text:p/>
        </draw:connector>
        <draw:connector draw:style-name="gr29" draw:text-style-name="P3" draw:layer="layout" draw:line-skew="0cm 0.056cm" svg:x1="10.653cm" svg:y1="7.7cm" svg:x2="11.099cm" svg:y2="9.45cm" draw:start-shape="id299" draw:start-glue-point="2" draw:end-shape="id309" draw:end-glue-point="3" svg:d="M10653 7700v750h1v1000h445" svg:viewBox="0 0 447 1751">
          <text:p/>
        </draw:connector>
        <draw:connector draw:style-name="gr24" draw:text-style-name="P3" draw:layer="layout" svg:x1="8.998cm" svg:y1="10.628cm" svg:x2="7.798cm" svg:y2="10.628cm" draw:start-shape="id303" draw:start-glue-point="3" draw:end-shape="id310" draw:end-glue-point="1" svg:d="M8998 10628h-1200" svg:viewBox="0 0 1201 1">
          <text:p/>
        </draw:connector>
        <draw:line draw:style-name="gr36" draw:text-style-name="P3" xml:id="id303" draw:id="id303" draw:layer="layout" svg:x1="8.999cm" svg:y1="10.628cm" svg:x2="8.998cm" svg:y2="10.628cm">
          <text:p/>
        </draw:line>
        <draw:polygon draw:style-name="gr36" draw:text-style-name="P3" xml:id="id307" draw:id="id307" draw:layer="layout" svg:width="0cm" svg:height="0cm" svg:x="9.098cm" svg:y="10.828cm" svg:viewBox="0 0 0 0" draw:points="0,0">
          <text:p/>
        </draw:polygon>
        <draw:polygon draw:style-name="gr37" draw:text-style-name="P3" xml:id="id311" draw:id="id311" draw:layer="layout" svg:width="0cm" svg:height="0cm" svg:x="7.798cm" svg:y="10.828cm" svg:viewBox="0 0 0 0" draw:points="0,0">
          <text:p/>
        </draw:polygon>
        <draw:connector draw:style-name="gr24" draw:text-style-name="P3" draw:layer="layout" svg:x1="9.098cm" svg:y1="10.828cm" svg:x2="7.798cm" svg:y2="10.828cm" draw:start-shape="id307" draw:start-glue-point="3" draw:end-shape="id311" draw:end-glue-point="1" svg:d="M9098 10828h-1300" svg:viewBox="0 0 1301 1">
          <text:p/>
        </draw:connector>
        <draw:polygon draw:style-name="gr37" draw:text-style-name="P3" xml:id="id310" draw:id="id310" draw:layer="layout" svg:width="0cm" svg:height="0cm" svg:x="7.798cm" svg:y="10.628cm" svg:viewBox="0 0 0 0" draw:points="0,0">
          <text:p/>
        </draw:polygon>
        <draw:connector draw:style-name="gr24" draw:text-style-name="P3" draw:layer="layout" draw:line-skew="0.541cm" svg:x1="8.799cm" svg:y1="6.628cm" svg:x2="7.798cm" svg:y2="6.628cm" draw:start-shape="id304" draw:start-glue-point="3" draw:end-shape="id312" draw:end-glue-point="1" svg:d="M8799 6628h-1001" svg:viewBox="0 0 1002 1">
          <text:p/>
        </draw:connector>
        <draw:polygon draw:style-name="gr36" draw:text-style-name="P3" xml:id="id304" draw:id="id304" draw:layer="layout" svg:width="0cm" svg:height="0cm" svg:x="8.799cm" svg:y="6.628cm" svg:viewBox="0 0 0 0" draw:points="0,0">
          <text:p/>
        </draw:polygon>
        <draw:polygon draw:style-name="gr36" draw:text-style-name="P3" xml:id="id302" draw:id="id302" draw:layer="layout" svg:width="0cm" svg:height="0cm" svg:x="8.898cm" svg:y="6.828cm" svg:viewBox="0 0 0 0" draw:points="0,0">
          <text:p/>
        </draw:polygon>
        <draw:polygon draw:style-name="gr37" draw:text-style-name="P3" xml:id="id313" draw:id="id313" draw:layer="layout" svg:width="0cm" svg:height="0cm" svg:x="7.798cm" svg:y="6.828cm" svg:viewBox="0 0 0 0" draw:points="0,0">
          <text:p/>
        </draw:polygon>
        <draw:connector draw:style-name="gr24" draw:text-style-name="P3" draw:layer="layout" svg:x1="8.898cm" svg:y1="6.828cm" svg:x2="7.798cm" svg:y2="6.828cm" draw:start-shape="id302" draw:start-glue-point="3" draw:end-shape="id313" draw:end-glue-point="1" svg:d="M8898 6828h-1100" svg:viewBox="0 0 1101 1">
          <text:p/>
        </draw:connector>
        <draw:polygon draw:style-name="gr37" draw:text-style-name="P3" xml:id="id312" draw:id="id312" draw:layer="layout" svg:width="0cm" svg:height="0cm" svg:x="7.798cm" svg:y="6.628cm" svg:viewBox="0 0 0 0" draw:points="0,0">
          <text:p/>
        </draw:polygon>
        <draw:connector draw:style-name="gr29" draw:text-style-name="P3" draw:layer="layout" svg:x1="9.198cm" svg:y1="7.228cm" svg:x2="7.798cm" svg:y2="7.228cm" draw:start-shape="id314" draw:start-glue-point="3" draw:end-shape="id315" draw:end-glue-point="1" svg:d="M9198 7228h-1400" svg:viewBox="0 0 1401 1">
          <text:p/>
        </draw:connector>
        <draw:polygon draw:style-name="gr36" draw:text-style-name="P3" xml:id="id314" draw:id="id314" draw:layer="layout" svg:width="0cm" svg:height="0cm" svg:x="9.198cm" svg:y="7.228cm" svg:viewBox="0 0 0 0" draw:points="0,0">
          <text:p/>
        </draw:polygon>
        <draw:polygon draw:style-name="gr36" draw:text-style-name="P3" xml:id="id316" draw:id="id316" draw:layer="layout" svg:width="0cm" svg:height="0cm" svg:x="9.3cm" svg:y="7.428cm" svg:viewBox="0 0 0 0" draw:points="0,0">
          <text:p/>
        </draw:polygon>
        <draw:polygon draw:style-name="gr37" draw:text-style-name="P3" xml:id="id317" draw:id="id317" draw:layer="layout" svg:width="0cm" svg:height="0cm" svg:x="7.798cm" svg:y="7.428cm" svg:viewBox="0 0 0 0" draw:points="0,0">
          <text:p/>
        </draw:polygon>
        <draw:connector draw:style-name="gr29" draw:text-style-name="P3" draw:layer="layout" svg:x1="9.3cm" svg:y1="7.428cm" svg:x2="7.798cm" svg:y2="7.428cm" draw:start-shape="id316" draw:start-glue-point="3" draw:end-shape="id317" draw:end-glue-point="1" svg:d="M9300 7428h-1502" svg:viewBox="0 0 1503 1">
          <text:p/>
        </draw:connector>
        <draw:polygon draw:style-name="gr37" draw:text-style-name="P3" xml:id="id315" draw:id="id315" draw:layer="layout" svg:width="0cm" svg:height="0cm" svg:x="7.798cm" svg:y="7.228cm" svg:viewBox="0 0 0 0" draw:points="0,0">
          <text:p/>
        </draw:polygon>
        <draw:connector draw:style-name="gr29" draw:text-style-name="P3" draw:layer="layout" svg:x1="9.398cm" svg:y1="11.228cm" svg:x2="7.798cm" svg:y2="11.228cm" draw:start-shape="id306" draw:start-glue-point="3" draw:end-shape="id318" draw:end-glue-point="1" svg:d="M9398 11228h-1600" svg:viewBox="0 0 1601 1">
          <text:p/>
        </draw:connector>
        <draw:line draw:style-name="gr36" draw:text-style-name="P3" xml:id="id306" draw:id="id306" draw:layer="layout" svg:x1="9.399cm" svg:y1="11.228cm" svg:x2="9.398cm" svg:y2="11.228cm">
          <text:p/>
        </draw:line>
        <draw:polygon draw:style-name="gr36" draw:text-style-name="P3" xml:id="id308" draw:id="id308" draw:layer="layout" svg:width="0cm" svg:height="0cm" svg:x="9.499cm" svg:y="11.428cm" svg:viewBox="0 0 0 0" draw:points="0,0">
          <text:p/>
        </draw:polygon>
        <draw:polygon draw:style-name="gr37" draw:text-style-name="P3" xml:id="id319" draw:id="id319" draw:layer="layout" svg:width="0cm" svg:height="0cm" svg:x="7.798cm" svg:y="11.428cm" svg:viewBox="0 0 0 0" draw:points="0,0">
          <text:p/>
        </draw:polygon>
        <draw:connector draw:style-name="gr29" draw:text-style-name="P3" draw:layer="layout" svg:x1="9.499cm" svg:y1="11.428cm" svg:x2="7.798cm" svg:y2="11.428cm" draw:start-shape="id308" draw:start-glue-point="3" draw:end-shape="id319" draw:end-glue-point="1" svg:d="M9499 11428h-1701" svg:viewBox="0 0 1702 1">
          <text:p/>
        </draw:connector>
        <draw:polygon draw:style-name="gr37" draw:text-style-name="P3" xml:id="id318" draw:id="id318" draw:layer="layout" svg:width="0cm" svg:height="0cm" svg:x="7.798cm" svg:y="11.228cm" svg:viewBox="0 0 0 0" draw:points="0,0">
          <text:p/>
        </draw:polygon>
        <draw:connector draw:style-name="gr28" draw:text-style-name="P3" draw:layer="layout" draw:line-skew="0.7cm" svg:x1="10.653cm" svg:y1="7.7cm" svg:x2="9.3cm" svg:y2="7.428cm" draw:start-shape="id299" draw:start-glue-point="2" draw:end-shape="id316" draw:end-glue-point="0" svg:d="M10653 7700v1200h-1353v-1472" svg:viewBox="0 0 1354 1473">
          <text:p/>
        </draw:connector>
        <draw:connector draw:style-name="gr28" draw:text-style-name="P3" draw:layer="layout" draw:line-skew="7.3cm" svg:x1="15.752cm" svg:y1="7.7cm" svg:x2="9.198cm" svg:y2="7.228cm" draw:start-shape="id300" draw:start-glue-point="2" draw:end-shape="id314" draw:end-glue-point="0" svg:d="M15752 7700v7800h-6554v-8272" svg:viewBox="0 0 6555 8273">
          <text:p/>
        </draw:connector>
        <draw:connector draw:style-name="gr29" draw:text-style-name="P3" draw:layer="layout" draw:line-skew="0cm 0.156cm" svg:x1="15.752cm" svg:y1="7.7cm" svg:x2="16.098cm" svg:y2="9.45cm" draw:start-shape="id300" draw:start-glue-point="2" draw:end-shape="id320" draw:end-glue-point="3" svg:d="M15752 7700v750h1v1000h345" svg:viewBox="0 0 347 1751">
          <text:p/>
        </draw:connector>
        <draw:connector draw:style-name="gr29" draw:text-style-name="P3" draw:layer="layout" draw:line-skew="0cm 0.056cm" svg:x1="10.653cm" svg:y1="7.7cm" svg:x2="11.099cm" svg:y2="13.45cm" draw:start-shape="id299" draw:start-glue-point="2" draw:end-shape="id321" draw:end-glue-point="3" svg:d="M10653 7700v2750h1v3000h445" svg:viewBox="0 0 447 5751">
          <text:p/>
        </draw:connector>
        <draw:rect draw:style-name="gr41" draw:text-style-name="P18" xml:id="id299" draw:id="id299" draw:layer="layout" svg:width="0.909cm" svg:height="0.5cm" svg:x="10.199cm" svg:y="7.2cm" draw:corner-radius="0.5cm">
          <text:p text:style-name="P1"><text:span text:style-name="T9">nsw</text:span></text:p>
        </draw:rect>
        <draw:rect draw:style-name="gr41" draw:text-style-name="P18" xml:id="id300" draw:id="id300" draw:layer="layout" svg:width="0.909cm" svg:height="0.5cm" svg:x="15.298cm" svg:y="7.2cm" draw:corner-radius="0.5cm">
          <text:p text:style-name="P1"><text:span text:style-name="T9">nsw</text:span></text:p>
        </draw:rect>
        <draw:rect draw:style-name="gr43" draw:text-style-name="P19" xml:id="id296" draw:id="id296" draw:layer="layout" svg:width="0.399cm" svg:height="0.5cm" svg:x="12.509cm" svg:y="7.2cm" draw:corner-radius="0.5cm">
          <text:p text:style-name="P1"><text:span text:style-name="T9">n</text:span></text:p>
        </draw:rect>
        <draw:rect draw:style-name="gr43" draw:text-style-name="P19" xml:id="id298" draw:id="id298" draw:layer="layout" svg:width="0.399cm" svg:height="0.5cm" svg:x="17.509cm" svg:y="7.2cm" draw:corner-radius="0.5cm">
          <text:p text:style-name="P1"><text:span text:style-name="T9">n</text:span></text:p>
        </draw:rect>
        <draw:rect draw:style-name="gr44" draw:text-style-name="P20" xml:id="id301" draw:id="id301" draw:layer="layout" svg:width="0.91cm" svg:height="0.5cm" svg:x="11.399cm" svg:y="7.2cm" draw:corner-radius="0.5cm">
          <text:p text:style-name="P1"><text:span text:style-name="T9">nhw</text:span></text:p>
        </draw:rect>
        <draw:rect draw:style-name="gr44" draw:text-style-name="P20" xml:id="id305" draw:id="id305" draw:layer="layout" svg:width="0.91cm" svg:height="0.5cm" svg:x="16.444cm" svg:y="7.2cm" draw:corner-radius="0.5cm">
          <text:p text:style-name="P1"><text:span text:style-name="T9">nhw</text:span></text:p>
        </draw:rect>
        <draw:rect draw:style-name="gr44" draw:text-style-name="P20" draw:layer="layout" svg:width="0.91cm" svg:height="0.5cm" svg:x="6.889cm" svg:y="6.5cm" draw:corner-radius="0.5cm">
          <text:p text:style-name="P1"><text:span text:style-name="T9">nhw</text:span></text:p>
        </draw:rect>
        <draw:line draw:style-name="gr42" draw:text-style-name="P3" draw:layer="layout" svg:x1="9.999cm" svg:y1="9cm" svg:x2="10.799cm" svg:y2="9cm">
          <text:p/>
        </draw:line>
        <draw:line draw:style-name="gr42" draw:text-style-name="P3" draw:layer="layout" svg:x1="9.999cm" svg:y1="8.9cm" svg:x2="10.799cm" svg:y2="8.9cm">
          <text:p/>
        </draw:line>
        <draw:line draw:style-name="gr42" draw:text-style-name="P3" draw:layer="layout" svg:x1="9.999cm" svg:y1="8.4cm" svg:x2="10.799cm" svg:y2="8.4cm">
          <text:p/>
        </draw:line>
        <draw:line draw:style-name="gr42" draw:text-style-name="P3" draw:layer="layout" svg:x1="9.999cm" svg:y1="8.3cm" svg:x2="10.799cm" svg:y2="8.3cm">
          <text:p/>
        </draw:line>
        <draw:line draw:style-name="gr42" draw:text-style-name="P3" draw:layer="layout" svg:x1="9.999cm" svg:y1="8.2cm" svg:x2="10.799cm" svg:y2="8.2cm">
          <text:p/>
        </draw:line>
        <draw:line draw:style-name="gr42" draw:text-style-name="P3" draw:layer="layout" svg:x1="9.999cm" svg:y1="8.1cm" svg:x2="10.799cm" svg:y2="8.1cm">
          <text:p/>
        </draw:line>
        <draw:line draw:style-name="gr42" draw:text-style-name="P3" draw:layer="layout" svg:x1="11.299cm" svg:y1="7.8cm" svg:x2="11.299cm" svg:y2="7.5cm">
          <text:p/>
        </draw:line>
        <draw:line draw:style-name="gr42" draw:text-style-name="P3" draw:layer="layout" svg:x1="11.799cm" svg:y1="15.4cm" svg:x2="12.599cm" svg:y2="15.4cm">
          <text:p/>
        </draw:line>
        <draw:line draw:style-name="gr42" draw:text-style-name="P3" draw:layer="layout" svg:x1="11.799cm" svg:y1="15.5cm" svg:x2="12.599cm" svg:y2="15.5cm">
          <text:p/>
        </draw:line>
        <draw:rect draw:style-name="gr43" draw:text-style-name="P19" xml:id="id295" draw:id="id295" draw:layer="layout" svg:width="0.399cm" svg:height="0.5cm" svg:x="10.689cm" svg:y="5.2cm" draw:corner-radius="0.5cm">
          <text:p text:style-name="P1"><text:span text:style-name="T9">n</text:span></text:p>
        </draw:rect>
        <draw:rect draw:style-name="gr50" draw:text-style-name="P23" xml:id="id292" draw:id="id292" draw:layer="layout" svg:width="0.399cm" svg:height="0.5cm" svg:x="6.8cm" svg:y="3.2cm" draw:corner-radius="0.5cm">
          <text:p text:style-name="P1"><text:span text:style-name="T9">o</text:span></text:p>
        </draw:rect>
        <draw:rect draw:style-name="gr51" draw:text-style-name="P23" xml:id="id291" draw:id="id291" draw:layer="layout" svg:width="0.799cm" svg:height="0.5cm" svg:x="7.8cm" svg:y="3.2cm" draw:corner-radius="0.5cm">
          <text:p text:style-name="P1"><text:span text:style-name="T9">bv</text:span></text:p>
        </draw:rect>
        <draw:rect draw:style-name="gr40" draw:text-style-name="P17" xml:id="id290" draw:id="id290" draw:layer="layout" svg:width="0.4cm" svg:height="0.5cm" svg:x="8.799cm" svg:y="3.2cm" draw:corner-radius="0.5cm">
          <text:p text:style-name="P1"><text:span text:style-name="T9">ti</text:span></text:p>
        </draw:rect>
        <draw:rect draw:style-name="gr51" draw:text-style-name="P23" xml:id="id293" draw:id="id293" draw:layer="layout" svg:width="0.4cm" svg:height="0.5cm" svg:x="16.799cm" svg:y="5.2cm" draw:corner-radius="0.5cm">
          <text:p text:style-name="P1"><text:span text:style-name="T9">ti</text:span></text:p>
        </draw:rect>
        <draw:rect draw:style-name="gr51" draw:text-style-name="P23" xml:id="id294" draw:id="id294" draw:layer="layout" svg:width="0.4cm" svg:height="0.5cm" svg:x="11.199cm" svg:y="5.2cm" draw:corner-radius="0.5cm">
          <text:p text:style-name="P1"><text:span text:style-name="T9">ti</text:span></text:p>
        </draw:rect>
        <draw:rect draw:style-name="gr52" draw:text-style-name="P23" draw:layer="layout" svg:width="1.299cm" svg:height="0.5cm" svg:x="6.5cm" svg:y="7.1cm" draw:corner-radius="0.5cm">
          <text:p text:style-name="P1"><text:span text:style-name="T9">nreqc</text:span></text:p>
        </draw:rect>
        <draw:rect draw:style-name="gr52" draw:text-style-name="P23" draw:layer="layout" svg:width="1.299cm" svg:height="0.5cm" svg:x="6.5cm" svg:y="11.1cm" draw:corner-radius="0.5cm">
          <text:p text:style-name="P1"><text:span text:style-name="T9">nreqc</text:span></text:p>
        </draw:rect>
        <draw:rect draw:style-name="gr48" draw:text-style-name="P23" draw:layer="layout" svg:width="0.91cm" svg:height="0.5cm" svg:x="6.889cm" svg:y="10.5cm" draw:corner-radius="0.5cm">
          <text:p text:style-name="P1"><text:span text:style-name="T9">nhw</text:span></text:p>
        </draw:rect>
        <draw:rect draw:style-name="gr52" draw:text-style-name="P23" xml:id="id309" draw:id="id309" draw:layer="layout" svg:width="1.299cm" svg:height="0.5cm" svg:x="11.099cm" svg:y="9.2cm" draw:corner-radius="0.5cm">
          <text:p text:style-name="P1"><text:span text:style-name="T9">nreqc</text:span></text:p>
        </draw:rect>
        <draw:rect draw:style-name="gr52" draw:text-style-name="P23" xml:id="id320" draw:id="id320" draw:layer="layout" svg:width="1.299cm" svg:height="0.5cm" svg:x="16.098cm" svg:y="9.2cm" draw:corner-radius="0.5cm">
          <text:p text:style-name="P1"><text:span text:style-name="T9">nreqc</text:span></text:p>
        </draw:rect>
        <draw:rect draw:style-name="gr52" draw:text-style-name="P23" xml:id="id321" draw:id="id321" draw:layer="layout" svg:width="1.299cm" svg:height="0.5cm" svg:x="11.099cm" svg:y="13.2cm" draw:corner-radius="0.5cm">
          <text:p text:style-name="P1"><text:span text:style-name="T9">nreqc</text:span></text:p>
        </draw:rect>
        <draw:custom-shape draw:style-name="gr1" draw:text-style-name="P1" draw:layer="layout" svg:width="2.598cm" svg:height="1cm" svg:x="16.4cm" svg:y="10cm"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88" draw:id="id288" draw:layer="layout" svg:width="0.399cm" svg:height="1cm" svg:x="18.599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98cm" svg:height="1cm" svg:x="3.8cm" svg:y="4.5cm">
          <text:p text:style-name="P1"><text:span text:style-name="T1">HWRoo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278" draw:id="id278" draw:layer="layout" svg:width="0.399cm" svg:height="1cm" svg:x="3.798cm" svg:y="4.5cm">
          <text:p/>
          <draw:enhanced-geometry svg:viewBox="0 0 21600 21600" draw:type="rectangle" draw:enhanced-path="M 0 0 L 21600 0 21600 21600 0 21600 0 0 Z N"/>
        </draw:custom-shape>
        <draw:connector draw:style-name="gr46" draw:text-style-name="P3" draw:layer="layout" draw:type="curve" svg:x1="4.698cm" svg:y1="2.6cm" svg:x2="8.999cm" svg:y2="3.2cm" draw:start-shape="id322" draw:start-glue-point="0" draw:end-shape="id290" draw:end-glue-point="0" svg:d="M4698 2600c0-750 4301-1050 4301 600" svg:viewBox="0 0 4302 1205">
          <text:p/>
        </draw:connector>
        <draw:custom-shape draw:style-name="gr31" draw:text-style-name="P1" xml:id="id322" draw:id="id322" draw:layer="layout" svg:width="1.8cm" svg:height="0.6cm" svg:x="3.798cm" svg:y="2.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path draw:style-name="gr53" draw:text-style-name="P24" draw:layer="layout" svg:width="0.599cm" svg:height="0.499cm" svg:x="11.098cm" svg:y="9.2cm" svg:viewBox="0 0 600 500" svg:d="M600 500h-100c-276 0-500-112-500-250s224-250 500-250h100z">
          <text:p/>
        </draw:path>
        <draw:path draw:style-name="gr53" draw:text-style-name="P24" draw:layer="layout" svg:width="0.599cm" svg:height="0.499cm" svg:x="11.098cm" svg:y="13.201cm" svg:viewBox="0 0 600 500" svg:d="M600 500h-100c-276 0-500-112-500-250s224-250 500-250h100z">
          <text:p/>
        </draw:path>
        <draw:path draw:style-name="gr53" draw:text-style-name="P24" draw:layer="layout" svg:width="0.599cm" svg:height="0.499cm" svg:x="16.099cm" svg:y="9.201cm" svg:viewBox="0 0 600 500" svg:d="M600 500h-100c-276 0-500-112-500-250s224-250 500-250h100z">
          <text:p/>
        </draw:path>
        <draw:path draw:style-name="gr53" draw:text-style-name="P24" draw:layer="layout" svg:width="0.599cm" svg:height="0.499cm" svg:x="6.498cm" svg:y="11.101cm" svg:viewBox="0 0 600 500" svg:d="M600 500h-100c-276 0-500-112-500-250s224-250 500-250h100z">
          <text:p/>
        </draw:path>
        <draw:path draw:style-name="gr53" draw:text-style-name="P24" draw:layer="layout" svg:width="0.599cm" svg:height="0.499cm" svg:x="6.498cm" svg:y="7.101cm" svg:viewBox="0 0 600 500" svg:d="M600 500h-100c-276 0-500-112-500-250s224-250 500-250h100z">
          <text:p/>
        </draw:path>
        <draw:path draw:style-name="gr54" draw:text-style-name="P25" draw:layer="layout" svg:width="0.509cm" svg:height="0.499cm" svg:x="6.889cm" svg:y="10.5cm" svg:viewBox="0 0 510 500" svg:d="M510 500h-85c-235 0-425-112-425-250s190-250 425-250h85z">
          <text:p/>
        </draw:path>
        <draw:path draw:style-name="gr55" draw:text-style-name="P26" draw:layer="layout" svg:width="0.399cm" svg:height="0.499cm" svg:x="7.798cm" svg:y="3.2cm" svg:viewBox="0 0 400 500" svg:d="M400 500h-67c-184 0-333-112-333-250s149-250 333-250h67z">
          <text:p/>
        </draw:path>
        <draw:path draw:style-name="gr55" draw:text-style-name="P26" draw:layer="layout" svg:width="0.199cm" svg:height="0.499cm" svg:x="11.2cm" svg:y="5.2cm" svg:viewBox="0 0 200 500" svg:d="M200 500h-33c-92 0-167-112-167-250s75-250 167-250h33z">
          <text:p/>
        </draw:path>
        <draw:path draw:style-name="gr56" draw:text-style-name="P26" draw:layer="layout" svg:width="0.199cm" svg:height="0.499cm" svg:x="16.8cm" svg:y="5.2cm" svg:viewBox="0 0 200 500" svg:d="M200 500h-33c-92 0-167-112-167-250s75-250 167-250h33z">
          <text:p/>
        </draw:path>
        <draw:path draw:style-name="gr55" draw:text-style-name="P26" draw:layer="layout" svg:width="0.199cm" svg:height="0.499cm" svg:x="6.798cm" svg:y="3.2cm" svg:viewBox="0 0 200 500" svg:d="M200 500h-33c-92 0-167-112-167-250s75-250 167-250h33z">
          <text:p/>
        </draw:path>
        <draw:connector draw:style-name="gr57" draw:text-style-name="P3" draw:layer="layout" draw:line-skew="-0.501cm" svg:x1="11.748cm" svg:y1="9.7cm" svg:x2="11.698cm" svg:y2="11.95cm" draw:start-shape="id309" draw:start-glue-point="2" draw:end-shape="id323" draw:end-glue-point="3" svg:d="M11748 9700v499h-551v1751h501" svg:viewBox="0 0 552 2251">
          <text:p/>
        </draw:connector>
        <draw:connector draw:style-name="gr58" draw:text-style-name="P3" draw:layer="layout" draw:line-skew="-1.3cm 0.601cm" svg:x1="11.748cm" svg:y1="9.7cm" svg:x2="11.698cm" svg:y2="10.75cm" draw:start-shape="id309" draw:start-glue-point="2" draw:end-shape="id324" draw:end-glue-point="3" svg:d="M11748 9700v501h-549v549h499" svg:viewBox="0 0 550 1051">
          <text:p/>
        </draw:connector>
        <draw:connector draw:style-name="gr57" draw:text-style-name="P3" draw:layer="layout" draw:line-skew="-1.6cm 0.601cm" svg:x1="11.748cm" svg:y1="13.7cm" svg:x2="11.698cm" svg:y2="14.85cm" draw:start-shape="id321" draw:start-glue-point="2" draw:end-shape="id325" draw:end-glue-point="3" svg:d="M11748 13700v301h-549v849h499" svg:viewBox="0 0 550 1151">
          <text:p/>
        </draw:connector>
        <draw:connector draw:style-name="gr57" draw:text-style-name="P3" draw:layer="layout" draw:line-skew="-1.901cm 0.401cm" svg:x1="16.747cm" svg:y1="9.7cm" svg:x2="16.2cm" svg:y2="10.95cm" draw:start-shape="id320" draw:start-glue-point="2" draw:end-shape="id326" draw:end-glue-point="3" svg:d="M16747 9700v100h-749v1150h202" svg:viewBox="0 0 750 1251">
          <text:p/>
        </draw:connector>
        <draw:rect draw:style-name="gr52" draw:text-style-name="P23" xml:id="id324" draw:id="id324" draw:layer="layout" svg:width="1.299cm" svg:height="0.5cm" svg:x="11.698cm" svg:y="10.5cm" draw:corner-radius="0.5cm">
          <text:p text:style-name="P1"><text:span text:style-name="T9">nreqc</text:span></text:p>
        </draw:rect>
        <draw:rect draw:style-name="gr52" draw:text-style-name="P23" xml:id="id323" draw:id="id323" draw:layer="layout" svg:width="1.299cm" svg:height="0.5cm" svg:x="11.698cm" svg:y="11.7cm" draw:corner-radius="0.5cm">
          <text:p text:style-name="P1"><text:span text:style-name="T9">nreqc</text:span></text:p>
        </draw:rect>
        <draw:rect draw:style-name="gr52" draw:text-style-name="P23" xml:id="id325" draw:id="id325" draw:layer="layout" svg:width="1.299cm" svg:height="0.5cm" svg:x="11.698cm" svg:y="14.6cm" draw:corner-radius="0.5cm">
          <text:p text:style-name="P1"><text:span text:style-name="T9">nreqc</text:span></text:p>
        </draw:rect>
        <draw:rect draw:style-name="gr52" draw:text-style-name="P23" xml:id="id326" draw:id="id326" draw:layer="layout" svg:width="1.299cm" svg:height="0.5cm" svg:x="16.2cm" svg:y="10.7cm" draw:corner-radius="0.5cm">
          <text:p text:style-name="P1"><text:span text:style-name="T9">nreqc</text:span></text:p>
        </draw:rect>
        <draw:rect draw:style-name="gr51" draw:text-style-name="P23" xml:id="id329" draw:id="id329" draw:layer="layout" svg:width="0.4cm" svg:height="0.5cm" svg:x="13.009cm" svg:y="7.2cm" draw:corner-radius="0.5cm">
          <text:p text:style-name="P1"><text:span text:style-name="T9">ti</text:span></text:p>
        </draw:rect>
        <draw:rect draw:style-name="gr51" draw:text-style-name="P23" xml:id="id332" draw:id="id332" draw:layer="layout" svg:width="0.4cm" svg:height="0.5cm" svg:x="17.999cm" svg:y="7.2cm" draw:corner-radius="0.5cm">
          <text:p text:style-name="P1"><text:span text:style-name="T9">ti</text:span></text:p>
        </draw:rect>
        <draw:rect draw:style-name="gr51" draw:text-style-name="P23" xml:id="id330" draw:id="id330" draw:layer="layout" svg:width="0.4cm" svg:height="0.5cm" svg:x="13.819cm" svg:y="9.2cm" draw:corner-radius="0.5cm">
          <text:p text:style-name="P1"><text:span text:style-name="T9">ti</text:span></text:p>
        </draw:rect>
        <draw:rect draw:style-name="gr51" draw:text-style-name="P23" xml:id="id333" draw:id="id333" draw:layer="layout" svg:width="0.4cm" svg:height="0.5cm" svg:x="18.809cm" svg:y="9.2cm" draw:corner-radius="0.5cm">
          <text:p text:style-name="P1"><text:span text:style-name="T9">ti</text:span></text:p>
        </draw:rect>
        <draw:rect draw:style-name="gr51" draw:text-style-name="P23" xml:id="id331" draw:id="id331" draw:layer="layout" svg:width="0.4cm" svg:height="0.5cm" svg:x="13.799cm" svg:y="13.2cm" draw:corner-radius="0.5cm">
          <text:p text:style-name="P1"><text:span text:style-name="T9">ti</text:span></text:p>
        </draw:rect>
        <draw:rect draw:style-name="gr50" draw:text-style-name="P23" xml:id="id327" draw:id="id327" draw:layer="layout" svg:width="0.399cm" svg:height="0.5cm" svg:x="4.79cm" svg:y="7.2cm" draw:corner-radius="0.5cm">
          <text:p text:style-name="P1"><text:span text:style-name="T9">o</text:span></text:p>
        </draw:rect>
        <draw:rect draw:style-name="gr50" draw:text-style-name="P23" xml:id="id328" draw:id="id328" draw:layer="layout" svg:width="0.399cm" svg:height="0.5cm" svg:x="4.79cm" svg:y="11.2cm" draw:corner-radius="0.5cm">
          <text:p text:style-name="P1"><text:span text:style-name="T9">o</text:span></text:p>
        </draw:rect>
        <draw:connector draw:style-name="gr59" draw:text-style-name="P3" draw:layer="layout" draw:line-skew="0.55cm" svg:x1="6.999cm" svg:y1="3.7cm" svg:x2="4.79cm" svg:y2="7.45cm" draw:start-shape="id292" draw:start-glue-point="2" draw:end-shape="id327" draw:end-glue-point="3" svg:d="M6999 3700v2300h-2710v1450h501" svg:viewBox="0 0 2711 3751">
          <text:p/>
        </draw:connector>
        <draw:connector draw:style-name="gr59" draw:text-style-name="P3" draw:layer="layout" draw:line-skew="-1.45cm" svg:x1="6.999cm" svg:y1="3.7cm" svg:x2="4.79cm" svg:y2="11.45cm" draw:start-shape="id292" draw:start-glue-point="2" draw:end-shape="id328" draw:end-glue-point="3" svg:d="M6999 3700v2300h-2710v5450h501" svg:viewBox="0 0 2711 7751">
          <text:p/>
        </draw:connector>
        <draw:connector draw:style-name="gr59" draw:text-style-name="P3" draw:layer="layout" draw:line-skew="-0.25cm" svg:x1="11.399cm" svg:y1="5.7cm" svg:x2="13.209cm" svg:y2="7.2cm" draw:start-shape="id294" draw:start-glue-point="2" draw:end-shape="id329" draw:end-glue-point="0" svg:d="M11399 5700v500h1810v1000" svg:viewBox="0 0 1811 1501">
          <text:p/>
        </draw:connector>
        <draw:connector draw:style-name="gr59" draw:text-style-name="P3" draw:layer="layout" draw:line-skew="-0.513cm" svg:x1="11.399cm" svg:y1="5.7cm" svg:x2="18.23cm" svg:y2="7.225cm" draw:start-shape="id294" draw:start-glue-point="2" svg:d="M11399 5700v500h6831v1025" svg:viewBox="0 0 6832 1526">
          <text:p/>
        </draw:connector>
        <draw:connector draw:style-name="gr60" draw:text-style-name="P3" draw:layer="layout" draw:line-skew="0.479cm" svg:x1="13.409cm" svg:y1="7.45cm" svg:x2="14.219cm" svg:y2="9.45cm" draw:start-shape="id329" draw:start-glue-point="1" draw:end-shape="id330" draw:end-glue-point="1" svg:d="M13409 7450h1790v2000h-980" svg:viewBox="0 0 1791 2001">
          <text:p/>
        </draw:connector>
        <draw:connector draw:style-name="gr60" draw:text-style-name="P3" draw:layer="layout" draw:line-skew="0.498cm" svg:x1="13.409cm" svg:y1="7.45cm" svg:x2="14.199cm" svg:y2="13.45cm" draw:start-shape="id329" draw:start-glue-point="1" draw:end-shape="id331" draw:end-glue-point="1" svg:d="M13409 7450h1789v6000h-999" svg:viewBox="0 0 1790 6001">
          <text:p/>
        </draw:connector>
        <draw:connector draw:style-name="gr60" draw:text-style-name="P3" draw:layer="layout" svg:x1="18.399cm" svg:y1="7.45cm" svg:x2="19.009cm" svg:y2="9.2cm" draw:start-shape="id332" draw:start-glue-point="1" draw:end-shape="id333" draw:end-glue-point="0" svg:d="M18399 7450h610v1750" svg:viewBox="0 0 611 1751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32" draw:text-style-name="P3" draw:layer="layout" svg:x1="14.099cm" svg:y1="13cm" svg:x2="15.498cm" svg:y2="7.15cm" draw:start-shape="id334" draw:start-glue-point="1" draw:end-shape="id335" draw:end-glue-point="3" svg:d="M14099 13000h708v-5850h691" svg:viewBox="0 0 1400 5851">
          <text:p/>
        </draw:connector>
        <draw:custom-shape draw:style-name="gr1" draw:text-style-name="P1" xml:id="id336" draw:id="id336" draw:layer="layout" svg:width="2.598cm" svg:height="1cm" svg:x="6.399cm" svg:y="2.4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xml:id="id338" draw:id="id338" draw:layer="layout" svg:width="2.6cm" svg:height="1cm" svg:x="8.799cm" svg:y="4.5cm">
          <text:p text:style-name="P1"><text:span text:style-name="T1">SWRoot</text:span></text:p>
          <draw:enhanced-geometry svg:viewBox="0 0 21600 21600" draw:type="rectangle" draw:enhanced-path="M 0 0 L 21600 0 21600 21600 0 21600 0 0 Z N"/>
        </draw:custom-shape>
        <draw:custom-shape draw:style-name="gr62" draw:text-style-name="P1" xml:id="id339" draw:id="id339" draw:layer="layout" svg:width="2.601cm" svg:height="1cm" svg:x="14.798cm" svg:y="4.5cm"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draw:line-skew="0.049cm" svg:x1="7.698cm" svg:y1="3.4cm" svg:x2="3.997cm" svg:y2="4.5cm" draw:start-shape="id336" draw:start-glue-point="2" draw:end-shape="id337" draw:end-glue-point="0" svg:d="M7698 3400v600h-3701v500" svg:viewBox="0 0 3702 1101">
          <text:p/>
        </draw:connector>
        <draw:connector draw:style-name="gr63" draw:text-style-name="P2" draw:layer="layout" draw:line-skew="0.058cm" svg:x1="7.698cm" svg:y1="3.4cm" svg:x2="10.099cm" svg:y2="4.5cm" draw:start-shape="id336" draw:start-glue-point="2" draw:end-shape="id338" draw:end-glue-point="0" svg:d="M7698 3400v600h2401v500" svg:viewBox="0 0 2402 1101">
          <text:p/>
        </draw:connector>
        <draw:connector draw:style-name="gr63" draw:text-style-name="P2" draw:layer="layout" draw:line-skew="0.058cm" svg:x1="7.698cm" svg:y1="3.4cm" svg:x2="16.098cm" svg:y2="4.5cm" draw:start-shape="id336" draw:start-glue-point="2" draw:end-shape="id339" draw:end-glue-point="0" svg:d="M7698 3400v600h8400v500" svg:viewBox="0 0 8401 1101">
          <text:p/>
        </draw:connector>
        <draw:custom-shape draw:style-name="gr61" draw:text-style-name="P1" xml:id="id340" draw:id="id340" draw:layer="layout" svg:width="2.6cm" svg:height="1cm" svg:x="4.5cm" svg:y="6.5cm">
          <text:p text:style-name="P1"><text:span text:style-name="T1">CPU1</text:span>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svg:x1="3.997cm" svg:y1="5.5cm" svg:x2="4.5cm" svg:y2="7cm" draw:start-shape="id337" draw:start-glue-point="2" draw:end-shape="id340" draw:end-glue-point="3" svg:d="M3997 5500v1500h503" svg:viewBox="0 0 504 1501">
          <text:p/>
        </draw:connector>
        <draw:custom-shape draw:style-name="gr61" draw:text-style-name="P1" xml:id="id341" draw:id="id341" draw:layer="layout" svg:width="2.6cm" svg:height="1cm" svg:x="4.5cm" svg:y="10.5cm">
          <text:p text:style-name="P1"><text:span text:style-name="T1">RAM2</text:span>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draw:line-skew="0cm 0.018cm" svg:x1="3.997cm" svg:y1="5.5cm" svg:x2="4.5cm" svg:y2="11cm" draw:start-shape="id337" draw:start-glue-point="2" draw:end-shape="id341" draw:end-glue-point="3" svg:d="M3997 5500v2491h3v3009h500" svg:viewBox="0 0 504 5501">
          <text:p/>
        </draw:connector>
        <draw:custom-shape draw:style-name="gr61" draw:text-style-name="P1" xml:id="id342" draw:id="id342" draw:layer="layout" svg:width="2.6cm" svg:height="1cm" svg:x="10.499cm" svg:y="6.5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xml:id="id344" draw:id="id344" draw:layer="layout" svg:width="2.6cm" svg:height="1cm" svg:x="15.5cm" svg:y="6.5cm">
          <draw:glue-point draw:id="4" svg:x="-5cm" svg:y="-2cm"/>
          <text:p text:style-name="P1"><text:span text:style-name="T1">DataProv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xml:id="id343" draw:id="id343" draw:layer="layout" svg:width="2.6cm" svg:height="1cm" svg:x="11.499cm" svg:y="8.5cm">
          <text:p text:style-name="P1"><text:span text:style-name="T10">QuickSort</text:span></text:p>
          <draw:enhanced-geometry svg:viewBox="0 0 21600 21600" draw:type="rectangle" draw:enhanced-path="M 0 0 L 21600 0 21600 21600 0 21600 0 0 Z N"/>
        </draw:custom-shape>
        <draw:custom-shape draw:style-name="gr62" draw:text-style-name="P1" xml:id="id345" draw:id="id345" draw:layer="layout" svg:width="2.601cm" svg:height="1cm" svg:x="16.498cm" svg:y="8.5cm">
          <text:p text:style-name="P1"><text:span text:style-name="T1">Remote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xml:id="id334" draw:id="id334" draw:layer="layout" svg:width="2.6cm" svg:height="1cm" svg:x="11.499cm" svg:y="12.5cm">
          <text:p text:style-name="P1"><text:span text:style-name="T10">MergeSort</text:span>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svg:x1="11.799cm" svg:y1="7.5cm" svg:x2="12.799cm" svg:y2="8.5cm" draw:start-shape="id342" draw:start-glue-point="2" draw:end-shape="id343" draw:end-glue-point="0" svg:d="M11799 7500v500h1000v500" svg:viewBox="0 0 1001 1001">
          <text:p/>
        </draw:connector>
        <draw:connector draw:style-name="gr63" draw:text-style-name="P2" draw:layer="layout" draw:line-skew="0cm -2cm" svg:x1="11.499cm" svg:y1="13cm" svg:x2="11.799cm" svg:y2="7.5cm" draw:start-shape="id334" draw:start-glue-point="3" draw:end-shape="id342" draw:end-glue-point="2" svg:d="M11499 13000h-518v-5000h818v-500" svg:viewBox="0 0 819 5501">
          <text:p/>
        </draw:connector>
        <draw:connector draw:style-name="gr63" draw:text-style-name="P2" draw:layer="layout" svg:x1="16.8cm" svg:y1="7.5cm" svg:x2="17.798cm" svg:y2="8.5cm" draw:start-shape="id344" draw:start-glue-point="2" draw:end-shape="id345" draw:end-glue-point="0" svg:d="M16800 7500v500h998v500" svg:viewBox="0 0 999 1001">
          <text:p/>
        </draw:connector>
        <draw:connector draw:style-name="gr63" draw:text-style-name="P2" draw:layer="layout" draw:line-skew="-0.05cm" svg:x1="12.799cm" svg:y1="9.5cm" svg:x2="13.798cm" svg:y2="9.9cm" draw:start-shape="id343" draw:start-glue-point="2" draw:end-shape="id346" draw:end-glue-point="0" svg:d="M12799 9500v150h999v250" svg:viewBox="0 0 1000 401">
          <text:p/>
        </draw:connector>
        <draw:connector draw:style-name="gr63" draw:text-style-name="P2" draw:layer="layout" draw:line-skew="-0.65cm" svg:x1="12.799cm" svg:y1="9.5cm" svg:x2="12.498cm" svg:y2="11.6cm" draw:start-shape="id343" draw:start-glue-point="2" draw:end-shape="id347" draw:end-glue-point="3" svg:d="M12799 9500v150h-820v1950h519" svg:viewBox="0 0 821 2101">
          <text:p/>
        </draw:connector>
        <draw:connector draw:style-name="gr63" draw:text-style-name="P2" draw:layer="layout" svg:x1="17.798cm" svg:y1="9.5cm" svg:x2="18.798cm" svg:y2="10cm" draw:start-shape="id345" draw:start-glue-point="2" draw:end-shape="id348" draw:end-glue-point="0" svg:d="M17798 9500v259h1000v241" svg:viewBox="0 0 1001 501">
          <text:p/>
        </draw:connector>
        <draw:custom-shape draw:style-name="gr61" draw:text-style-name="P1" xml:id="id349" draw:id="id349" draw:layer="layout" svg:width="2.6cm" svg:height="1cm" svg:x="12.5cm" svg:y="14.052cm">
          <text:p text:style-name="P1"><text:span text:style-name="T1">M-Now</text:span>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draw:line-skew="0.024cm" svg:x1="12.799cm" svg:y1="13.5cm" svg:x2="13.8cm" svg:y2="14.052cm" draw:start-shape="id334" draw:start-glue-point="2" draw:end-shape="id349" draw:end-glue-point="0" svg:d="M12799 13500v300h1001v252" svg:viewBox="0 0 1002 553">
          <text:p/>
        </draw:connector>
        <draw:connector draw:style-name="gr32" draw:text-style-name="P3" draw:layer="layout" svg:x1="14.099cm" svg:y1="9cm" svg:x2="15.5cm" svg:y2="6.8cm" draw:start-shape="id343" draw:start-glue-point="1" draw:end-shape="id344" draw:end-glue-point="4" svg:d="M14099 9000h701v-2200h700" svg:viewBox="0 0 1402 2201">
          <text:p/>
        </draw:connector>
        <draw:connector draw:style-name="gr63" draw:text-style-name="P2" draw:layer="layout" svg:x1="10.099cm" svg:y1="5.5cm" svg:x2="11.799cm" svg:y2="6.5cm" draw:start-shape="id338" draw:start-glue-point="2" draw:end-shape="id342" draw:end-glue-point="0" svg:d="M10099 5500v500h1700v500" svg:viewBox="0 0 1701 1001">
          <text:p/>
        </draw:connector>
        <draw:connector draw:style-name="gr63" draw:text-style-name="P2" draw:layer="layout" draw:line-skew="-0.018cm 0cm 0.018cm" svg:x1="10.099cm" svg:y1="5.5cm" svg:x2="16.8cm" svg:y2="6.5cm" draw:start-shape="id338" draw:start-glue-point="2" draw:end-shape="id344" draw:end-glue-point="0" svg:d="M10099 5500v500h3351 3350v500" svg:viewBox="0 0 6702 1001">
          <text:p/>
        </draw:connector>
        <draw:connector draw:style-name="gr64" draw:text-style-name="P3" draw:layer="layout" svg:x1="8.799cm" svg:y1="3.45cm" svg:x2="8.598cm" svg:y2="3.45cm" draw:start-shape="id350" draw:start-glue-point="3" draw:end-shape="id351" draw:end-glue-point="1" svg:d="M8799 3450h-201" svg:viewBox="0 0 202 1">
          <text:p/>
        </draw:connector>
        <draw:connector draw:style-name="gr64" draw:text-style-name="P3" draw:layer="layout" draw:line-skew="-0.4cm -0.401cm" svg:x1="8.999cm" svg:y1="3.7cm" svg:x2="6.999cm" svg:y2="3.45cm" draw:start-shape="id350" draw:start-glue-point="2" draw:end-shape="id352" draw:end-glue-point="1" svg:d="M8999 3700v100h-1500v-350h-500" svg:viewBox="0 0 2001 351">
          <text:p/>
        </draw:connector>
        <draw:connector draw:style-name="gr64" draw:text-style-name="P3" draw:layer="layout" svg:x1="9.199cm" svg:y1="3.45cm" svg:x2="17.399cm" svg:y2="4.4cm" draw:start-shape="id350" draw:start-glue-point="1" draw:end-shape="id353" draw:end-glue-point="0" svg:d="M9199 3450h8200v950" svg:viewBox="0 0 8201 951">
          <text:p/>
        </draw:connector>
        <draw:connector draw:style-name="gr64" draw:text-style-name="P3" draw:layer="layout" svg:x1="9.199cm" svg:y1="3.45cm" svg:x2="11.499cm" svg:y2="4.5cm" draw:start-shape="id350" draw:start-glue-point="1" draw:end-shape="id354" draw:end-glue-point="0" svg:d="M9199 3450h2300v1050" svg:viewBox="0 0 2301 1051">
          <text:p/>
        </draw:connector>
        <draw:connector draw:style-name="gr64" draw:text-style-name="P3" draw:layer="layout" svg:x1="8.999cm" svg:y1="3.7cm" svg:x2="10.688cm" svg:y2="5.45cm" draw:start-shape="id350" draw:start-glue-point="2" draw:end-shape="id355" draw:end-glue-point="3" svg:d="M8999 3700v1750h1689" svg:viewBox="0 0 1690 1751">
          <text:p/>
        </draw:connector>
        <draw:connector draw:style-name="gr65" draw:text-style-name="P3" draw:layer="layout" draw:line-skew="-0.148cm" svg:x1="10.887cm" svg:y1="5.7cm" svg:x2="12.908cm" svg:y2="7.2cm" draw:start-shape="id355" draw:start-glue-point="2" draw:end-shape="id356" draw:end-glue-point="0" svg:d="M10887 5700v602h2021v898" svg:viewBox="0 0 2022 1501">
          <text:p/>
        </draw:connector>
        <draw:connector draw:style-name="gr65" draw:text-style-name="P3" draw:layer="layout" svg:x1="13.304cm" svg:y1="6.302cm" svg:x2="18.008cm" svg:y2="7.2cm" draw:start-shape="id357" draw:start-glue-point="3" draw:end-shape="id358" draw:end-glue-point="0" svg:d="M13304 6302h4704v898" svg:viewBox="0 0 4705 899">
          <text:p/>
        </draw:connector>
        <draw:circle draw:style-name="gr66" draw:text-style-name="P2" xml:id="id357" draw:id="id357" draw:layer="layout" svg:width="0.2cm" svg:height="0.2cm" draw:transform="rotate (-3.14159265358979) translate (13.304cm 6.402cm)" draw:kind="arc" draw:start-angle="358.28" draw:end-angle="179.43">
          <text:p/>
        </draw:circle>
        <draw:connector draw:style-name="gr67" draw:text-style-name="P3" draw:layer="layout" svg:x1="10.887cm" svg:y1="5.7cm" svg:x2="13.104cm" svg:y2="6.302cm" draw:start-shape="id355" draw:start-glue-point="2" draw:end-shape="id357" draw:end-glue-point="1" svg:d="M10887 5700v602h2217" svg:viewBox="0 0 2218 603">
          <text:p/>
        </draw:connector>
        <draw:connector draw:style-name="gr68" draw:text-style-name="P3" draw:layer="layout" svg:x1="12.709cm" svg:y1="7.45cm" svg:x2="12.31cm" svg:y2="7.45cm" draw:start-shape="id356" draw:start-glue-point="3" svg:d="M12709 7450h-399" svg:viewBox="0 0 400 1">
          <text:p/>
        </draw:connector>
        <draw:connector draw:style-name="gr68" draw:text-style-name="P3" draw:layer="layout" svg:x1="17.809cm" svg:y1="7.45cm" svg:x2="17.355cm" svg:y2="7.45cm" draw:start-shape="id358" draw:start-glue-point="3" svg:d="M17809 7450h-454" svg:viewBox="0 0 455 1">
          <text:p/>
        </draw:connector>
        <draw:connector draw:style-name="gr68" draw:text-style-name="P3" draw:layer="layout" draw:line-skew="-0.4cm -0.61cm" svg:x1="12.908cm" svg:y1="7.7cm" svg:x2="11.109cm" svg:y2="7.45cm" draw:start-shape="id356" draw:start-glue-point="2" draw:end-shape="id359" draw:end-glue-point="1" svg:d="M12908 7700v100h-1609v-350h-190" svg:viewBox="0 0 1800 351">
          <text:p/>
        </draw:connector>
        <draw:connector draw:style-name="gr68" draw:text-style-name="P3" draw:layer="layout" draw:line-skew="-0.4cm -0.61cm" svg:x1="18.008cm" svg:y1="7.7cm" svg:x2="16.208cm" svg:y2="7.45cm" draw:start-shape="id358" draw:start-glue-point="2" draw:end-shape="id360" draw:end-glue-point="1" svg:d="M18008 7700v100h-1609v-350h-191" svg:viewBox="0 0 1801 351">
          <text:p/>
        </draw:connector>
        <draw:connector draw:style-name="gr69" draw:text-style-name="P3" draw:layer="layout" draw:line-skew="-0.1cm" svg:x1="11.853cm" svg:y1="7.7cm" svg:x2="8.899cm" svg:y2="6.828cm" draw:start-shape="id361" draw:start-glue-point="2" draw:end-shape="id362" draw:end-glue-point="0" svg:d="M11853 7700v400h-2954v-1272" svg:viewBox="0 0 2955 1273">
          <text:p/>
        </draw:connector>
        <draw:connector draw:style-name="gr69" draw:text-style-name="P3" draw:layer="layout" draw:line-skew="-0.844cm" svg:x1="11.853cm" svg:y1="7.7cm" svg:x2="9cm" svg:y2="10.628cm" draw:start-shape="id361" draw:start-glue-point="2" draw:end-shape="id363" draw:end-glue-point="1" svg:d="M11853 7700v600h-2853v2328" svg:viewBox="0 0 2854 2929">
          <text:p/>
        </draw:connector>
        <draw:connector draw:style-name="gr69" draw:text-style-name="P3" draw:layer="layout" svg:x1="8.799cm" svg:y1="6.628cm" svg:x2="16.899cm" svg:y2="7.7cm" draw:start-shape="id364" draw:start-glue-point="0" draw:end-shape="id365" draw:end-glue-point="2" svg:d="M8799 6628v1572h8100v-500" svg:viewBox="0 0 8101 1573">
          <text:p/>
        </draw:connector>
        <draw:connector draw:style-name="gr69" draw:text-style-name="P3" draw:layer="layout" draw:line-skew="-0.444cm" svg:x1="10.654cm" svg:y1="7.7cm" svg:x2="9.398cm" svg:y2="11.228cm" draw:start-shape="id359" draw:start-glue-point="2" draw:end-shape="id366" draw:end-glue-point="0" svg:d="M10654 7700v1300h-1256v2228" svg:viewBox="0 0 1257 3529">
          <text:p/>
        </draw:connector>
        <draw:connector draw:style-name="gr69" draw:text-style-name="P3" draw:layer="layout" draw:line-skew="-0.844cm" svg:x1="16.899cm" svg:y1="7.7cm" svg:x2="9.098cm" svg:y2="10.828cm" draw:start-shape="id365" draw:start-glue-point="2" draw:end-shape="id367" draw:end-glue-point="1" svg:d="M16899 7700v700h-7801v2428" svg:viewBox="0 0 7802 3129">
          <text:p/>
        </draw:connector>
        <draw:connector draw:style-name="gr69" draw:text-style-name="P3" draw:layer="layout" draw:line-skew="5.856cm" svg:x1="15.753cm" svg:y1="7.7cm" svg:x2="9.5cm" svg:y2="11.428cm" draw:start-shape="id360" draw:start-glue-point="2" draw:end-shape="id368" draw:end-glue-point="0" svg:d="M15753 7700v7700h-6253v-3972" svg:viewBox="0 0 6254 7701">
          <text:p/>
        </draw:connector>
        <draw:connector draw:style-name="gr70" draw:text-style-name="P3" draw:layer="layout" svg:x1="10.654cm" svg:y1="7.7cm" svg:x2="11.199cm" svg:y2="9.45cm" draw:start-shape="id359" draw:start-glue-point="2" draw:end-shape="id369" draw:end-glue-point="3" svg:d="M10654 7700v1750h545" svg:viewBox="0 0 546 1751">
          <text:p/>
        </draw:connector>
        <draw:connector draw:style-name="gr70" draw:text-style-name="P3" draw:layer="layout" svg:x1="8.999cm" svg:y1="10.628cm" svg:x2="7.798cm" svg:y2="10.628cm" draw:start-shape="id363" draw:start-glue-point="3" draw:end-shape="id370" draw:end-glue-point="1" svg:d="M8999 10628h-1201" svg:viewBox="0 0 1202 1">
          <text:p/>
        </draw:connector>
        <draw:line draw:style-name="gr36" draw:text-style-name="P3" xml:id="id363" draw:id="id363" draw:layer="layout" svg:x1="9cm" svg:y1="10.628cm" svg:x2="8.999cm" svg:y2="10.628cm">
          <text:p/>
        </draw:line>
        <draw:polygon draw:style-name="gr36" draw:text-style-name="P3" xml:id="id367" draw:id="id367" draw:layer="layout" svg:width="0cm" svg:height="0cm" svg:x="9.098cm" svg:y="10.828cm" svg:viewBox="0 0 0 0" draw:points="0,0">
          <text:p/>
        </draw:polygon>
        <draw:polygon draw:style-name="gr37" draw:text-style-name="P3" xml:id="id371" draw:id="id371" draw:layer="layout" svg:width="0cm" svg:height="0cm" svg:x="7.798cm" svg:y="10.828cm" svg:viewBox="0 0 0 0" draw:points="0,0">
          <text:p/>
        </draw:polygon>
        <draw:connector draw:style-name="gr70" draw:text-style-name="P3" draw:layer="layout" svg:x1="9.098cm" svg:y1="10.828cm" svg:x2="7.798cm" svg:y2="10.828cm" draw:start-shape="id367" draw:start-glue-point="3" draw:end-shape="id371" draw:end-glue-point="1" svg:d="M9098 10828h-1300" svg:viewBox="0 0 1301 1">
          <text:p/>
        </draw:connector>
        <draw:polygon draw:style-name="gr37" draw:text-style-name="P3" xml:id="id370" draw:id="id370" draw:layer="layout" svg:width="0cm" svg:height="0cm" svg:x="7.798cm" svg:y="10.628cm" svg:viewBox="0 0 0 0" draw:points="0,0">
          <text:p/>
        </draw:polygon>
        <draw:connector draw:style-name="gr70" draw:text-style-name="P3" draw:layer="layout" draw:line-skew="0.541cm" svg:x1="8.799cm" svg:y1="6.628cm" svg:x2="7.798cm" svg:y2="6.628cm" draw:start-shape="id364" draw:start-glue-point="3" draw:end-shape="id372" draw:end-glue-point="1" svg:d="M8799 6628h-1001" svg:viewBox="0 0 1002 1">
          <text:p/>
        </draw:connector>
        <draw:polygon draw:style-name="gr36" draw:text-style-name="P3" xml:id="id364" draw:id="id364" draw:layer="layout" svg:width="0cm" svg:height="0cm" svg:x="8.799cm" svg:y="6.628cm" svg:viewBox="0 0 0 0" draw:points="0,0">
          <text:p/>
        </draw:polygon>
        <draw:polygon draw:style-name="gr36" draw:text-style-name="P3" xml:id="id362" draw:id="id362" draw:layer="layout" svg:width="0cm" svg:height="0cm" svg:x="8.899cm" svg:y="6.828cm" svg:viewBox="0 0 0 0" draw:points="0,0">
          <text:p/>
        </draw:polygon>
        <draw:polygon draw:style-name="gr37" draw:text-style-name="P3" xml:id="id373" draw:id="id373" draw:layer="layout" svg:width="0cm" svg:height="0cm" svg:x="7.798cm" svg:y="6.828cm" svg:viewBox="0 0 0 0" draw:points="0,0">
          <text:p/>
        </draw:polygon>
        <draw:connector draw:style-name="gr70" draw:text-style-name="P3" draw:layer="layout" svg:x1="8.899cm" svg:y1="6.828cm" svg:x2="7.798cm" svg:y2="6.828cm" draw:start-shape="id362" draw:start-glue-point="3" draw:end-shape="id373" draw:end-glue-point="1" svg:d="M8899 6828h-1101" svg:viewBox="0 0 1102 1">
          <text:p/>
        </draw:connector>
        <draw:polygon draw:style-name="gr37" draw:text-style-name="P3" xml:id="id372" draw:id="id372" draw:layer="layout" svg:width="0cm" svg:height="0cm" svg:x="7.798cm" svg:y="6.628cm" svg:viewBox="0 0 0 0" draw:points="0,0">
          <text:p/>
        </draw:polygon>
        <draw:connector draw:style-name="gr70" draw:text-style-name="P3" draw:layer="layout" svg:x1="9.198cm" svg:y1="7.228cm" svg:x2="7.798cm" svg:y2="7.228cm" draw:start-shape="id374" draw:start-glue-point="3" draw:end-shape="id375" draw:end-glue-point="1" svg:d="M9198 7228h-1400" svg:viewBox="0 0 1401 1">
          <text:p/>
        </draw:connector>
        <draw:polygon draw:style-name="gr36" draw:text-style-name="P3" xml:id="id374" draw:id="id374" draw:layer="layout" svg:width="0cm" svg:height="0cm" svg:x="9.198cm" svg:y="7.228cm" svg:viewBox="0 0 0 0" draw:points="0,0">
          <text:p/>
        </draw:polygon>
        <draw:polygon draw:style-name="gr36" draw:text-style-name="P3" xml:id="id376" draw:id="id376" draw:layer="layout" svg:width="0cm" svg:height="0cm" svg:x="9.298cm" svg:y="7.428cm" svg:viewBox="0 0 0 0" draw:points="0,0">
          <text:p/>
        </draw:polygon>
        <draw:polygon draw:style-name="gr37" draw:text-style-name="P3" xml:id="id377" draw:id="id377" draw:layer="layout" svg:width="0cm" svg:height="0cm" svg:x="7.798cm" svg:y="7.428cm" svg:viewBox="0 0 0 0" draw:points="0,0">
          <text:p/>
        </draw:polygon>
        <draw:connector draw:style-name="gr70" draw:text-style-name="P3" draw:layer="layout" svg:x1="9.298cm" svg:y1="7.428cm" svg:x2="7.798cm" svg:y2="7.428cm" draw:start-shape="id376" draw:start-glue-point="3" draw:end-shape="id377" draw:end-glue-point="1" svg:d="M9298 7428h-1500" svg:viewBox="0 0 1501 1">
          <text:p/>
        </draw:connector>
        <draw:polygon draw:style-name="gr37" draw:text-style-name="P3" xml:id="id375" draw:id="id375" draw:layer="layout" svg:width="0cm" svg:height="0cm" svg:x="7.798cm" svg:y="7.228cm" svg:viewBox="0 0 0 0" draw:points="0,0">
          <text:p/>
        </draw:polygon>
        <draw:connector draw:style-name="gr70" draw:text-style-name="P3" draw:layer="layout" svg:x1="9.398cm" svg:y1="11.228cm" svg:x2="7.798cm" svg:y2="11.228cm" draw:start-shape="id366" draw:start-glue-point="3" draw:end-shape="id378" draw:end-glue-point="1" svg:d="M9398 11228h-1600" svg:viewBox="0 0 1601 1">
          <text:p/>
        </draw:connector>
        <draw:line draw:style-name="gr36" draw:text-style-name="P3" xml:id="id366" draw:id="id366" draw:layer="layout" svg:x1="9.399cm" svg:y1="11.228cm" svg:x2="9.398cm" svg:y2="11.228cm">
          <text:p/>
        </draw:line>
        <draw:polygon draw:style-name="gr36" draw:text-style-name="P3" xml:id="id368" draw:id="id368" draw:layer="layout" svg:width="0cm" svg:height="0cm" svg:x="9.5cm" svg:y="11.428cm" svg:viewBox="0 0 0 0" draw:points="0,0">
          <text:p/>
        </draw:polygon>
        <draw:polygon draw:style-name="gr37" draw:text-style-name="P3" xml:id="id379" draw:id="id379" draw:layer="layout" svg:width="0cm" svg:height="0cm" svg:x="7.798cm" svg:y="11.428cm" svg:viewBox="0 0 0 0" draw:points="0,0">
          <text:p/>
        </draw:polygon>
        <draw:connector draw:style-name="gr70" draw:text-style-name="P3" draw:layer="layout" svg:x1="9.5cm" svg:y1="11.428cm" svg:x2="7.798cm" svg:y2="11.428cm" draw:start-shape="id368" draw:start-glue-point="3" draw:end-shape="id379" draw:end-glue-point="1" svg:d="M9500 11428h-1702" svg:viewBox="0 0 1703 1">
          <text:p/>
        </draw:connector>
        <draw:polygon draw:style-name="gr37" draw:text-style-name="P3" xml:id="id378" draw:id="id378" draw:layer="layout" svg:width="0cm" svg:height="0cm" svg:x="7.798cm" svg:y="11.228cm" svg:viewBox="0 0 0 0" draw:points="0,0">
          <text:p/>
        </draw:polygon>
        <draw:connector draw:style-name="gr69" draw:text-style-name="P3" draw:layer="layout" draw:line-skew="0.7cm" svg:x1="10.654cm" svg:y1="7.7cm" svg:x2="9.298cm" svg:y2="7.428cm" draw:start-shape="id359" draw:start-glue-point="2" draw:end-shape="id376" draw:end-glue-point="0" svg:d="M10654 7700v1200h-1356v-1472" svg:viewBox="0 0 1357 1473">
          <text:p/>
        </draw:connector>
        <draw:connector draw:style-name="gr69" draw:text-style-name="P3" draw:layer="layout" draw:line-skew="7.3cm" svg:x1="15.753cm" svg:y1="7.694cm" svg:x2="9.198cm" svg:y2="7.228cm" draw:start-shape="id360" draw:start-glue-point="2" draw:end-shape="id374" draw:end-glue-point="0" svg:d="M15753 7694v7706h-6555v-8172" svg:viewBox="0 0 6556 8173">
          <text:p/>
        </draw:connector>
        <draw:connector draw:style-name="gr70" draw:text-style-name="P3" draw:layer="layout" draw:line-skew="0cm 0.156cm" svg:x1="15.753cm" svg:y1="7.7cm" svg:x2="16.098cm" svg:y2="9.45cm" draw:start-shape="id360" draw:start-glue-point="2" draw:end-shape="id380" draw:end-glue-point="3" svg:d="M15753 7700v750 1000h345" svg:viewBox="0 0 346 1751">
          <text:p/>
        </draw:connector>
        <draw:connector draw:style-name="gr70" draw:text-style-name="P3" draw:layer="layout" draw:line-skew="0cm 0.056cm" svg:x1="10.654cm" svg:y1="7.7cm" svg:x2="11.1cm" svg:y2="13.45cm" draw:start-shape="id359" draw:start-glue-point="2" draw:end-shape="id381" draw:end-glue-point="3" svg:d="M10654 7700v2750h1v3000h445" svg:viewBox="0 0 447 5751">
          <text:p/>
        </draw:connector>
        <draw:rect draw:style-name="gr71" draw:text-style-name="P27" xml:id="id359" draw:id="id359" draw:layer="layout" svg:width="0.909cm" svg:height="0.5cm" svg:x="10.2cm" svg:y="7.2cm" draw:corner-radius="0.5cm">
          <text:p text:style-name="P1"><text:span text:style-name="T9">nsw</text:span></text:p>
        </draw:rect>
        <draw:rect draw:style-name="gr72" draw:text-style-name="P28" xml:id="id360" draw:id="id360" draw:layer="layout" svg:width="0.909cm" svg:height="0.5cm" svg:x="15.299cm" svg:y="7.2cm" draw:corner-radius="0.5cm">
          <text:p text:style-name="P1"><text:span text:style-name="T9">nsw</text:span></text:p>
        </draw:rect>
        <draw:rect draw:style-name="gr71" draw:text-style-name="P27" xml:id="id356" draw:id="id356" draw:layer="layout" svg:width="0.399cm" svg:height="0.5cm" svg:x="12.709cm" svg:y="7.2cm" draw:corner-radius="0.5cm">
          <text:p text:style-name="P1"><text:span text:style-name="T9">n</text:span></text:p>
        </draw:rect>
        <draw:rect draw:style-name="gr71" draw:text-style-name="P27" xml:id="id358" draw:id="id358" draw:layer="layout" svg:width="0.399cm" svg:height="0.5cm" svg:x="17.809cm" svg:y="7.2cm" draw:corner-radius="0.5cm">
          <text:p text:style-name="P1"><text:span text:style-name="T9">n</text:span></text:p>
        </draw:rect>
        <draw:rect draw:style-name="gr71" draw:text-style-name="P27" xml:id="id361" draw:id="id361" draw:layer="layout" svg:width="0.91cm" svg:height="0.5cm" svg:x="11.398cm" svg:y="7.2cm" draw:corner-radius="0.5cm">
          <text:p text:style-name="P1"><text:span text:style-name="T9">nhw</text:span></text:p>
        </draw:rect>
        <draw:rect draw:style-name="gr71" draw:text-style-name="P27" xml:id="id365" draw:id="id365" draw:layer="layout" svg:width="0.91cm" svg:height="0.5cm" svg:x="16.444cm" svg:y="7.2cm" draw:corner-radius="0.5cm">
          <text:p text:style-name="P1"><text:span text:style-name="T9">nhw</text:span></text:p>
        </draw:rect>
        <draw:rect draw:style-name="gr72" draw:text-style-name="P30" draw:layer="layout" svg:width="0.91cm" svg:height="0.5cm" svg:x="6.889cm" svg:y="6.5cm" draw:corner-radius="0.5cm">
          <text:p text:style-name="P29"><text:span text:style-name="T11">nhw</text:span></text:p>
        </draw:rect>
        <draw:line draw:style-name="gr42" draw:text-style-name="P3" draw:layer="layout" svg:x1="9.998cm" svg:y1="9cm" svg:x2="10.798cm" svg:y2="9cm">
          <text:p/>
        </draw:line>
        <draw:line draw:style-name="gr42" draw:text-style-name="P3" draw:layer="layout" svg:x1="9.998cm" svg:y1="8.9cm" svg:x2="10.798cm" svg:y2="8.9cm">
          <text:p/>
        </draw:line>
        <draw:line draw:style-name="gr42" draw:text-style-name="P3" draw:layer="layout" svg:x1="9.998cm" svg:y1="8.4cm" svg:x2="10.798cm" svg:y2="8.4cm">
          <text:p/>
        </draw:line>
        <draw:line draw:style-name="gr42" draw:text-style-name="P3" draw:layer="layout" svg:x1="9.998cm" svg:y1="8.3cm" svg:x2="10.798cm" svg:y2="8.3cm">
          <text:p/>
        </draw:line>
        <draw:line draw:style-name="gr42" draw:text-style-name="P3" draw:layer="layout" svg:x1="9.998cm" svg:y1="8.2cm" svg:x2="10.798cm" svg:y2="8.2cm">
          <text:p/>
        </draw:line>
        <draw:line draw:style-name="gr42" draw:text-style-name="P3" draw:layer="layout" svg:x1="9.998cm" svg:y1="8.1cm" svg:x2="10.798cm" svg:y2="8.1cm">
          <text:p/>
        </draw:line>
        <draw:line draw:style-name="gr42" draw:text-style-name="P3" draw:layer="layout" svg:x1="11.298cm" svg:y1="7.8cm" svg:x2="11.298cm" svg:y2="7.5cm">
          <text:p/>
        </draw:line>
        <draw:line draw:style-name="gr42" draw:text-style-name="P3" draw:layer="layout" svg:x1="11.799cm" svg:y1="15.4cm" svg:x2="12.599cm" svg:y2="15.4cm">
          <text:p/>
        </draw:line>
        <draw:line draw:style-name="gr42" draw:text-style-name="P3" draw:layer="layout" svg:x1="11.799cm" svg:y1="15.5cm" svg:x2="12.599cm" svg:y2="15.5cm">
          <text:p/>
        </draw:line>
        <draw:rect draw:style-name="gr71" draw:text-style-name="P27" xml:id="id355" draw:id="id355" draw:layer="layout" svg:width="0.399cm" svg:height="0.5cm" svg:x="10.688cm" svg:y="5.2cm" draw:corner-radius="0.5cm">
          <text:p text:style-name="P1"><text:span text:style-name="T9">n</text:span></text:p>
        </draw:rect>
        <draw:rect draw:style-name="gr73" draw:text-style-name="P23" xml:id="id352" draw:id="id352" draw:layer="layout" svg:width="0.399cm" svg:height="0.5cm" svg:x="6.6cm" svg:y="3.2cm" draw:corner-radius="0.5cm">
          <text:p text:style-name="P1"><text:span text:style-name="T9">o</text:span></text:p>
        </draw:rect>
        <draw:rect draw:style-name="gr74" draw:text-style-name="P23" xml:id="id351" draw:id="id351" draw:layer="layout" svg:width="0.799cm" svg:height="0.5cm" svg:x="7.799cm" svg:y="3.2cm" draw:corner-radius="0.5cm">
          <text:p text:style-name="P1"><text:span text:style-name="T9">bv</text:span></text:p>
        </draw:rect>
        <draw:rect draw:style-name="gr75" draw:text-style-name="P27" xml:id="id350" draw:id="id350" draw:layer="layout" svg:width="0.4cm" svg:height="0.5cm" svg:x="8.799cm" svg:y="3.2cm" draw:corner-radius="0.5cm">
          <text:p text:style-name="P1"><text:span text:style-name="T9">ti</text:span></text:p>
        </draw:rect>
        <draw:rect draw:style-name="gr74" draw:text-style-name="P23" xml:id="id353" draw:id="id353" draw:layer="layout" svg:width="0.4cm" svg:height="0.5cm" svg:x="17.199cm" svg:y="4.4cm" draw:corner-radius="0.5cm">
          <text:p text:style-name="P1"><text:span text:style-name="T9">ti</text:span></text:p>
        </draw:rect>
        <draw:rect draw:style-name="gr74" draw:text-style-name="P23" xml:id="id354" draw:id="id354" draw:layer="layout" svg:width="0.4cm" svg:height="0.5cm" svg:x="11.299cm" svg:y="4.5cm" draw:corner-radius="0.5cm">
          <text:p text:style-name="P1"><text:span text:style-name="T9">ti</text:span></text:p>
        </draw:rect>
        <draw:rect draw:style-name="gr73" draw:text-style-name="P23" draw:layer="layout" svg:width="1.299cm" svg:height="0.5cm" svg:x="6.498cm" svg:y="7.1cm" draw:corner-radius="0.5cm">
          <text:p text:style-name="P1"><text:span text:style-name="T9">nreqc</text:span></text:p>
        </draw:rect>
        <draw:rect draw:style-name="gr73" draw:text-style-name="P23" draw:layer="layout" svg:width="1.299cm" svg:height="0.5cm" svg:x="6.498cm" svg:y="11.1cm" draw:corner-radius="0.5cm">
          <text:p text:style-name="P1"><text:span text:style-name="T9">nreqc</text:span></text:p>
        </draw:rect>
        <draw:rect draw:style-name="gr73" draw:text-style-name="P23" draw:layer="layout" svg:width="0.91cm" svg:height="0.5cm" svg:x="6.889cm" svg:y="10.5cm" draw:corner-radius="0.5cm">
          <text:p text:style-name="P1"><text:span text:style-name="T9">nhw</text:span></text:p>
        </draw:rect>
        <draw:rect draw:style-name="gr73" draw:text-style-name="P23" xml:id="id369" draw:id="id369" draw:layer="layout" svg:width="1.299cm" svg:height="0.5cm" svg:x="11.199cm" svg:y="9.2cm" draw:corner-radius="0.5cm">
          <text:p text:style-name="P1"><text:span text:style-name="T9">nreqc</text:span></text:p>
        </draw:rect>
        <draw:rect draw:style-name="gr73" draw:text-style-name="P23" xml:id="id380" draw:id="id380" draw:layer="layout" svg:width="1.299cm" svg:height="0.5cm" svg:x="16.098cm" svg:y="9.2cm" draw:corner-radius="0.5cm">
          <text:p text:style-name="P1"><text:span text:style-name="T9">nreqc</text:span></text:p>
        </draw:rect>
        <draw:rect draw:style-name="gr73" draw:text-style-name="P23" xml:id="id381" draw:id="id381" draw:layer="layout" svg:width="1.299cm" svg:height="0.5cm" svg:x="11.1cm" svg:y="13.2cm" draw:corner-radius="0.5cm">
          <text:p text:style-name="P1"><text:span text:style-name="T9">nreqc</text:span></text:p>
        </draw:rect>
        <draw:custom-shape draw:style-name="gr61" draw:text-style-name="P1" draw:layer="layout" svg:width="2.6cm" svg:height="1cm" svg:x="16.399cm" svg:y="10cm"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48" draw:id="id348" draw:layer="layout" svg:width="0.399cm" svg:height="1cm" svg:x="18.599cm" svg:y="10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2.601cm" svg:height="1cm" svg:x="3.799cm" svg:y="4.5cm">
          <text:p text:style-name="P1"><text:span text:style-name="T1">HWRoot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337" draw:id="id337" draw:layer="layout" svg:width="0.399cm" svg:height="1cm" svg:x="3.798cm" svg:y="4.5cm">
          <text:p/>
          <draw:enhanced-geometry svg:viewBox="0 0 21600 21600" draw:type="rectangle" draw:enhanced-path="M 0 0 L 21600 0 21600 21600 0 21600 0 0 Z N"/>
        </draw:custom-shape>
        <draw:connector draw:style-name="gr76" draw:text-style-name="P3" draw:layer="layout" draw:type="curve" svg:x1="4.699cm" svg:y1="2.6cm" svg:x2="8.999cm" svg:y2="3.2cm" draw:start-shape="id382" draw:start-glue-point="0" draw:end-shape="id350" draw:end-glue-point="0" svg:d="M4699 2600c0-750 4300-1050 4300 600" svg:viewBox="0 0 4301 1205">
          <text:p/>
        </draw:connector>
        <draw:custom-shape draw:style-name="gr31" draw:text-style-name="P1" xml:id="id382" draw:id="id382" draw:layer="layout" svg:width="1.8cm" svg:height="0.6cm" svg:x="3.799cm" svg:y="2.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path draw:style-name="gr77" draw:text-style-name="P31" draw:layer="layout" svg:width="0.599cm" svg:height="0.499cm" svg:x="11.198cm" svg:y="9.2cm" svg:viewBox="0 0 600 500" svg:d="M600 500h-100c-276 0-500-112-500-250s224-250 500-250h100z">
          <text:p/>
        </draw:path>
        <draw:path draw:style-name="gr77" draw:text-style-name="P31" draw:layer="layout" svg:width="0.599cm" svg:height="0.499cm" svg:x="11.098cm" svg:y="13.201cm" svg:viewBox="0 0 600 500" svg:d="M600 500h-100c-276 0-500-112-500-250s224-250 500-250h100z">
          <text:p/>
        </draw:path>
        <draw:path draw:style-name="gr77" draw:text-style-name="P31" draw:layer="layout" svg:width="0.599cm" svg:height="0.499cm" svg:x="16.099cm" svg:y="9.201cm" svg:viewBox="0 0 600 500" svg:d="M600 500h-100c-276 0-500-112-500-250s224-250 500-250h100z">
          <text:p/>
        </draw:path>
        <draw:path draw:style-name="gr77" draw:text-style-name="P31" draw:layer="layout" svg:width="0.599cm" svg:height="0.499cm" svg:x="6.499cm" svg:y="11.101cm" svg:viewBox="0 0 600 500" svg:d="M600 500h-100c-276 0-500-112-500-250s224-250 500-250h100z">
          <text:p/>
        </draw:path>
        <draw:path draw:style-name="gr77" draw:text-style-name="P31" draw:layer="layout" svg:width="0.599cm" svg:height="0.499cm" svg:x="6.499cm" svg:y="7.101cm" svg:viewBox="0 0 600 500" svg:d="M600 500h-100c-276 0-500-112-500-250s224-250 500-250h100z">
          <text:p/>
        </draw:path>
        <draw:path draw:style-name="gr77" draw:text-style-name="P31" draw:layer="layout" svg:width="0.509cm" svg:height="0.499cm" svg:x="6.889cm" svg:y="10.5cm" svg:viewBox="0 0 510 500" svg:d="M510 500h-85c-235 0-425-112-425-250s190-250 425-250h85z">
          <text:p/>
        </draw:path>
        <draw:path draw:style-name="gr77" draw:text-style-name="P31" draw:layer="layout" svg:width="0.399cm" svg:height="0.499cm" svg:x="7.799cm" svg:y="3.2cm" svg:viewBox="0 0 400 500" svg:d="M400 500h-67c-184 0-333-112-333-250s149-250 333-250h67z">
          <text:p/>
        </draw:path>
        <draw:path draw:style-name="gr77" draw:text-style-name="P31" draw:layer="layout" svg:width="0.199cm" svg:height="0.499cm" svg:x="11.298cm" svg:y="4.5cm" svg:viewBox="0 0 200 500" svg:d="M200 500h-33c-92 0-167-112-167-250s75-250 167-250h33z">
          <text:p/>
        </draw:path>
        <draw:path draw:style-name="gr78" draw:text-style-name="P31" draw:layer="layout" svg:width="0.199cm" svg:height="0.499cm" svg:x="17.199cm" svg:y="4.4cm" svg:viewBox="0 0 200 500" svg:d="M200 500h-33c-92 0-167-112-167-250s75-250 167-250h33z">
          <text:p/>
        </draw:path>
        <draw:path draw:style-name="gr77" draw:text-style-name="P31" draw:layer="layout" svg:width="0.199cm" svg:height="0.499cm" svg:x="6.598cm" svg:y="3.2cm" svg:viewBox="0 0 200 500" svg:d="M200 500h-33c-92 0-167-112-167-250s75-250 167-250h33z">
          <text:p/>
        </draw:path>
        <draw:connector draw:style-name="gr79" draw:text-style-name="P3" draw:layer="layout" draw:line-skew="-0.501cm 0.101cm" svg:x1="11.848cm" svg:y1="9.7cm" svg:x2="11.699cm" svg:y2="11.95cm" draw:start-shape="id369" draw:start-glue-point="2" draw:end-shape="id383" draw:end-glue-point="3" svg:d="M11848 9700v499h-549v1751h400" svg:viewBox="0 0 550 2251">
          <text:p/>
        </draw:connector>
        <draw:connector draw:style-name="gr80" draw:text-style-name="P3" draw:layer="layout" draw:line-skew="-1.3cm 0.601cm" svg:x1="11.848cm" svg:y1="9.7cm" svg:x2="11.699cm" svg:y2="10.75cm" draw:start-shape="id369" draw:start-glue-point="2" draw:end-shape="id384" draw:end-glue-point="3" svg:d="M11848 9700v501h-549v549h400" svg:viewBox="0 0 550 1051">
          <text:p/>
        </draw:connector>
        <draw:connector draw:style-name="gr79" draw:text-style-name="P3" draw:layer="layout" draw:line-skew="-1.6cm 0.601cm" svg:x1="11.749cm" svg:y1="13.7cm" svg:x2="11.699cm" svg:y2="14.85cm" draw:start-shape="id381" draw:start-glue-point="2" draw:end-shape="id385" draw:end-glue-point="3" svg:d="M11749 13700v301h-549v849h499" svg:viewBox="0 0 550 1151">
          <text:p/>
        </draw:connector>
        <draw:connector draw:style-name="gr79" draw:text-style-name="P3" draw:layer="layout" draw:line-skew="-1.901cm 0.401cm" svg:x1="16.747cm" svg:y1="9.7cm" svg:x2="16.198cm" svg:y2="10.95cm" draw:start-shape="id380" draw:start-glue-point="2" draw:end-shape="id386" draw:end-glue-point="3" svg:d="M16747 9700v100h-749v1150h200" svg:viewBox="0 0 750 1251">
          <text:p/>
        </draw:connector>
        <draw:rect draw:style-name="gr73" draw:text-style-name="P23" xml:id="id385" draw:id="id385" draw:layer="layout" svg:width="1.299cm" svg:height="0.5cm" svg:x="11.699cm" svg:y="14.6cm" draw:corner-radius="0.5cm">
          <text:p text:style-name="P1"><text:span text:style-name="T9">nreqc</text:span></text:p>
        </draw:rect>
        <draw:rect draw:style-name="gr73" draw:text-style-name="P23" xml:id="id386" draw:id="id386" draw:layer="layout" svg:width="1.299cm" svg:height="0.5cm" svg:x="16.198cm" svg:y="10.7cm" draw:corner-radius="0.5cm">
          <text:p text:style-name="P1"><text:span text:style-name="T9">nreqc</text:span></text:p>
        </draw:rect>
        <draw:rect draw:style-name="gr74" draw:text-style-name="P23" xml:id="id389" draw:id="id389" draw:layer="layout" svg:width="0.4cm" svg:height="0.5cm" svg:x="13.01cm" svg:y="6.6cm" draw:corner-radius="0.5cm">
          <text:p text:style-name="P1"><text:span text:style-name="T9">ti</text:span></text:p>
        </draw:rect>
        <draw:rect draw:style-name="gr74" draw:text-style-name="P23" xml:id="id390" draw:id="id390" draw:layer="layout" svg:width="0.4cm" svg:height="0.5cm" svg:x="18.067cm" svg:y="6.6cm" draw:corner-radius="0.5cm">
          <text:p text:style-name="P1"><text:span text:style-name="T9">ti</text:span></text:p>
        </draw:rect>
        <draw:rect draw:style-name="gr74" draw:text-style-name="P23" xml:id="id391" draw:id="id391" draw:layer="layout" svg:width="0.4cm" svg:height="0.5cm" svg:x="13.82cm" svg:y="8.4cm" draw:corner-radius="0.5cm">
          <text:p text:style-name="P1"><text:span text:style-name="T9">ti</text:span></text:p>
        </draw:rect>
        <draw:rect draw:style-name="gr74" draw:text-style-name="P23" xml:id="id393" draw:id="id393" draw:layer="layout" svg:width="0.4cm" svg:height="0.5cm" svg:x="18.809cm" svg:y="8.4cm" draw:corner-radius="0.5cm">
          <text:p text:style-name="P1"><text:span text:style-name="T9">ti</text:span></text:p>
        </draw:rect>
        <draw:rect draw:style-name="gr74" draw:text-style-name="P23" xml:id="id392" draw:id="id392" draw:layer="layout" svg:width="0.4cm" svg:height="0.5cm" svg:x="13.899cm" svg:y="12.4cm" draw:corner-radius="0.5cm">
          <text:p text:style-name="P1"><text:span text:style-name="T9">ti</text:span></text:p>
        </draw:rect>
        <draw:rect draw:style-name="gr73" draw:text-style-name="P23" xml:id="id387" draw:id="id387" draw:layer="layout" svg:width="0.399cm" svg:height="0.5cm" svg:x="4.389cm" svg:y="7.2cm" draw:corner-radius="0.5cm">
          <text:p text:style-name="P1"><text:span text:style-name="T9">o</text:span></text:p>
        </draw:rect>
        <draw:rect draw:style-name="gr73" draw:text-style-name="P23" xml:id="id388" draw:id="id388" draw:layer="layout" svg:width="0.399cm" svg:height="0.5cm" svg:x="4.389cm" svg:y="11.2cm" draw:corner-radius="0.5cm">
          <text:p text:style-name="P1"><text:span text:style-name="T9">o</text:span></text:p>
        </draw:rect>
        <draw:connector draw:style-name="gr81" draw:text-style-name="P3" draw:layer="layout" draw:line-skew="0.55cm 0.311cm" svg:x1="6.799cm" svg:y1="3.7cm" svg:x2="4.389cm" svg:y2="7.45cm" draw:start-shape="id352" draw:start-glue-point="2" draw:end-shape="id387" draw:end-glue-point="3" svg:d="M6799 3700v2300h-2600v1450h190" svg:viewBox="0 0 2601 3751">
          <text:p/>
        </draw:connector>
        <draw:connector draw:style-name="gr81" draw:text-style-name="P3" draw:layer="layout" draw:line-skew="-1.45cm 0.311cm" svg:x1="6.799cm" svg:y1="3.7cm" svg:x2="4.389cm" svg:y2="11.45cm" draw:start-shape="id352" draw:start-glue-point="2" draw:end-shape="id388" draw:end-glue-point="3" svg:d="M6799 3700v2300h-2600v5450h190" svg:viewBox="0 0 2601 7751">
          <text:p/>
        </draw:connector>
        <draw:connector draw:style-name="gr81" draw:text-style-name="P3" draw:layer="layout" draw:line-skew="0.4cm" svg:x1="11.499cm" svg:y1="5cm" svg:x2="13.21cm" svg:y2="6.6cm" draw:start-shape="id354" draw:start-glue-point="2" draw:end-shape="id389" draw:end-glue-point="0" svg:d="M11499 5000v1200h1711v400" svg:viewBox="0 0 1712 1601">
          <text:p/>
        </draw:connector>
        <draw:connector draw:style-name="gr81" draw:text-style-name="P3" draw:layer="layout" draw:line-skew="0.4cm" svg:x1="11.499cm" svg:y1="5cm" svg:x2="18.267cm" svg:y2="6.6cm" draw:start-shape="id354" draw:start-glue-point="2" draw:end-shape="id390" draw:end-glue-point="0" svg:d="M11499 5000v1200h6768v400" svg:viewBox="0 0 6769 1601">
          <text:p/>
        </draw:connector>
        <draw:connector draw:style-name="gr82" draw:text-style-name="P3" draw:layer="layout" draw:line-skew="-0.121cm" svg:x1="13.41cm" svg:y1="6.85cm" svg:x2="14.22cm" svg:y2="8.65cm" draw:start-shape="id389" draw:start-glue-point="1" draw:end-shape="id391" draw:end-glue-point="1" svg:d="M13410 6850h1190v1800h-380" svg:viewBox="0 0 1191 1801">
          <text:p/>
        </draw:connector>
        <draw:connector draw:style-name="gr82" draw:text-style-name="P3" draw:layer="layout" draw:line-skew="-0.202cm" svg:x1="13.41cm" svg:y1="6.85cm" svg:x2="14.299cm" svg:y2="12.65cm" draw:start-shape="id389" draw:start-glue-point="1" draw:end-shape="id392" draw:end-glue-point="1" svg:d="M13410 6850h1188v5800h-299" svg:viewBox="0 0 1189 5801">
          <text:p/>
        </draw:connector>
        <draw:connector draw:style-name="gr82" draw:text-style-name="P3" draw:layer="layout" svg:x1="18.467cm" svg:y1="6.85cm" svg:x2="19.009cm" svg:y2="8.4cm" draw:start-shape="id390" draw:start-glue-point="1" draw:end-shape="id393" draw:end-glue-point="0" svg:d="M18467 6850h542v1550" svg:viewBox="0 0 543 1551">
          <text:p/>
        </draw:connector>
        <draw:custom-shape draw:style-name="gr83" draw:text-style-name="P32" xml:id="id335" draw:id="id335" draw:layer="layout" svg:width="0.399cm" svg:height="0.7cm" svg:x="15.498cm" svg:y="6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xml:id="id346" draw:id="id346" draw:layer="layout" svg:width="2.6cm" svg:height="1cm" svg:x="12.498cm" svg:y="9.9cm">
          <text:p text:style-name="P1"><text:span text:style-name="T1">Q-Now</text:span></text:p>
          <draw:enhanced-geometry svg:viewBox="0 0 21600 21600" draw:type="rectangle" draw:enhanced-path="M 0 0 L 21600 0 21600 21600 0 21600 0 0 Z N"/>
        </draw:custom-shape>
        <draw:rect draw:style-name="gr73" draw:text-style-name="P23" xml:id="id384" draw:id="id384" draw:layer="layout" svg:width="1.299cm" svg:height="0.5cm" svg:x="11.699cm" svg:y="10.5cm" draw:corner-radius="0.5cm">
          <text:p text:style-name="P1"><text:span text:style-name="T9">nreqc</text:span></text:p>
        </draw:rect>
        <draw:custom-shape draw:style-name="gr62" draw:text-style-name="P1" xml:id="id347" draw:id="id347" draw:layer="layout" svg:width="2.601cm" svg:height="1cm" svg:x="12.498cm" svg:y="11.1cm">
          <text:p text:style-name="P1"><text:span text:style-name="T1">Q-Delay</text:span></text:p>
          <draw:enhanced-geometry svg:viewBox="0 0 21600 21600" draw:type="rectangle" draw:enhanced-path="M 0 0 L 21600 0 21600 21600 0 21600 0 0 Z N"/>
        </draw:custom-shape>
        <draw:rect draw:style-name="gr73" draw:text-style-name="P23" xml:id="id383" draw:id="id383" draw:layer="layout" svg:width="1.299cm" svg:height="0.5cm" svg:x="11.699cm" svg:y="11.7cm" draw:corner-radius="0.5cm">
          <text:p text:style-name="P1"><text:span text:style-name="T9">nreqc</text:span></text:p>
        </draw:rect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4" draw:text-style-name="P8" draw:layer="layout" svg:width="9.384cm" svg:height="4.759cm" svg:x="11.416cm" svg:y="8.121cm">
          <draw:text-box>
            <text:p text:style-name="P7"><text:span text:style-name="T1">ti</text:span><text:span text:style-name="T1"><text:tab/></text:span><text:span text:style-name="T1">… to-ilp</text:span></text:p>
            <text:p text:style-name="P7"><text:span text:style-name="T1">o</text:span><text:span text:style-name="T1"><text:tab/></text:span><text:span text:style-name="T1">… objective</text:span></text:p>
            <text:p text:style-name="P7"><text:span text:style-name="T1">n</text:span><text:span text:style-name="T1"><text:tab/></text:span><text:span text:style-name="T1">… nego</text:span></text:p>
            <text:p text:style-name="P7"><text:span text:style-name="T1">nsw</text:span><text:span text:style-name="T1"><text:tab/></text:span><text:span text:style-name="T1">… nego-sw</text:span></text:p>
            <text:p text:style-name="P7"><text:span text:style-name="T1">nhw</text:span><text:span text:style-name="T1"><text:tab/></text:span><text:span text:style-name="T1">… nego-hw</text:span></text:p>
            <text:p text:style-name="P7"><text:span text:style-name="T1">bv</text:span><text:span text:style-name="T1"><text:tab/></text:span><text:span text:style-name="T1">… binary-vars</text:span></text:p>
            <text:p text:style-name="P7"><text:span text:style-name="T2">nreqc</text:span><text:span text:style-name="T3"><text:tab/></text:span><text:span text:style-name="T1">… nego-req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61cm" svg:height="7.575cm" svg:x="2.719cm" svg:y="2.485cm"/>
      <draw:page-thumbnail draw:layer="backgroundobjects" svg:width="5.561cm" svg:height="7.575cm" svg:x="2.719cm" svg:y="11.061cm"/>
      <draw:page-thumbnail draw:layer="backgroundobjects" svg:width="5.561cm" svg:height="7.575cm" svg:x="2.719cm" svg:y="19.637cm"/>
      <draw:page-thumbnail draw:layer="backgroundobjects" svg:width="5.561cm" svg:height="7.575cm" svg:x="12.719cm" svg:y="2.485cm"/>
      <draw:page-thumbnail draw:layer="backgroundobjects" svg:width="5.561cm" svg:height="7.575cm" svg:x="12.719cm" svg:y="11.061cm"/>
      <draw:page-thumbnail draw:layer="backgroundobjects" svg:width="5.561cm" svg:height="7.575cm" svg:x="12.719cm" svg:y="19.637cm"/>
    </style:handout-master>
    <style:master-page style:name="Default" style:page-layout-name="PM1" draw:style-name="Mdp1">
      <draw:frame presentation:style-name="Default-title" draw:layer="backgroundobjects" svg:width="25.198cm" svg:height="3.506cm" svg:x="1.4cm" svg:y="0.837cm" presentation:class="title" presentation:placeholder="true">
        <draw:text-box/>
      </draw:frame>
      <draw:frame presentation:style-name="Default-outline1" draw:layer="backgroundobjects" svg:width="25.198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2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4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2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10-23T12:49:48.401565522</meta:creation-date>
    <dc:date>2015-12-16T16:18:13.303341645</dc:date>
    <dc:creator>René Schöne</dc:creator>
    <meta:editing-duration>PT15H30M19S</meta:editing-duration>
    <meta:editing-cycles>117</meta:editing-cycles>
    <meta:generator>LibreOffice/4.4.7.2$Linux_X86_64 LibreOffice_project/40$Build-2</meta:generator>
    <meta:document-statistic meta:object-count="958"/>
  </office:meta>
</office:document-meta>
</file>